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top="0cm" fo:margin-bottom="0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10"/>
    <style:style style:name="P22" style:family="paragraph" style:parent-style-name="Text_20_body" style:list-style-name="L10">
      <style:paragraph-properties fo:margin-top="0cm" fo:margin-bottom="0cm" style:contextual-spacing="false"/>
    </style:style>
    <style:style style:name="P23" style:family="paragraph" style:parent-style-name="Text_20_body" style:list-style-name="L11"/>
    <style:style style:name="P24" style:family="paragraph" style:parent-style-name="Text_20_body" style:list-style-name="L11">
      <style:paragraph-properties fo:margin-top="0cm" fo:margin-bottom="0cm" style:contextual-spacing="false"/>
    </style:style>
    <style:style style:name="P25" style:family="paragraph" style:parent-style-name="Text_20_body" style:list-style-name="L12"/>
    <style:style style:name="P26" style:family="paragraph" style:parent-style-name="Text_20_body" style:list-style-name="L12">
      <style:paragraph-properties fo:margin-top="0cm" fo:margin-bottom="0cm" style:contextual-spacing="false"/>
    </style:style>
    <style:style style:name="P27" style:family="paragraph" style:parent-style-name="Text_20_body" style:list-style-name="L13"/>
    <style:style style:name="P28" style:family="paragraph" style:parent-style-name="Text_20_body" style:list-style-name="L13">
      <style:paragraph-properties fo:margin-top="0cm" fo:margin-bottom="0cm" style:contextual-spacing="false"/>
    </style:style>
    <style:style style:name="P29" style:family="paragraph" style:parent-style-name="Text_20_body" style:list-style-name="L14"/>
    <style:style style:name="P30" style:family="paragraph" style:parent-style-name="Text_20_body" style:list-style-name="L14">
      <style:paragraph-properties fo:margin-top="0cm" fo:margin-bottom="0cm" style:contextual-spacing="false"/>
    </style:style>
    <style:style style:name="P31" style:family="paragraph" style:parent-style-name="Text_20_body" style:list-style-name="L15"/>
    <style:style style:name="P32" style:family="paragraph" style:parent-style-name="Text_20_body" style:list-style-name="L15">
      <style:paragraph-properties fo:margin-top="0cm" fo:margin-bottom="0cm" style:contextual-spacing="false"/>
    </style:style>
    <style:style style:name="P33" style:family="paragraph" style:parent-style-name="Text_20_body" style:list-style-name="L16"/>
    <style:style style:name="P34" style:family="paragraph" style:parent-style-name="Text_20_body" style:list-style-name="L16">
      <style:paragraph-properties fo:margin-top="0cm" fo:margin-bottom="0cm" style:contextual-spacing="false"/>
    </style:style>
    <style:style style:name="P35" style:family="paragraph" style:parent-style-name="Text_20_body" style:list-style-name="L17"/>
    <style:style style:name="P36" style:family="paragraph" style:parent-style-name="Text_20_body" style:list-style-name="L17">
      <style:paragraph-properties fo:margin-top="0cm" fo:margin-bottom="0cm" style:contextual-spacing="false"/>
    </style:style>
    <style:style style:name="P37" style:family="paragraph" style:parent-style-name="Text_20_body" style:list-style-name="L18"/>
    <style:style style:name="P38" style:family="paragraph" style:parent-style-name="Text_20_body" style:list-style-name="L18">
      <style:paragraph-properties fo:margin-top="0cm" fo:margin-bottom="0cm" style:contextual-spacing="false"/>
    </style:style>
    <style:style style:name="P39" style:family="paragraph" style:parent-style-name="Text_20_body" style:list-style-name="L19"/>
    <style:style style:name="P40" style:family="paragraph" style:parent-style-name="Text_20_body" style:list-style-name="L19">
      <style:paragraph-properties fo:margin-top="0cm" fo:margin-bottom="0cm" style:contextual-spacing="false"/>
    </style:style>
    <style:style style:name="P41" style:family="paragraph" style:parent-style-name="Text_20_body" style:list-style-name="L20"/>
    <style:style style:name="P42" style:family="paragraph" style:parent-style-name="Text_20_body" style:list-style-name="L20">
      <style:paragraph-properties fo:margin-top="0cm" fo:margin-bottom="0cm" style:contextual-spacing="false"/>
    </style:style>
    <style:style style:name="P43" style:family="paragraph" style:parent-style-name="Text_20_body" style:list-style-name="L21"/>
    <style:style style:name="P44" style:family="paragraph" style:parent-style-name="Text_20_body" style:list-style-name="L21">
      <style:paragraph-properties fo:margin-top="0cm" fo:margin-bottom="0cm" style:contextual-spacing="false"/>
    </style:style>
    <style:style style:name="P45" style:family="paragraph" style:parent-style-name="Text_20_body" style:list-style-name="L22"/>
    <style:style style:name="P46" style:family="paragraph" style:parent-style-name="Text_20_body" style:list-style-name="L22">
      <style:paragraph-properties fo:margin-top="0cm" fo:margin-bottom="0cm" style:contextual-spacing="false"/>
    </style:style>
    <style:style style:name="P47" style:family="paragraph" style:parent-style-name="Text_20_body" style:list-style-name="L23"/>
    <style:style style:name="P48" style:family="paragraph" style:parent-style-name="Text_20_body" style:list-style-name="L23">
      <style:paragraph-properties fo:margin-top="0cm" fo:margin-bottom="0cm" style:contextual-spacing="false"/>
    </style:style>
    <style:style style:name="P49" style:family="paragraph" style:parent-style-name="Text_20_body" style:list-style-name="L24"/>
    <style:style style:name="P50" style:family="paragraph" style:parent-style-name="Text_20_body" style:list-style-name="L24">
      <style:paragraph-properties fo:margin-top="0cm" fo:margin-bottom="0cm" style:contextual-spacing="false"/>
    </style:style>
    <style:style style:name="P51" style:family="paragraph" style:parent-style-name="Text_20_body" style:list-style-name="L25"/>
    <style:style style:name="P52" style:family="paragraph" style:parent-style-name="Text_20_body" style:list-style-name="L25">
      <style:paragraph-properties fo:margin-top="0cm" fo:margin-bottom="0cm" style:contextual-spacing="false"/>
    </style:style>
    <style:style style:name="P53" style:family="paragraph" style:parent-style-name="Text_20_body" style:list-style-name="L26"/>
    <style:style style:name="P54" style:family="paragraph" style:parent-style-name="Text_20_body" style:list-style-name="L26">
      <style:paragraph-properties fo:margin-top="0cm" fo:margin-bottom="0cm" style:contextual-spacing="false"/>
    </style:style>
    <style:style style:name="P55" style:family="paragraph" style:parent-style-name="Text_20_body" style:list-style-name="L27"/>
    <style:style style:name="P56" style:family="paragraph" style:parent-style-name="Text_20_body" style:list-style-name="L27">
      <style:paragraph-properties fo:margin-top="0cm" fo:margin-bottom="0cm" style:contextual-spacing="false"/>
    </style:style>
    <style:style style:name="P57" style:family="paragraph" style:parent-style-name="Text_20_body" style:list-style-name="L28"/>
    <style:style style:name="P58" style:family="paragraph" style:parent-style-name="Text_20_body" style:list-style-name="L28">
      <style:paragraph-properties fo:margin-top="0cm" fo:margin-bottom="0cm" style:contextual-spacing="false"/>
    </style:style>
    <style:style style:name="P59" style:family="paragraph" style:parent-style-name="Text_20_body" style:list-style-name="L29"/>
    <style:style style:name="P60" style:family="paragraph" style:parent-style-name="Text_20_body" style:list-style-name="L29">
      <style:paragraph-properties fo:margin-top="0cm" fo:margin-bottom="0cm" style:contextual-spacing="false"/>
    </style:style>
    <style:style style:name="P61" style:family="paragraph" style:parent-style-name="Text_20_body" style:list-style-name="L30"/>
    <style:style style:name="P62" style:family="paragraph" style:parent-style-name="Text_20_body" style:list-style-name="L30">
      <style:paragraph-properties fo:margin-top="0cm" fo:margin-bottom="0cm" style:contextual-spacing="false"/>
    </style:style>
    <style:style style:name="P63" style:family="paragraph" style:parent-style-name="Text_20_body" style:list-style-name="L31"/>
    <style:style style:name="P64" style:family="paragraph" style:parent-style-name="Text_20_body" style:list-style-name="L31">
      <style:paragraph-properties fo:margin-top="0cm" fo:margin-bottom="0cm" style:contextual-spacing="false"/>
    </style:style>
    <style:style style:name="P65" style:family="paragraph" style:parent-style-name="Text_20_body" style:list-style-name="L32"/>
    <style:style style:name="P66" style:family="paragraph" style:parent-style-name="Text_20_body" style:list-style-name="L32">
      <style:paragraph-properties fo:margin-top="0cm" fo:margin-bottom="0cm" style:contextual-spacing="false"/>
    </style:style>
    <style:style style:name="P67" style:family="paragraph" style:parent-style-name="Text_20_body" style:list-style-name="L33"/>
    <style:style style:name="P68" style:family="paragraph" style:parent-style-name="Text_20_body" style:list-style-name="L33">
      <style:paragraph-properties fo:margin-top="0cm" fo:margin-bottom="0cm" style:contextual-spacing="false"/>
    </style:style>
    <style:style style:name="P69" style:family="paragraph" style:parent-style-name="Text_20_body" style:list-style-name="L34"/>
    <style:style style:name="P70" style:family="paragraph" style:parent-style-name="Text_20_body" style:list-style-name="L34">
      <style:paragraph-properties fo:margin-top="0cm" fo:margin-bottom="0cm" style:contextual-spacing="false"/>
    </style:style>
    <style:style style:name="P71" style:family="paragraph" style:parent-style-name="Text_20_body" style:list-style-name="L35"/>
    <style:style style:name="P72" style:family="paragraph" style:parent-style-name="Text_20_body" style:list-style-name="L35">
      <style:paragraph-properties fo:margin-top="0cm" fo:margin-bottom="0cm" style:contextual-spacing="false"/>
    </style:style>
    <style:style style:name="P73" style:family="paragraph" style:parent-style-name="Text_20_body" style:list-style-name="L36"/>
    <style:style style:name="P74" style:family="paragraph" style:parent-style-name="Text_20_body" style:list-style-name="L36">
      <style:paragraph-properties fo:margin-top="0cm" fo:margin-bottom="0cm" style:contextual-spacing="false"/>
    </style:style>
    <style:style style:name="P75" style:family="paragraph" style:parent-style-name="Text_20_body" style:list-style-name="L37"/>
    <style:style style:name="P76" style:family="paragraph" style:parent-style-name="Text_20_body" style:list-style-name="L37">
      <style:paragraph-properties fo:margin-top="0cm" fo:margin-bottom="0cm" style:contextual-spacing="false"/>
    </style:style>
    <style:style style:name="P77" style:family="paragraph" style:parent-style-name="Text_20_body" style:list-style-name="L38"/>
    <style:style style:name="P78" style:family="paragraph" style:parent-style-name="Text_20_body" style:list-style-name="L38">
      <style:paragraph-properties fo:margin-top="0cm" fo:margin-bottom="0cm" style:contextual-spacing="false"/>
    </style:style>
    <style:style style:name="P79" style:family="paragraph" style:parent-style-name="Text_20_body" style:list-style-name="L39"/>
    <style:style style:name="P80" style:family="paragraph" style:parent-style-name="Text_20_body" style:list-style-name="L39">
      <style:paragraph-properties fo:margin-top="0cm" fo:margin-bottom="0cm" style:contextual-spacing="false"/>
    </style:style>
    <style:style style:name="P81" style:family="paragraph" style:parent-style-name="Text_20_body" style:list-style-name="L40"/>
    <style:style style:name="P82" style:family="paragraph" style:parent-style-name="Text_20_body" style:list-style-name="L40">
      <style:paragraph-properties fo:margin-top="0cm" fo:margin-bottom="0cm" style:contextual-spacing="false"/>
    </style:style>
    <style:style style:name="P83" style:family="paragraph" style:parent-style-name="Text_20_body" style:list-style-name="L41"/>
    <style:style style:name="P84" style:family="paragraph" style:parent-style-name="Text_20_body" style:list-style-name="L41">
      <style:paragraph-properties fo:margin-top="0cm" fo:margin-bottom="0cm" style:contextual-spacing="false"/>
    </style:style>
    <style:style style:name="P85" style:family="paragraph" style:parent-style-name="Text_20_body" style:list-style-name="L42"/>
    <style:style style:name="P86" style:family="paragraph" style:parent-style-name="Text_20_body" style:list-style-name="L42">
      <style:paragraph-properties fo:margin-top="0cm" fo:margin-bottom="0cm" style:contextual-spacing="false"/>
    </style:style>
    <style:style style:name="P87" style:family="paragraph" style:parent-style-name="Text_20_body" style:list-style-name="L43"/>
    <style:style style:name="P88" style:family="paragraph" style:parent-style-name="Text_20_body" style:list-style-name="L43">
      <style:paragraph-properties fo:margin-top="0cm" fo:margin-bottom="0cm" style:contextual-spacing="false"/>
    </style:style>
    <style:style style:name="P89" style:family="paragraph" style:parent-style-name="Text_20_body" style:list-style-name="L44"/>
    <style:style style:name="P90" style:family="paragraph" style:parent-style-name="Text_20_body" style:list-style-name="L44">
      <style:paragraph-properties fo:margin-top="0cm" fo:margin-bottom="0cm" style:contextual-spacing="false"/>
    </style:style>
    <style:style style:name="P91" style:family="paragraph" style:parent-style-name="Text_20_body" style:list-style-name="L45"/>
    <style:style style:name="P92" style:family="paragraph" style:parent-style-name="Text_20_body" style:list-style-name="L45">
      <style:paragraph-properties fo:margin-top="0cm" fo:margin-bottom="0cm" style:contextual-spacing="false"/>
    </style:style>
    <style:style style:name="P93" style:family="paragraph" style:parent-style-name="Text_20_body" style:list-style-name="L46"/>
    <style:style style:name="P94" style:family="paragraph" style:parent-style-name="Text_20_body" style:list-style-name="L46">
      <style:paragraph-properties fo:margin-top="0cm" fo:margin-bottom="0cm" style:contextual-spacing="false"/>
    </style:style>
    <style:style style:name="P95" style:family="paragraph" style:parent-style-name="Text_20_body" style:list-style-name="L47"/>
    <style:style style:name="P96" style:family="paragraph" style:parent-style-name="Text_20_body" style:list-style-name="L47">
      <style:paragraph-properties fo:margin-top="0cm" fo:margin-bottom="0cm" style:contextual-spacing="false"/>
    </style:style>
    <style:style style:name="P97" style:family="paragraph" style:parent-style-name="Text_20_body" style:list-style-name="L48"/>
    <style:style style:name="P98" style:family="paragraph" style:parent-style-name="Text_20_body" style:list-style-name="L48">
      <style:paragraph-properties fo:margin-top="0cm" fo:margin-bottom="0cm" style:contextual-spacing="false"/>
    </style:style>
    <style:style style:name="P99" style:family="paragraph" style:parent-style-name="Text_20_body" style:list-style-name="L49"/>
    <style:style style:name="P100" style:family="paragraph" style:parent-style-name="Text_20_body" style:list-style-name="L49">
      <style:paragraph-properties fo:margin-top="0cm" fo:margin-bottom="0cm" style:contextual-spacing="false"/>
    </style:style>
    <style:style style:name="P101" style:family="paragraph" style:parent-style-name="Text_20_body" style:list-style-name="L50"/>
    <style:style style:name="P102" style:family="paragraph" style:parent-style-name="Text_20_body" style:list-style-name="L50">
      <style:paragraph-properties fo:margin-top="0cm" fo:margin-bottom="0cm" style:contextual-spacing="false"/>
    </style:style>
    <style:style style:name="P103" style:family="paragraph" style:parent-style-name="Text_20_body" style:list-style-name="L51"/>
    <style:style style:name="P104" style:family="paragraph" style:parent-style-name="Text_20_body" style:list-style-name="L51">
      <style:paragraph-properties fo:margin-top="0cm" fo:margin-bottom="0cm" style:contextual-spacing="false"/>
    </style:style>
    <style:style style:name="P105" style:family="paragraph" style:parent-style-name="Text_20_body" style:list-style-name="L52"/>
    <style:style style:name="P106" style:family="paragraph" style:parent-style-name="Text_20_body" style:list-style-name="L52">
      <style:paragraph-properties fo:margin-top="0cm" fo:margin-bottom="0cm" style:contextual-spacing="false"/>
    </style:style>
    <style:style style:name="P107" style:family="paragraph" style:parent-style-name="Text_20_body" style:list-style-name="L53"/>
    <style:style style:name="P108" style:family="paragraph" style:parent-style-name="Text_20_body" style:list-style-name="L53">
      <style:paragraph-properties fo:margin-top="0cm" fo:margin-bottom="0cm" style:contextual-spacing="false"/>
    </style:style>
    <style:style style:name="P109" style:family="paragraph" style:parent-style-name="Text_20_body" style:list-style-name="L54"/>
    <style:style style:name="P110" style:family="paragraph" style:parent-style-name="Text_20_body" style:list-style-name="L54">
      <style:paragraph-properties fo:margin-top="0cm" fo:margin-bottom="0cm" style:contextual-spacing="false"/>
    </style:style>
    <style:style style:name="P111" style:family="paragraph" style:parent-style-name="Text_20_body" style:list-style-name="L55"/>
    <style:style style:name="P112" style:family="paragraph" style:parent-style-name="Text_20_body" style:list-style-name="L55">
      <style:paragraph-properties fo:margin-top="0cm" fo:margin-bottom="0cm" style:contextual-spacing="false"/>
    </style:style>
    <style:style style:name="P113" style:family="paragraph" style:parent-style-name="Text_20_body" style:list-style-name="L56"/>
    <style:style style:name="P114" style:family="paragraph" style:parent-style-name="Text_20_body" style:list-style-name="L56">
      <style:paragraph-properties fo:margin-top="0cm" fo:margin-bottom="0cm" style:contextual-spacing="false"/>
    </style:style>
    <style:style style:name="P115" style:family="paragraph" style:parent-style-name="Text_20_body" style:list-style-name="L57"/>
    <style:style style:name="P116" style:family="paragraph" style:parent-style-name="Text_20_body" style:list-style-name="L57">
      <style:paragraph-properties fo:margin-top="0cm" fo:margin-bottom="0cm" style:contextual-spacing="false"/>
    </style:style>
    <style:style style:name="P117" style:family="paragraph" style:parent-style-name="Text_20_body" style:list-style-name="L58"/>
    <style:style style:name="P118" style:family="paragraph" style:parent-style-name="Text_20_body" style:list-style-name="L58">
      <style:paragraph-properties fo:margin-top="0cm" fo:margin-bottom="0cm" style:contextual-spacing="false"/>
    </style:style>
    <style:style style:name="P119" style:family="paragraph" style:parent-style-name="Text_20_body" style:list-style-name="L59"/>
    <style:style style:name="P120" style:family="paragraph" style:parent-style-name="Text_20_body" style:list-style-name="L59">
      <style:paragraph-properties fo:margin-top="0cm" fo:margin-bottom="0cm" style:contextual-spacing="false"/>
    </style:style>
    <style:style style:name="P121" style:family="paragraph" style:parent-style-name="Text_20_body" style:list-style-name="L60"/>
    <style:style style:name="P122" style:family="paragraph" style:parent-style-name="Text_20_body" style:list-style-name="L60">
      <style:paragraph-properties fo:margin-top="0cm" fo:margin-bottom="0cm" style:contextual-spacing="false"/>
    </style:style>
    <style:style style:name="P123" style:family="paragraph" style:parent-style-name="Text_20_body" style:list-style-name="L61"/>
    <style:style style:name="P124" style:family="paragraph" style:parent-style-name="Text_20_body" style:list-style-name="L61">
      <style:paragraph-properties fo:margin-top="0cm" fo:margin-bottom="0cm" style:contextual-spacing="false"/>
    </style:style>
    <style:style style:name="P125" style:family="paragraph" style:parent-style-name="Text_20_body" style:list-style-name="L62"/>
    <style:style style:name="P126" style:family="paragraph" style:parent-style-name="Text_20_body" style:list-style-name="L62">
      <style:paragraph-properties fo:margin-top="0cm" fo:margin-bottom="0cm" style:contextual-spacing="false"/>
    </style:style>
    <style:style style:name="P127" style:family="paragraph" style:parent-style-name="Text_20_body" style:list-style-name="L63"/>
    <style:style style:name="P128" style:family="paragraph" style:parent-style-name="Text_20_body" style:list-style-name="L63">
      <style:paragraph-properties fo:margin-top="0cm" fo:margin-bottom="0cm" style:contextual-spacing="false"/>
    </style:style>
    <style:style style:name="P129" style:family="paragraph" style:parent-style-name="Text_20_body" style:list-style-name="L64"/>
    <style:style style:name="P130" style:family="paragraph" style:parent-style-name="Text_20_body" style:list-style-name="L64">
      <style:paragraph-properties fo:margin-top="0cm" fo:margin-bottom="0cm" style:contextual-spacing="false"/>
    </style:style>
    <style:style style:name="P131" style:family="paragraph" style:parent-style-name="Text_20_body" style:list-style-name="L65"/>
    <style:style style:name="P132" style:family="paragraph" style:parent-style-name="Text_20_body" style:list-style-name="L65">
      <style:paragraph-properties fo:margin-top="0cm" fo:margin-bottom="0cm" style:contextual-spacing="false"/>
    </style:style>
    <style:style style:name="P133" style:family="paragraph" style:parent-style-name="Text_20_body" style:list-style-name="L66"/>
    <style:style style:name="P134" style:family="paragraph" style:parent-style-name="Text_20_body" style:list-style-name="L66">
      <style:paragraph-properties fo:margin-top="0cm" fo:margin-bottom="0cm" style:contextual-spacing="false"/>
    </style:style>
    <style:style style:name="P135" style:family="paragraph" style:parent-style-name="Text_20_body" style:list-style-name="L67"/>
    <style:style style:name="P136" style:family="paragraph" style:parent-style-name="Text_20_body" style:list-style-name="L67">
      <style:paragraph-properties fo:margin-top="0cm" fo:margin-bottom="0cm" style:contextual-spacing="false"/>
    </style:style>
    <style:style style:name="P137" style:family="paragraph" style:parent-style-name="Text_20_body" style:list-style-name="L68"/>
    <style:style style:name="P138" style:family="paragraph" style:parent-style-name="Text_20_body" style:list-style-name="L68">
      <style:paragraph-properties fo:margin-top="0cm" fo:margin-bottom="0cm" style:contextual-spacing="false"/>
    </style:style>
    <style:style style:name="P139" style:family="paragraph" style:parent-style-name="Text_20_body" style:list-style-name="L69"/>
    <style:style style:name="P140" style:family="paragraph" style:parent-style-name="Text_20_body" style:list-style-name="L69">
      <style:paragraph-properties fo:margin-top="0cm" fo:margin-bottom="0cm" style:contextual-spacing="false"/>
    </style:style>
    <style:style style:name="P141" style:family="paragraph" style:parent-style-name="Text_20_body" style:list-style-name="L70"/>
    <style:style style:name="P142" style:family="paragraph" style:parent-style-name="Text_20_body" style:list-style-name="L70">
      <style:paragraph-properties fo:margin-top="0cm" fo:margin-bottom="0cm" style:contextual-spacing="false"/>
    </style:style>
    <style:style style:name="P143" style:family="paragraph" style:parent-style-name="Text_20_body" style:list-style-name="L71"/>
    <style:style style:name="P144" style:family="paragraph" style:parent-style-name="Text_20_body" style:list-style-name="L71">
      <style:paragraph-properties fo:margin-top="0cm" fo:margin-bottom="0cm" style:contextual-spacing="false"/>
    </style:style>
    <style:style style:name="P145" style:family="paragraph" style:parent-style-name="Text_20_body" style:list-style-name="L72"/>
    <style:style style:name="P146" style:family="paragraph" style:parent-style-name="Text_20_body" style:list-style-name="L72">
      <style:paragraph-properties fo:margin-top="0cm" fo:margin-bottom="0cm" style:contextual-spacing="false"/>
    </style:style>
    <style:style style:name="P147" style:family="paragraph" style:parent-style-name="Text_20_body" style:list-style-name="L73"/>
    <style:style style:name="P148" style:family="paragraph" style:parent-style-name="Text_20_body" style:list-style-name="L73">
      <style:paragraph-properties fo:margin-top="0cm" fo:margin-bottom="0cm" style:contextual-spacing="false"/>
    </style:style>
    <style:style style:name="P149" style:family="paragraph" style:parent-style-name="Text_20_body" style:list-style-name="L74"/>
    <style:style style:name="P150" style:family="paragraph" style:parent-style-name="Text_20_body" style:list-style-name="L74">
      <style:paragraph-properties fo:margin-top="0cm" fo:margin-bottom="0cm" style:contextual-spacing="false"/>
    </style:style>
    <style:style style:name="P151" style:family="paragraph" style:parent-style-name="Text_20_body" style:list-style-name="L75"/>
    <style:style style:name="P152" style:family="paragraph" style:parent-style-name="Text_20_body" style:list-style-name="L75">
      <style:paragraph-properties fo:margin-top="0cm" fo:margin-bottom="0cm" style:contextual-spacing="false"/>
    </style:style>
    <style:style style:name="P153" style:family="paragraph" style:parent-style-name="Text_20_body" style:list-style-name="L76"/>
    <style:style style:name="P154" style:family="paragraph" style:parent-style-name="Text_20_body" style:list-style-name="L76">
      <style:paragraph-properties fo:margin-top="0cm" fo:margin-bottom="0cm" style:contextual-spacing="false"/>
    </style:style>
    <style:style style:name="P155" style:family="paragraph" style:parent-style-name="Text_20_body" style:list-style-name="L77"/>
    <style:style style:name="P156" style:family="paragraph" style:parent-style-name="Text_20_body" style:list-style-name="L77">
      <style:paragraph-properties fo:margin-top="0cm" fo:margin-bottom="0cm" style:contextual-spacing="false"/>
    </style:style>
    <style:style style:name="P157" style:family="paragraph" style:parent-style-name="Text_20_body" style:list-style-name="L78"/>
    <style:style style:name="P158" style:family="paragraph" style:parent-style-name="Text_20_body" style:list-style-name="L78">
      <style:paragraph-properties fo:margin-top="0cm" fo:margin-bottom="0cm" style:contextual-spacing="false"/>
    </style:style>
    <style:style style:name="P159" style:family="paragraph" style:parent-style-name="Text_20_body" style:list-style-name="L79"/>
    <style:style style:name="P160" style:family="paragraph" style:parent-style-name="Text_20_body" style:list-style-name="L79">
      <style:paragraph-properties fo:margin-top="0cm" fo:margin-bottom="0cm" style:contextual-spacing="false"/>
    </style:style>
    <style:style style:name="P161" style:family="paragraph" style:parent-style-name="Text_20_body" style:list-style-name="L80"/>
    <style:style style:name="P162" style:family="paragraph" style:parent-style-name="Text_20_body" style:list-style-name="L80">
      <style:paragraph-properties fo:margin-top="0cm" fo:margin-bottom="0cm" style:contextual-spacing="false"/>
    </style:style>
    <style:style style:name="P163" style:family="paragraph" style:parent-style-name="Text_20_body" style:list-style-name="L81"/>
    <style:style style:name="P164" style:family="paragraph" style:parent-style-name="Text_20_body" style:list-style-name="L81">
      <style:paragraph-properties fo:margin-top="0cm" fo:margin-bottom="0cm" style:contextual-spacing="false"/>
    </style:style>
    <style:style style:name="P165" style:family="paragraph" style:parent-style-name="Text_20_body" style:list-style-name="L82"/>
    <style:style style:name="P166" style:family="paragraph" style:parent-style-name="Text_20_body" style:list-style-name="L82">
      <style:paragraph-properties fo:margin-top="0cm" fo:margin-bottom="0cm" style:contextual-spacing="false"/>
    </style:style>
    <style:style style:name="P167" style:family="paragraph" style:parent-style-name="Text_20_body" style:list-style-name="L83"/>
    <style:style style:name="P168" style:family="paragraph" style:parent-style-name="Text_20_body" style:list-style-name="L83">
      <style:paragraph-properties fo:margin-top="0cm" fo:margin-bottom="0cm" style:contextual-spacing="false"/>
    </style:style>
    <style:style style:name="P169" style:family="paragraph" style:parent-style-name="Text_20_body" style:list-style-name="L84"/>
    <style:style style:name="P170" style:family="paragraph" style:parent-style-name="Text_20_body" style:list-style-name="L84">
      <style:paragraph-properties fo:margin-top="0cm" fo:margin-bottom="0cm" style:contextual-spacing="false"/>
    </style:style>
    <style:style style:name="P171" style:family="paragraph" style:parent-style-name="Text_20_body" style:list-style-name="L85"/>
    <style:style style:name="P172" style:family="paragraph" style:parent-style-name="Text_20_body" style:list-style-name="L85">
      <style:paragraph-properties fo:margin-top="0cm" fo:margin-bottom="0cm" style:contextual-spacing="false"/>
    </style:style>
    <style:style style:name="P173" style:family="paragraph" style:parent-style-name="Text_20_body" style:list-style-name="L86"/>
    <style:style style:name="P174" style:family="paragraph" style:parent-style-name="Text_20_body" style:list-style-name="L86">
      <style:paragraph-properties fo:margin-top="0cm" fo:margin-bottom="0cm" style:contextual-spacing="false"/>
    </style:style>
    <style:style style:name="P175" style:family="paragraph" style:parent-style-name="Text_20_body" style:list-style-name="L87"/>
    <style:style style:name="P176" style:family="paragraph" style:parent-style-name="Text_20_body" style:list-style-name="L87">
      <style:paragraph-properties fo:margin-top="0cm" fo:margin-bottom="0cm" style:contextual-spacing="false"/>
    </style:style>
    <style:style style:name="P177" style:family="paragraph" style:parent-style-name="Text_20_body" style:list-style-name="L88"/>
    <style:style style:name="P178" style:family="paragraph" style:parent-style-name="Text_20_body" style:list-style-name="L88">
      <style:paragraph-properties fo:margin-top="0cm" fo:margin-bottom="0cm" style:contextual-spacing="false"/>
    </style:style>
    <style:style style:name="P179" style:family="paragraph" style:parent-style-name="Text_20_body" style:list-style-name="L89"/>
    <style:style style:name="P180" style:family="paragraph" style:parent-style-name="Text_20_body" style:list-style-name="L89">
      <style:paragraph-properties fo:margin-top="0cm" fo:margin-bottom="0cm" style:contextual-spacing="false"/>
    </style:style>
    <style:style style:name="P181" style:family="paragraph" style:parent-style-name="Text_20_body" style:list-style-name="L90"/>
    <style:style style:name="P182" style:family="paragraph" style:parent-style-name="Text_20_body" style:list-style-name="L90">
      <style:paragraph-properties fo:margin-top="0cm" fo:margin-bottom="0cm" style:contextual-spacing="false"/>
    </style:style>
    <style:style style:name="P183" style:family="paragraph" style:parent-style-name="Text_20_body" style:list-style-name="L91"/>
    <style:style style:name="P184" style:family="paragraph" style:parent-style-name="Text_20_body" style:list-style-name="L91">
      <style:paragraph-properties fo:margin-top="0cm" fo:margin-bottom="0cm" style:contextual-spacing="false"/>
    </style:style>
    <style:style style:name="P185" style:family="paragraph" style:parent-style-name="Text_20_body" style:list-style-name="L92"/>
    <style:style style:name="P186" style:family="paragraph" style:parent-style-name="Text_20_body" style:list-style-name="L92">
      <style:paragraph-properties fo:margin-top="0cm" fo:margin-bottom="0cm" style:contextual-spacing="false"/>
    </style:style>
    <style:style style:name="P187" style:family="paragraph" style:parent-style-name="Text_20_body" style:list-style-name="L93"/>
    <style:style style:name="P188" style:family="paragraph" style:parent-style-name="Text_20_body" style:list-style-name="L93">
      <style:paragraph-properties fo:margin-top="0cm" fo:margin-bottom="0cm" style:contextual-spacing="false"/>
    </style:style>
    <style:style style:name="P189" style:family="paragraph" style:parent-style-name="Text_20_body" style:list-style-name="L94"/>
    <style:style style:name="P190" style:family="paragraph" style:parent-style-name="Text_20_body" style:list-style-name="L94">
      <style:paragraph-properties fo:margin-top="0cm" fo:margin-bottom="0cm" style:contextual-spacing="false"/>
    </style:style>
    <style:style style:name="P191" style:family="paragraph" style:parent-style-name="Text_20_body" style:list-style-name="L95"/>
    <style:style style:name="P192" style:family="paragraph" style:parent-style-name="Text_20_body" style:list-style-name="L95">
      <style:paragraph-properties fo:margin-top="0cm" fo:margin-bottom="0cm" style:contextual-spacing="false"/>
    </style:style>
    <style:style style:name="P193" style:family="paragraph" style:parent-style-name="Text_20_body" style:list-style-name="L96"/>
    <style:style style:name="P194" style:family="paragraph" style:parent-style-name="Text_20_body" style:list-style-name="L96">
      <style:paragraph-properties fo:margin-top="0cm" fo:margin-bottom="0cm" style:contextual-spacing="false"/>
    </style:style>
    <style:style style:name="P195" style:family="paragraph" style:parent-style-name="Text_20_body" style:list-style-name="L97"/>
    <style:style style:name="P196" style:family="paragraph" style:parent-style-name="Text_20_body" style:list-style-name="L97">
      <style:paragraph-properties fo:margin-top="0cm" fo:margin-bottom="0cm" style:contextual-spacing="false"/>
    </style:style>
    <style:style style:name="P197" style:family="paragraph" style:parent-style-name="Text_20_body" style:list-style-name="L98"/>
    <style:style style:name="P198" style:family="paragraph" style:parent-style-name="Text_20_body" style:list-style-name="L98">
      <style:paragraph-properties fo:margin-top="0cm" fo:margin-bottom="0cm" style:contextual-spacing="false"/>
    </style:style>
    <style:style style:name="P199" style:family="paragraph" style:parent-style-name="Text_20_body" style:list-style-name="L99"/>
    <style:style style:name="P200" style:family="paragraph" style:parent-style-name="Text_20_body" style:list-style-name="L99">
      <style:paragraph-properties fo:margin-top="0cm" fo:margin-bottom="0cm" style:contextual-spacing="false"/>
    </style:style>
    <style:style style:name="P201" style:family="paragraph" style:parent-style-name="Text_20_body" style:list-style-name="L100"/>
    <style:style style:name="P202" style:family="paragraph" style:parent-style-name="Text_20_body" style:list-style-name="L100">
      <style:paragraph-properties fo:margin-top="0cm" fo:margin-bottom="0cm" style:contextual-spacing="false"/>
    </style:style>
    <style:style style:name="P203" style:family="paragraph" style:parent-style-name="Text_20_body" style:list-style-name="L101"/>
    <style:style style:name="P204" style:family="paragraph" style:parent-style-name="Text_20_body" style:list-style-name="L101">
      <style:paragraph-properties fo:margin-top="0cm" fo:margin-bottom="0cm" style:contextual-spacing="false"/>
    </style:style>
    <style:style style:name="P205" style:family="paragraph" style:parent-style-name="Text_20_body" style:list-style-name="L102"/>
    <style:style style:name="P206" style:family="paragraph" style:parent-style-name="Text_20_body" style:list-style-name="L102">
      <style:paragraph-properties fo:margin-top="0cm" fo:margin-bottom="0cm" style:contextual-spacing="false"/>
    </style:style>
    <style:style style:name="P207" style:family="paragraph" style:parent-style-name="Text_20_body" style:list-style-name="L103"/>
    <style:style style:name="P208" style:family="paragraph" style:parent-style-name="Text_20_body" style:list-style-name="L103">
      <style:paragraph-properties fo:margin-top="0cm" fo:margin-bottom="0cm" style:contextual-spacing="false"/>
    </style:style>
    <style:style style:name="P209" style:family="paragraph" style:parent-style-name="Text_20_body" style:list-style-name="L104"/>
    <style:style style:name="P210" style:family="paragraph" style:parent-style-name="Text_20_body" style:list-style-name="L104">
      <style:paragraph-properties fo:margin-top="0cm" fo:margin-bottom="0cm" style:contextual-spacing="false"/>
    </style:style>
    <style:style style:name="P211" style:family="paragraph" style:parent-style-name="Text_20_body" style:list-style-name="L105"/>
    <style:style style:name="P212" style:family="paragraph" style:parent-style-name="Text_20_body" style:list-style-name="L105">
      <style:paragraph-properties fo:margin-top="0cm" fo:margin-bottom="0cm" style:contextual-spacing="false"/>
    </style:style>
    <style:style style:name="P213" style:family="paragraph" style:parent-style-name="Text_20_body" style:list-style-name="L106"/>
    <style:style style:name="P214" style:family="paragraph" style:parent-style-name="Text_20_body" style:list-style-name="L106">
      <style:paragraph-properties fo:margin-top="0cm" fo:margin-bottom="0cm" style:contextual-spacing="false"/>
    </style:style>
    <style:style style:name="P215" style:family="paragraph" style:parent-style-name="Text_20_body" style:list-style-name="L107"/>
    <style:style style:name="P216" style:family="paragraph" style:parent-style-name="Text_20_body" style:list-style-name="L107">
      <style:paragraph-properties fo:margin-top="0cm" fo:margin-bottom="0cm" style:contextual-spacing="false"/>
    </style:style>
    <style:style style:name="P217" style:family="paragraph" style:parent-style-name="Text_20_body" style:list-style-name="L108"/>
    <style:style style:name="P218" style:family="paragraph" style:parent-style-name="Text_20_body" style:list-style-name="L108">
      <style:paragraph-properties fo:margin-top="0cm" fo:margin-bottom="0cm" style:contextual-spacing="false"/>
    </style:style>
    <style:style style:name="P219" style:family="paragraph" style:parent-style-name="Text_20_body" style:list-style-name="L109"/>
    <style:style style:name="P220" style:family="paragraph" style:parent-style-name="Text_20_body" style:list-style-name="L109">
      <style:paragraph-properties fo:margin-top="0cm" fo:margin-bottom="0cm" style:contextual-spacing="false"/>
    </style:style>
    <style:style style:name="P221" style:family="paragraph" style:parent-style-name="Text_20_body" style:list-style-name="L110"/>
    <style:style style:name="P222" style:family="paragraph" style:parent-style-name="Text_20_body" style:list-style-name="L110">
      <style:paragraph-properties fo:margin-top="0cm" fo:margin-bottom="0cm" style:contextual-spacing="false"/>
    </style:style>
    <style:style style:name="P223" style:family="paragraph" style:parent-style-name="Text_20_body" style:list-style-name="L111"/>
    <style:style style:name="P224" style:family="paragraph" style:parent-style-name="Text_20_body" style:list-style-name="L111">
      <style:paragraph-properties fo:margin-top="0cm" fo:margin-bottom="0cm" style:contextual-spacing="false"/>
    </style:style>
    <style:style style:name="P225" style:family="paragraph" style:parent-style-name="Text_20_body" style:list-style-name="L112"/>
    <style:style style:name="P226" style:family="paragraph" style:parent-style-name="Text_20_body" style:list-style-name="L112">
      <style:paragraph-properties fo:margin-top="0cm" fo:margin-bottom="0cm" style:contextual-spacing="false"/>
    </style:style>
    <style:style style:name="P227" style:family="paragraph" style:parent-style-name="Text_20_body" style:list-style-name="L113"/>
    <style:style style:name="P228" style:family="paragraph" style:parent-style-name="Text_20_body" style:list-style-name="L113">
      <style:paragraph-properties fo:margin-top="0cm" fo:margin-bottom="0cm" style:contextual-spacing="false"/>
    </style:style>
    <style:style style:name="P229" style:family="paragraph" style:parent-style-name="Text_20_body" style:list-style-name="L114"/>
    <style:style style:name="P230" style:family="paragraph" style:parent-style-name="Text_20_body" style:list-style-name="L114">
      <style:paragraph-properties fo:margin-top="0cm" fo:margin-bottom="0cm" style:contextual-spacing="false"/>
    </style:style>
    <style:style style:name="P231" style:family="paragraph" style:parent-style-name="Text_20_body" style:list-style-name="L115"/>
    <style:style style:name="P232" style:family="paragraph" style:parent-style-name="Text_20_body" style:list-style-name="L115">
      <style:paragraph-properties fo:margin-top="0cm" fo:margin-bottom="0cm" style:contextual-spacing="false"/>
    </style:style>
    <style:style style:name="P233" style:family="paragraph" style:parent-style-name="Text_20_body" style:list-style-name="L116"/>
    <style:style style:name="P234" style:family="paragraph" style:parent-style-name="Text_20_body" style:list-style-name="L116">
      <style:paragraph-properties fo:margin-top="0cm" fo:margin-bottom="0cm" style:contextual-spacing="false"/>
    </style:style>
    <style:style style:name="P235" style:family="paragraph" style:parent-style-name="Text_20_body" style:list-style-name="L117"/>
    <style:style style:name="P236" style:family="paragraph" style:parent-style-name="Text_20_body" style:list-style-name="L117">
      <style:paragraph-properties fo:margin-top="0cm" fo:margin-bottom="0cm" style:contextual-spacing="false"/>
    </style:style>
    <style:style style:name="P237" style:family="paragraph" style:parent-style-name="Text_20_body" style:list-style-name="L118"/>
    <style:style style:name="P238" style:family="paragraph" style:parent-style-name="Text_20_body" style:list-style-name="L118">
      <style:paragraph-properties fo:margin-top="0cm" fo:margin-bottom="0cm" style:contextual-spacing="false"/>
    </style:style>
    <style:style style:name="P239" style:family="paragraph" style:parent-style-name="Text_20_body" style:list-style-name="L119"/>
    <style:style style:name="P240" style:family="paragraph" style:parent-style-name="Text_20_body" style:list-style-name="L119">
      <style:paragraph-properties fo:margin-top="0cm" fo:margin-bottom="0cm" style:contextual-spacing="false"/>
    </style:style>
    <style:style style:name="P241" style:family="paragraph" style:parent-style-name="Text_20_body" style:list-style-name="L120"/>
    <style:style style:name="P242" style:family="paragraph" style:parent-style-name="Text_20_body" style:list-style-name="L120">
      <style:paragraph-properties fo:margin-top="0cm" fo:margin-bottom="0cm" style:contextual-spacing="false"/>
    </style:style>
    <style:style style:name="P243" style:family="paragraph" style:parent-style-name="Text_20_body" style:list-style-name="L121"/>
    <style:style style:name="P244" style:family="paragraph" style:parent-style-name="Text_20_body" style:list-style-name="L121">
      <style:paragraph-properties fo:margin-top="0cm" fo:margin-bottom="0cm" style:contextual-spacing="false"/>
    </style:style>
    <style:style style:name="P245" style:family="paragraph" style:parent-style-name="Text_20_body" style:list-style-name="L122"/>
    <style:style style:name="P246" style:family="paragraph" style:parent-style-name="Text_20_body" style:list-style-name="L122">
      <style:paragraph-properties fo:margin-top="0cm" fo:margin-bottom="0cm" style:contextual-spacing="false"/>
    </style:style>
    <style:style style:name="P247" style:family="paragraph" style:parent-style-name="Text_20_body" style:list-style-name="L123"/>
    <style:style style:name="P248" style:family="paragraph" style:parent-style-name="Text_20_body" style:list-style-name="L123">
      <style:paragraph-properties fo:margin-top="0cm" fo:margin-bottom="0cm" style:contextual-spacing="false"/>
    </style:style>
    <style:style style:name="P249" style:family="paragraph" style:parent-style-name="Text_20_body" style:list-style-name="L124"/>
    <style:style style:name="P250" style:family="paragraph" style:parent-style-name="Text_20_body" style:list-style-name="L124">
      <style:paragraph-properties fo:margin-top="0cm" fo:margin-bottom="0cm" style:contextual-spacing="false"/>
    </style:style>
    <style:style style:name="P251" style:family="paragraph" style:parent-style-name="Text_20_body" style:list-style-name="L125"/>
    <style:style style:name="P252" style:family="paragraph" style:parent-style-name="Text_20_body" style:list-style-name="L125">
      <style:paragraph-properties fo:margin-top="0cm" fo:margin-bottom="0cm" style:contextual-spacing="false"/>
    </style:style>
    <style:style style:name="P253" style:family="paragraph" style:parent-style-name="Text_20_body" style:list-style-name="L126"/>
    <style:style style:name="P254" style:family="paragraph" style:parent-style-name="Text_20_body" style:list-style-name="L126">
      <style:paragraph-properties fo:margin-top="0cm" fo:margin-bottom="0cm" style:contextual-spacing="false"/>
    </style:style>
    <style:style style:name="P255" style:family="paragraph" style:parent-style-name="Text_20_body" style:list-style-name="L127"/>
    <style:style style:name="P256" style:family="paragraph" style:parent-style-name="Text_20_body" style:list-style-name="L127">
      <style:paragraph-properties fo:margin-top="0cm" fo:margin-bottom="0cm" style:contextual-spacing="false"/>
    </style:style>
    <style:style style:name="P257" style:family="paragraph" style:parent-style-name="Text_20_body" style:list-style-name="L128"/>
    <style:style style:name="P258" style:family="paragraph" style:parent-style-name="Text_20_body" style:list-style-name="L128">
      <style:paragraph-properties fo:margin-top="0cm" fo:margin-bottom="0cm" style:contextual-spacing="false"/>
    </style:style>
    <style:style style:name="P259" style:family="paragraph" style:parent-style-name="Text_20_body" style:list-style-name="L129"/>
    <style:style style:name="P260" style:family="paragraph" style:parent-style-name="Text_20_body" style:list-style-name="L129">
      <style:paragraph-properties fo:margin-top="0cm" fo:margin-bottom="0cm" style:contextual-spacing="false"/>
    </style:style>
    <style:style style:name="P261" style:family="paragraph" style:parent-style-name="Text_20_body" style:list-style-name="L130"/>
    <style:style style:name="P262" style:family="paragraph" style:parent-style-name="Text_20_body" style:list-style-name="L130">
      <style:paragraph-properties fo:margin-top="0cm" fo:margin-bottom="0cm" style:contextual-spacing="false"/>
    </style:style>
    <style:style style:name="P263" style:family="paragraph" style:parent-style-name="Text_20_body" style:list-style-name="L131"/>
    <style:style style:name="P264" style:family="paragraph" style:parent-style-name="Text_20_body" style:list-style-name="L131">
      <style:paragraph-properties fo:margin-top="0cm" fo:margin-bottom="0cm" style:contextual-spacing="false"/>
    </style:style>
    <style:style style:name="P265" style:family="paragraph" style:parent-style-name="Text_20_body" style:list-style-name="L132"/>
    <style:style style:name="P266" style:family="paragraph" style:parent-style-name="Text_20_body" style:list-style-name="L132">
      <style:paragraph-properties fo:margin-top="0cm" fo:margin-bottom="0cm" style:contextual-spacing="false"/>
    </style:style>
    <style:style style:name="P267" style:family="paragraph" style:parent-style-name="Text_20_body" style:list-style-name="L133"/>
    <style:style style:name="P268" style:family="paragraph" style:parent-style-name="Text_20_body" style:list-style-name="L133">
      <style:paragraph-properties fo:margin-top="0cm" fo:margin-bottom="0cm" style:contextual-spacing="false"/>
    </style:style>
    <style:style style:name="P269" style:family="paragraph" style:parent-style-name="Text_20_body" style:list-style-name="L134"/>
    <style:style style:name="P270" style:family="paragraph" style:parent-style-name="Text_20_body" style:list-style-name="L134">
      <style:paragraph-properties fo:margin-top="0cm" fo:margin-bottom="0cm" style:contextual-spacing="false"/>
    </style:style>
    <style:style style:name="P271" style:family="paragraph" style:parent-style-name="Text_20_body" style:list-style-name="L135"/>
    <style:style style:name="P272" style:family="paragraph" style:parent-style-name="Text_20_body" style:list-style-name="L135">
      <style:paragraph-properties fo:margin-top="0cm" fo:margin-bottom="0cm" style:contextual-spacing="false"/>
    </style:style>
    <style:style style:name="P273" style:family="paragraph" style:parent-style-name="Text_20_body" style:list-style-name="L136"/>
    <style:style style:name="P274" style:family="paragraph" style:parent-style-name="Text_20_body" style:list-style-name="L136">
      <style:paragraph-properties fo:margin-top="0cm" fo:margin-bottom="0cm" style:contextual-spacing="false"/>
    </style:style>
    <style:style style:name="P275" style:family="paragraph" style:parent-style-name="Text_20_body" style:list-style-name="L137"/>
    <style:style style:name="P276" style:family="paragraph" style:parent-style-name="Text_20_body" style:list-style-name="L137">
      <style:paragraph-properties fo:margin-top="0cm" fo:margin-bottom="0cm" style:contextual-spacing="false"/>
    </style:style>
    <style:style style:name="P277" style:family="paragraph" style:parent-style-name="Text_20_body" style:list-style-name="L138"/>
    <style:style style:name="P278" style:family="paragraph" style:parent-style-name="Text_20_body" style:list-style-name="L138">
      <style:paragraph-properties fo:margin-top="0cm" fo:margin-bottom="0cm" style:contextual-spacing="false"/>
    </style:style>
    <style:style style:name="P279" style:family="paragraph" style:parent-style-name="Text_20_body" style:list-style-name="L139"/>
    <style:style style:name="P280" style:family="paragraph" style:parent-style-name="Text_20_body" style:list-style-name="L139">
      <style:paragraph-properties fo:margin-top="0cm" fo:margin-bottom="0cm" style:contextual-spacing="false"/>
    </style:style>
    <style:style style:name="P281" style:family="paragraph" style:parent-style-name="Text_20_body" style:list-style-name="L140"/>
    <style:style style:name="P282" style:family="paragraph" style:parent-style-name="Text_20_body" style:list-style-name="L140">
      <style:paragraph-properties fo:margin-top="0cm" fo:margin-bottom="0cm" style:contextual-spacing="false"/>
    </style:style>
    <style:style style:name="P283" style:family="paragraph" style:parent-style-name="Text_20_body" style:list-style-name="L141"/>
    <style:style style:name="P284" style:family="paragraph" style:parent-style-name="Text_20_body" style:list-style-name="L141">
      <style:paragraph-properties fo:margin-top="0cm" fo:margin-bottom="0cm" style:contextual-spacing="false"/>
    </style:style>
    <style:style style:name="P285" style:family="paragraph" style:parent-style-name="Text_20_body" style:list-style-name="L142"/>
    <style:style style:name="P286" style:family="paragraph" style:parent-style-name="Text_20_body" style:list-style-name="L142">
      <style:paragraph-properties fo:margin-top="0cm" fo:margin-bottom="0cm" style:contextual-spacing="false"/>
    </style:style>
    <style:style style:name="P287" style:family="paragraph" style:parent-style-name="Text_20_body" style:list-style-name="L143"/>
    <style:style style:name="P288" style:family="paragraph" style:parent-style-name="Text_20_body" style:list-style-name="L143">
      <style:paragraph-properties fo:margin-top="0cm" fo:margin-bottom="0cm" style:contextual-spacing="false"/>
    </style:style>
    <style:style style:name="P289" style:family="paragraph" style:parent-style-name="Text_20_body" style:list-style-name="L144"/>
    <style:style style:name="P290" style:family="paragraph" style:parent-style-name="Text_20_body" style:list-style-name="L144">
      <style:paragraph-properties fo:margin-top="0cm" fo:margin-bottom="0cm" style:contextual-spacing="false"/>
    </style:style>
    <style:style style:name="P291" style:family="paragraph" style:parent-style-name="Text_20_body" style:list-style-name="L145"/>
    <style:style style:name="P292" style:family="paragraph" style:parent-style-name="Text_20_body" style:list-style-name="L145">
      <style:paragraph-properties fo:margin-top="0cm" fo:margin-bottom="0cm" style:contextual-spacing="false"/>
    </style:style>
    <style:style style:name="P293" style:family="paragraph" style:parent-style-name="Text_20_body" style:list-style-name="L146"/>
    <style:style style:name="P294" style:family="paragraph" style:parent-style-name="Text_20_body" style:list-style-name="L146">
      <style:paragraph-properties fo:margin-top="0cm" fo:margin-bottom="0cm" style:contextual-spacing="false"/>
    </style:style>
    <style:style style:name="P295" style:family="paragraph" style:parent-style-name="Text_20_body" style:list-style-name="L147"/>
    <style:style style:name="P296" style:family="paragraph" style:parent-style-name="Text_20_body" style:list-style-name="L147">
      <style:paragraph-properties fo:margin-top="0cm" fo:margin-bottom="0cm" style:contextual-spacing="false"/>
    </style:style>
    <style:style style:name="P297" style:family="paragraph" style:parent-style-name="Text_20_body" style:list-style-name="L148"/>
    <style:style style:name="P298" style:family="paragraph" style:parent-style-name="Text_20_body" style:list-style-name="L148">
      <style:paragraph-properties fo:margin-top="0cm" fo:margin-bottom="0cm" style:contextual-spacing="false"/>
    </style:style>
    <style:style style:name="P299" style:family="paragraph" style:parent-style-name="Text_20_body" style:list-style-name="L149"/>
    <style:style style:name="P300" style:family="paragraph" style:parent-style-name="Text_20_body" style:list-style-name="L149">
      <style:paragraph-properties fo:margin-top="0cm" fo:margin-bottom="0cm" style:contextual-spacing="false"/>
    </style:style>
    <style:style style:name="P301" style:family="paragraph" style:parent-style-name="Text_20_body" style:list-style-name="L150"/>
    <style:style style:name="P302" style:family="paragraph" style:parent-style-name="Text_20_body" style:list-style-name="L150">
      <style:paragraph-properties fo:margin-top="0cm" fo:margin-bottom="0cm" style:contextual-spacing="false"/>
    </style:style>
    <style:style style:name="P303" style:family="paragraph" style:parent-style-name="Text_20_body" style:list-style-name="L151"/>
    <style:style style:name="P304" style:family="paragraph" style:parent-style-name="Text_20_body" style:list-style-name="L151">
      <style:paragraph-properties fo:margin-top="0cm" fo:margin-bottom="0cm" style:contextual-spacing="false"/>
    </style:style>
    <style:style style:name="P305" style:family="paragraph" style:parent-style-name="Text_20_body" style:list-style-name="L152"/>
    <style:style style:name="P306" style:family="paragraph" style:parent-style-name="Text_20_body" style:list-style-name="L152">
      <style:paragraph-properties fo:margin-top="0cm" fo:margin-bottom="0cm" style:contextual-spacing="false"/>
    </style:style>
    <style:style style:name="P307" style:family="paragraph" style:parent-style-name="Text_20_body" style:list-style-name="L153"/>
    <style:style style:name="P308" style:family="paragraph" style:parent-style-name="Text_20_body" style:list-style-name="L153">
      <style:paragraph-properties fo:margin-top="0cm" fo:margin-bottom="0cm" style:contextual-spacing="false"/>
    </style:style>
    <style:style style:name="P309" style:family="paragraph" style:parent-style-name="Text_20_body" style:list-style-name="L154"/>
    <style:style style:name="P310" style:family="paragraph" style:parent-style-name="Text_20_body" style:list-style-name="L154">
      <style:paragraph-properties fo:margin-top="0cm" fo:margin-bottom="0cm" style:contextual-spacing="false"/>
    </style:style>
    <style:style style:name="T1" style:family="text">
      <style:text-properties officeooo:rsid="000b9c80"/>
    </style:style>
    <style:style style:name="T2" style:family="text">
      <style:text-properties officeooo:rsid="000cd97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 <text:span text:style-name="Strong_20_Emphasis">Proje Tanıtımı</text:span></text:h>
      <text:list text:style-name="L1">
        <text:list-item>
          <text:p text:style-name="P4">Projenin amacı</text:p>
        </text:list-item>
        <text:list-item>
          <text:p text:style-name="P4">Hedef kitle ve kullanıcı türleri</text:p>
        </text:list-item>
        <text:list-item>
          <text:p text:style-name="P3">Beklenen işlevsellik</text:p>
        </text:list-item>
      </text:list>
      <text:h text:style-name="Heading_20_3" text:outline-level="3">2. <text:span text:style-name="Strong_20_Emphasis">Kullanıcı Yönetimi</text:span></text:h>
      <text:list text:style-name="L2">
        <text:list-item>
          <text:p text:style-name="P6">Kullanıcı rolleri (yönetici, yazar, editör, abone vb.)</text:p>
        </text:list-item>
        <text:list-item>
          <text:p text:style-name="P6">Kayıt ve giriş sistemi</text:p>
        </text:list-item>
        <text:list-item>
          <text:p text:style-name="P5">Profil yönetimi</text:p>
        </text:list-item>
      </text:list>
      <text:h text:style-name="Heading_20_3" text:outline-level="3">3. <text:span text:style-name="Strong_20_Emphasis">İçerik Yönetim Sistemi (CMS)</text:span></text:h>
      <text:list text:style-name="L3">
        <text:list-item>
          <text:p text:style-name="P8">Sayfa ve yazı oluşturma ve düzenleme</text:p>
        </text:list-item>
        <text:list-item>
          <text:p text:style-name="P8">Kategoriler ve etiketler</text:p>
        </text:list-item>
        <text:list-item>
          <text:p text:style-name="P8">Medya yönetimi (görüntü, video, dosyalar)</text:p>
        </text:list-item>
        <text:list-item>
          <text:p text:style-name="P7">Zengin metin editörü (WYSIWYG)</text:p>
        </text:list-item>
      </text:list>
      <text:h text:style-name="Heading_20_3" text:outline-level="3">4. <text:span text:style-name="Strong_20_Emphasis">Tema ve Özelleştirme</text:span></text:h>
      <text:list text:style-name="L4">
        <text:list-item>
          <text:p text:style-name="P10">Tema sistemi (farklı temalar yükleme ve değiştirme)</text:p>
        </text:list-item>
        <text:list-item>
          <text:p text:style-name="P10">Özelleştirilebilir şablonlar ve bileşenler</text:p>
        </text:list-item>
        <text:list-item>
          <text:p text:style-name="P9">CSS ve JavaScript ile özelleştirme desteği</text:p>
        </text:list-item>
      </text:list>
      <text:h text:style-name="Heading_20_3" text:outline-level="3">5. <text:span text:style-name="Strong_20_Emphasis">Eklenti Sistemi</text:span></text:h>
      <text:list text:style-name="L5">
        <text:list-item>
          <text:p text:style-name="P12">Eklenti yükleme ve yönetim</text:p>
        </text:list-item>
        <text:list-item>
          <text:p text:style-name="P11">Eklenti API'si ile özelleştirilmiş işlevsellik ekleme</text:p>
        </text:list-item>
      </text:list>
      <text:h text:style-name="Heading_20_3" text:outline-level="3">6. <text:span text:style-name="Strong_20_Emphasis">SEO ve Performans Araçları</text:span></text:h>
      <text:list text:style-name="L6">
        <text:list-item>
          <text:p text:style-name="P14">SEO başlıkları ve meta açıklamalar</text:p>
        </text:list-item>
        <text:list-item>
          <text:p text:style-name="P14">XML site haritası</text:p>
        </text:list-item>
        <text:list-item>
          <text:p text:style-name="P13">Sayfa yükleme sürelerinin optimizasyonu</text:p>
        </text:list-item>
      </text:list>
      <text:h text:style-name="Heading_20_3" text:outline-level="3">7. <text:span text:style-name="Strong_20_Emphasis">Yorum ve Geri Bildirim Sistemi</text:span></text:h>
      <text:list text:style-name="L7">
        <text:list-item>
          <text:p text:style-name="P16">Kullanıcı yorumları ve moderasyonu</text:p>
        </text:list-item>
        <text:list-item>
          <text:p text:style-name="P15">Spam filtresi ve güvenlik önlemleri</text:p>
        </text:list-item>
      </text:list>
      <text:h text:style-name="Heading_20_3" text:outline-level="3">8. <text:span text:style-name="Strong_20_Emphasis">Güvenlik Özellikleri</text:span></text:h>
      <text:list text:style-name="L8">
        <text:list-item>
          <text:p text:style-name="P18">Kullanıcı doğrulama ve yetkilendirme</text:p>
        </text:list-item>
        <text:list-item>
          <text:p text:style-name="P18">CSRF ve XSS koruma</text:p>
        </text:list-item>
        <text:list-item>
          <text:p text:style-name="P17">SSL/TLS entegrasyonu</text:p>
        </text:list-item>
      </text:list>
      <text:h text:style-name="Heading_20_3" text:outline-level="3">9. <text:span text:style-name="Strong_20_Emphasis">Çok Dilli Destek</text:span></text:h>
      <text:list text:style-name="L9">
        <text:list-item>
          <text:p text:style-name="P20">Farklı dillerde içerik desteği</text:p>
        </text:list-item>
        <text:list-item>
          <text:p text:style-name="P19">Dil değiştirme mekanizması</text:p>
        </text:list-item>
      </text:list>
      <text:h text:style-name="Heading_20_3" text:outline-level="3"><text:soft-page-break/>10. <text:span text:style-name="Strong_20_Emphasis">Veritabanı Yapısı</text:span></text:h>
      <text:list text:style-name="L10">
        <text:list-item>
          <text:p text:style-name="P22">Veritabanı şeması ve veri modelleme</text:p>
        </text:list-item>
        <text:list-item>
          <text:p text:style-name="P21">İlişkili tablolar (kullanıcılar, içerik, ayarlar vb.)</text:p>
        </text:list-item>
      </text:list>
      <text:h text:style-name="Heading_20_3" text:outline-level="3">11. <text:span text:style-name="Strong_20_Emphasis">Yönetim Paneli</text:span></text:h>
      <text:list text:style-name="L11">
        <text:list-item>
          <text:p text:style-name="P24">Kullanıcı dostu bir yönetim arayüzü</text:p>
        </text:list-item>
        <text:list-item>
          <text:p text:style-name="P24">Site ayarları ve yapılandırmalar</text:p>
        </text:list-item>
        <text:list-item>
          <text:p text:style-name="P23">Analitik ve raporlama araçları</text:p>
        </text:list-item>
      </text:list>
      <text:h text:style-name="Heading_20_3" text:outline-level="3">12. <text:span text:style-name="Strong_20_Emphasis">Önbellekleme ve Hızlandırma</text:span></text:h>
      <text:list text:style-name="L12">
        <text:list-item>
          <text:p text:style-name="P26">Statik ve dinamik içerik için önbellekleme stratejileri</text:p>
        </text:list-item>
        <text:list-item>
          <text:p text:style-name="P25">CDNs (Content Delivery Networks) entegrasyonu</text:p>
        </text:list-item>
      </text:list>
      <text:h text:style-name="Heading_20_3" text:outline-level="3">13. <text:span text:style-name="Strong_20_Emphasis">E-Ticaret Desteği</text:span></text:h>
      <text:list text:style-name="L13">
        <text:list-item>
          <text:p text:style-name="P28">Ürün kataloğu ve sepet yönetimi</text:p>
        </text:list-item>
        <text:list-item>
          <text:p text:style-name="P28">Ödeme entegrasyonları</text:p>
        </text:list-item>
        <text:list-item>
          <text:p text:style-name="P27">Sipariş ve müşteri yönetimi</text:p>
        </text:list-item>
      </text:list>
      <text:h text:style-name="Heading_20_3" text:outline-level="3">14. <text:span text:style-name="Strong_20_Emphasis">İletişim ve Form İşlevselliği</text:span></text:h>
      <text:list text:style-name="L14">
        <text:list-item>
          <text:p text:style-name="P30">İletişim formları ve anketler</text:p>
        </text:list-item>
        <text:list-item>
          <text:p text:style-name="P29">Form verilerinin yönetimi ve saklanması</text:p>
        </text:list-item>
      </text:list>
      <text:p text:style-name="Standard"/>
      <text:h text:style-name="Heading_20_3" text:outline-level="3">Projenin <text:span text:style-name="T1">Tanı</text:span><text:span text:style-name="T2">tımı</text:span></text:h>
      <text:p text:style-name="Text_20_body">Bu proje, kurumsal kimliğe sahip firma ve şahısların, hizmetlerini ve içeriklerini yönetilebilir bir platform üzerinden sunmalarına olanak tanıyan, kullanıcı dostu ve ölçeklenebilir bir web uygulaması geliştirmeyi hedeflemektedir. Projenin temel amacı, kullanıcıların kolayca özelleştirilebilen, esnek ve güvenli bir altyapı üzerinden hizmet ve içeriklerini yönetebilmelerini sağlamaktır. Platform, hem işletmelerin hem de bireylerin ihtiyaçlarına yanıt verecek şekilde tasarlanmış olup, çeşitli sektörlerdeki kullanıcıların dijital varlıklarını etkin bir şekilde yönetmelerine olanak tanır.</text:p>
      <text:h text:style-name="Heading_20_3" text:outline-level="3">Detaylı Proje Özellikleri</text:h>
      <text:h text:style-name="Heading_20_4" text:outline-level="4">1. <text:span text:style-name="Strong_20_Emphasis">Kullanıcı Yönetimi</text:span></text:h>
      <text:list text:style-name="L15">
        <text:list-item>
          <text:p text:style-name="P32"><text:span text:style-name="Strong_20_Emphasis">Rol ve Yetkilendirme Sistemi</text:span>: Kullanıcı rolleri (yönetici, editör, içerik üreticisi vb.) tanımlanabilir. Her rol, belirli erişim ve yetkilendirme seviyelerine sahip olur.</text:p>
        </text:list-item>
        <text:list-item>
          <text:p text:style-name="P31"><text:span text:style-name="Strong_20_Emphasis">Profil Yönetimi</text:span>: Kullanıcılar, profillerini yönetebilir, iletişim bilgilerini güncelleyebilir ve özelleştirilmiş ayarlar yapabilir.</text:p>
        </text:list-item>
      </text:list>
      <text:h text:style-name="Heading_20_4" text:outline-level="4">2. <text:span text:style-name="Strong_20_Emphasis">İçerik Yönetim Sistemi (CMS)</text:span></text:h>
      <text:list text:style-name="L16">
        <text:list-item>
          <text:p text:style-name="P34"><text:span text:style-name="Strong_20_Emphasis">Sayfa ve İçerik Oluşturma</text:span>: Kullanıcılar, metin, görsel ve multimedya içerikler içeren sayfalar oluşturabilir ve düzenleyebilir.</text:p>
        </text:list-item>
        <text:list-item>
          <text:p text:style-name="P34"><text:soft-page-break/><text:span text:style-name="Strong_20_Emphasis">Kategoriler ve Etiketler</text:span>: İçeriklerin organize edilmesini ve filtrelenmesini sağlayan kategoriler ve etiketler eklenebilir.</text:p>
        </text:list-item>
        <text:list-item>
          <text:p text:style-name="P33"><text:span text:style-name="Strong_20_Emphasis">Medya Kütüphanesi</text:span>: Görseller, belgeler ve videolar gibi medya dosyalarının yüklenip yönetilebileceği bir kütüphane.</text:p>
        </text:list-item>
      </text:list>
      <text:h text:style-name="Heading_20_4" text:outline-level="4">3. <text:span text:style-name="Strong_20_Emphasis">SEO ve Performans Araçları</text:span></text:h>
      <text:list text:style-name="L17">
        <text:list-item>
          <text:p text:style-name="P36"><text:span text:style-name="Strong_20_Emphasis">SEO Yönetimi</text:span>: Sayfa başlıkları, meta açıklamalar ve anahtar kelimeler gibi SEO öğeleri yönetilebilir.</text:p>
        </text:list-item>
        <text:list-item>
          <text:p text:style-name="P35"><text:span text:style-name="Strong_20_Emphasis">Sayfa Hızı Optimizasyonu</text:span>: Statik dosya yönetimi ve önbellekleme stratejileri ile sayfa yükleme sürelerinin iyileştirilmesi.</text:p>
        </text:list-item>
      </text:list>
      <text:h text:style-name="Heading_20_4" text:outline-level="4">4. <text:span text:style-name="Strong_20_Emphasis">Tema ve Özelleştirme</text:span></text:h>
      <text:list text:style-name="L18">
        <text:list-item>
          <text:p text:style-name="P38"><text:span text:style-name="Strong_20_Emphasis">Özelleştirilebilir Temalar</text:span>: Kullanıcılar, çeşitli önceden tanımlı temalar arasından seçim yapabilir veya kendi özel tasarımlarını ekleyebilir.</text:p>
        </text:list-item>
        <text:list-item>
          <text:p text:style-name="P37"><text:span text:style-name="Strong_20_Emphasis">Widget ve Bileşen Kullanımı</text:span>: Web sayfalarına dinamik widget’lar ve bileşenler eklenebilir.</text:p>
        </text:list-item>
      </text:list>
      <text:h text:style-name="Heading_20_4" text:outline-level="4">5. <text:span text:style-name="Strong_20_Emphasis">Güvenlik ve Yetkilendirme</text:span></text:h>
      <text:list text:style-name="L19">
        <text:list-item>
          <text:p text:style-name="P40"><text:span text:style-name="Strong_20_Emphasis">Oturum Yönetimi</text:span>: Güvenli oturum açma ve oturum süresi denetimi.</text:p>
        </text:list-item>
        <text:list-item>
          <text:p text:style-name="P40"><text:span text:style-name="Strong_20_Emphasis">Veri Koruma</text:span>: CSRF, XSS ve SQL enjeksiyonu gibi saldırılara karşı koruma.</text:p>
        </text:list-item>
        <text:list-item>
          <text:p text:style-name="P39"><text:span text:style-name="Strong_20_Emphasis">SSL/TLS Entegrasyonu</text:span>: Güvenli veri aktarımı için SSL/TLS desteği.</text:p>
        </text:list-item>
      </text:list>
      <text:h text:style-name="Heading_20_4" text:outline-level="4">6. <text:span text:style-name="Strong_20_Emphasis">İletişim ve Form İşlevselliği</text:span></text:h>
      <text:list text:style-name="L20">
        <text:list-item>
          <text:p text:style-name="P42"><text:span text:style-name="Strong_20_Emphasis">İletişim Formları</text:span>: Kullanıcıların özel form alanları oluşturabileceği ve yönetebileceği dinamik formlar.</text:p>
        </text:list-item>
        <text:list-item>
          <text:p text:style-name="P41"><text:span text:style-name="Strong_20_Emphasis">Geri Bildirim Sistemleri</text:span>: Kullanıcı yorumları ve geri bildirimler için bir moderasyon paneli.</text:p>
        </text:list-item>
      </text:list>
      <text:h text:style-name="Heading_20_4" text:outline-level="4">7. <text:span text:style-name="Strong_20_Emphasis">E-Ticaret Desteği</text:span></text:h>
      <text:list text:style-name="L21">
        <text:list-item>
          <text:p text:style-name="P44"><text:span text:style-name="Strong_20_Emphasis">Ürün Yönetimi</text:span>: Ürünlerin listeleme ve stok takibi özellikleri ile yönetimi.</text:p>
        </text:list-item>
        <text:list-item>
          <text:p text:style-name="P44"><text:span text:style-name="Strong_20_Emphasis">Ödeme Sistemi Entegrasyonu</text:span>: Popüler ödeme ağ geçitleri ile entegrasyon.</text:p>
        </text:list-item>
        <text:list-item>
          <text:p text:style-name="P43"><text:span text:style-name="Strong_20_Emphasis">Sipariş Yönetimi</text:span>: Siparişlerin izlenmesi ve müşterilere özel yönetim araçları.</text:p>
        </text:list-item>
      </text:list>
      <text:h text:style-name="Heading_20_4" text:outline-level="4">8. <text:span text:style-name="Strong_20_Emphasis">Çok Dilli Destek</text:span></text:h>
      <text:list text:style-name="L22">
        <text:list-item>
          <text:p text:style-name="P46"><text:span text:style-name="Strong_20_Emphasis">Dil Yönetimi</text:span>: İçeriklerin ve site öğelerinin birden çok dilde sunulabilmesi.</text:p>
        </text:list-item>
        <text:list-item>
          <text:p text:style-name="P45"><text:span text:style-name="Strong_20_Emphasis">Otomatik ve Manuel Çeviri</text:span>: Kullanıcılar tarafından eklenebilecek çeviri seçenekleri.</text:p>
        </text:list-item>
      </text:list>
      <text:h text:style-name="Heading_20_4" text:outline-level="4">9. <text:span text:style-name="Strong_20_Emphasis">Yönetim Paneli</text:span></text:h>
      <text:list text:style-name="L23">
        <text:list-item>
          <text:p text:style-name="P48"><text:span text:style-name="Strong_20_Emphasis">Kolay Kullanımlı Arayüz</text:span>: Yönetici kullanıcılar için kullanıcı dostu bir arayüz.</text:p>
        </text:list-item>
        <text:list-item>
          <text:p text:style-name="P48"><text:span text:style-name="Strong_20_Emphasis">Analitik ve Raporlama</text:span>: Web trafiği ve kullanıcı davranışları hakkında raporlama.</text:p>
        </text:list-item>
        <text:list-item>
          <text:p text:style-name="P47"><text:span text:style-name="Strong_20_Emphasis">Site Ayarları</text:span>: Genel site yapılandırmalarının ve SEO ayarlarının yönetimi.</text:p>
        </text:list-item>
      </text:list>
      <text:p text:style-name="Text_20_body">Bu proje, kurumsal kimliğe sahip firma ve şahısların kendi içeriklerini ve hizmetlerini profesyonel bir biçimde sunmalarına olanak tanır. Geliştirilebilir yapısı, modüler tasarımı ve güvenlik önlemleri ile ihtiyaç duyulan tüm özellikleri kapsayan, kullanıcı odaklı bir platformdur.</text:p>
      <text:p text:style-name="Standard"/>
      <text:h text:style-name="Heading_20_3" text:outline-level="3"><text:soft-page-break/>Kullanıcı Yönetimi</text:h>
      <text:p text:style-name="Text_20_body">Kullanıcı yönetimi, uygulamanın temel yapı taşlarından biridir ve farklı kullanıcı tipleri için özelleştirilmiş erişim ve yetkilendirme sağlamayı hedefler. Bu başlık altında, kullanıcıların kaydı, oturum yönetimi, profil düzenleme, roller ve izinlerin yönetimi gibi konular ele alınır.</text:p>
      <text:h text:style-name="Heading_20_4" text:outline-level="4">1. <text:span text:style-name="Strong_20_Emphasis">Kullanıcı Rolleri ve Yetkilendirme</text:span></text:h>
      <text:list text:style-name="L24">
        <text:list-item>
          <text:p text:style-name="P50"><text:span text:style-name="Strong_20_Emphasis">Roller Tanımı</text:span>: Uygulamada farklı kullanıcı tipleri için roller tanımlanabilir. Örneğin, yönetici (admin), editör, yazar, aboneler gibi farklı seviyelerde kullanıcı rolleri.</text:p>
        </text:list-item>
        <text:list-item>
          <text:p text:style-name="P50"><text:span text:style-name="Strong_20_Emphasis">Yetki Seviyeleri</text:span>: Her rol için belirli yetkilendirmeler atanabilir. Örneğin, yöneticiler içerik yönetimi ve kullanıcı kontrolü gibi tüm yetkilere sahipken, yazarlar sadece kendi yazılarını düzenleyebilir.</text:p>
        </text:list-item>
        <text:list-item>
          <text:p text:style-name="P49"><text:span text:style-name="Strong_20_Emphasis">Rol Tabanlı Erişim Kontrolü</text:span>: Kullanıcıların erişebileceği sayfalar ve modüller rol tabanlı olarak kısıtlanabilir.</text:p>
        </text:list-item>
      </text:list>
      <text:h text:style-name="Heading_20_4" text:outline-level="4">2. <text:span text:style-name="Strong_20_Emphasis">Kullanıcı Kaydı ve Girişi</text:span></text:h>
      <text:list text:style-name="L25">
        <text:list-item>
          <text:p text:style-name="P52"><text:span text:style-name="Strong_20_Emphasis">Kayıt Formu</text:span>: Kullanıcıların e-posta, şifre, ad-soyad ve diğer bilgilerini girerek sisteme kayıt olabileceği form.</text:p>
        </text:list-item>
        <text:list-item>
          <text:p text:style-name="P52"><text:span text:style-name="Strong_20_Emphasis">Doğrulama İşlemleri</text:span>: Kayıt sonrası e-posta doğrulaması ve şifre yenileme işlemleri.</text:p>
        </text:list-item>
        <text:list-item>
          <text:p text:style-name="P52"><text:span text:style-name="Strong_20_Emphasis">Giriş Sistemi</text:span>: Kullanıcıların kayıtlı e-posta ve şifreleriyle sisteme giriş yapabilecekleri giriş ekranı.</text:p>
        </text:list-item>
        <text:list-item>
          <text:p text:style-name="P51"><text:span text:style-name="Strong_20_Emphasis">Şifre Güvenliği</text:span>: Şifrelerin güvenliğini sağlamak için hash'leme algoritmaları (örneğin, bcrypt) kullanımı.</text:p>
        </text:list-item>
      </text:list>
      <text:h text:style-name="Heading_20_4" text:outline-level="4">3. <text:span text:style-name="Strong_20_Emphasis">Profil Yönetimi</text:span></text:h>
      <text:list text:style-name="L26">
        <text:list-item>
          <text:p text:style-name="P54"><text:span text:style-name="Strong_20_Emphasis">Profil Düzenleme</text:span>: Kullanıcıların kendi profillerini düzenleyebileceği, fotoğraf ekleyebileceği ve kişisel bilgilerini güncelleyebileceği bir arayüz.</text:p>
        </text:list-item>
        <text:list-item>
          <text:p text:style-name="P54"><text:span text:style-name="Strong_20_Emphasis">Kullanıcı Ayarları</text:span>: Bildirim ayarları, dil seçenekleri ve diğer kullanıcıya özel tercihlerin yönetimi.</text:p>
        </text:list-item>
        <text:list-item>
          <text:p text:style-name="P53"><text:span text:style-name="Strong_20_Emphasis">İki Aşamalı Doğrulama (2FA)</text:span>: İki aşamalı doğrulama ile kullanıcıların hesap güvenliğinin artırılması.</text:p>
        </text:list-item>
      </text:list>
      <text:h text:style-name="Heading_20_4" text:outline-level="4">4. <text:span text:style-name="Strong_20_Emphasis">Oturum Yönetimi ve Takibi</text:span></text:h>
      <text:list text:style-name="L27">
        <text:list-item>
          <text:p text:style-name="P56"><text:span text:style-name="Strong_20_Emphasis">Oturum Süresi Kontrolü</text:span>: Kullanıcı oturumlarının belirli bir süre sonunda otomatik olarak sonlandırılması.</text:p>
        </text:list-item>
        <text:list-item>
          <text:p text:style-name="P56"><text:span text:style-name="Strong_20_Emphasis">Oturum Kayıtları</text:span>: Kullanıcıların oturum açma ve çıkış işlemlerinin kayıt altına alınması ve yetkili kullanıcılar tarafından takip edilebilir olması.</text:p>
        </text:list-item>
        <text:list-item>
          <text:p text:style-name="P55"><text:span text:style-name="Strong_20_Emphasis">Oturum Kapama</text:span>: Aktif oturumları uzaktan sonlandırma özelliği.</text:p>
        </text:list-item>
      </text:list>
      <text:h text:style-name="Heading_20_4" text:outline-level="4">5. <text:span text:style-name="Strong_20_Emphasis">Şifre Yenileme ve Güvenlik</text:span></text:h>
      <text:list text:style-name="L28">
        <text:list-item>
          <text:p text:style-name="P58"><text:span text:style-name="Strong_20_Emphasis">Şifre Yenileme</text:span>: Kullanıcıların kayıtlı e-posta adreslerine gönderilen bağlantı ile şifrelerini sıfırlayabilmeleri.</text:p>
        </text:list-item>
        <text:list-item>
          <text:p text:style-name="P57"><text:span text:style-name="Strong_20_Emphasis">Güvenlik Soruları</text:span>: İsteğe bağlı olarak, kullanıcıların hesaplarını daha iyi korumak için ek güvenlik soruları ekleyebilme.</text:p>
        </text:list-item>
      </text:list>
      <text:h text:style-name="Heading_20_4" text:outline-level="4"><text:soft-page-break/>6. <text:span text:style-name="Strong_20_Emphasis">Kullanıcı İstatistikleri ve Raporlama</text:span></text:h>
      <text:list text:style-name="L29">
        <text:list-item>
          <text:p text:style-name="P60"><text:span text:style-name="Strong_20_Emphasis">Kullanıcı Analitiği</text:span>: Aktif kullanıcı sayısı, yeni kayıtlar, oturum sıklığı gibi kullanıcı istatistiklerini takip edebilme.</text:p>
        </text:list-item>
        <text:list-item>
          <text:p text:style-name="P59"><text:span text:style-name="Strong_20_Emphasis">Hareket Logları</text:span>: Kullanıcıların yaptığı tüm önemli işlemleri kaydeden ve yöneticiye sunan log sistemi.</text:p>
        </text:list-item>
      </text:list>
      <text:h text:style-name="Heading_20_4" text:outline-level="4">7. <text:span text:style-name="Strong_20_Emphasis">Kullanıcı Engelleme ve Yasaklama</text:span></text:h>
      <text:list text:style-name="L30">
        <text:list-item>
          <text:p text:style-name="P62"><text:span text:style-name="Strong_20_Emphasis">Hesap Dondurma</text:span>: Yönetici tarafından kullanıcıların hesaplarının geçici olarak dondurulması.</text:p>
        </text:list-item>
        <text:list-item>
          <text:p text:style-name="P61"><text:span text:style-name="Strong_20_Emphasis">Kalıcı Yasaklama</text:span>: Kurallara uymayan kullanıcıların hesaplarının kalıcı olarak yasaklanması ve silinmesi.</text:p>
        </text:list-item>
      </text:list>
      <text:h text:style-name="Heading_20_4" text:outline-level="4">8. <text:span text:style-name="Strong_20_Emphasis">Yetkilendirme Yönetim Paneli</text:span></text:h>
      <text:list text:style-name="L31">
        <text:list-item>
          <text:p text:style-name="P64"><text:span text:style-name="Strong_20_Emphasis">Rol ve Yetki Yönetimi Paneli</text:span>: Yöneticilerin kullanıcı rolleri ve izinleri üzerinde düzenleme yapabileceği kullanıcı dostu bir arayüz.</text:p>
        </text:list-item>
        <text:list-item>
          <text:p text:style-name="P63"><text:span text:style-name="Strong_20_Emphasis">Kullanıcı Davet Sistemi</text:span>: Yöneticilerin, belirli rolleri atayarak yeni kullanıcıları davet edebilme özelliği.</text:p>
        </text:list-item>
      </text:list>
      <text:h text:style-name="Heading_20_3" text:outline-level="3">İçerik Yönetim Sistemi (CMS)</text:h>
      <text:p text:style-name="Text_20_body">İçerik Yönetim Sistemi (CMS), kullanıcıların web siteleri için içerik oluşturmasına, düzenlemesine ve yönetmesine olanak tanıyan kapsamlı bir sistemdir. Bu sistem, kullanıcıların kodlama bilgisi olmadan içeriklerini kolayca yönetebilmelerini sağlar ve uygulamanın esnekliğini artırır. CMS, kurumsal kimlik taşıyan firmalar ve bireyler için temel bir araç olarak öne çıkar.</text:p>
      <text:h text:style-name="Heading_20_4" text:outline-level="4">1. <text:span text:style-name="Strong_20_Emphasis">Sayfa ve İçerik Yönetimi</text:span></text:h>
      <text:list text:style-name="L32">
        <text:list-item>
          <text:p text:style-name="P66"><text:span text:style-name="Strong_20_Emphasis">Sayfa Oluşturma ve Düzenleme</text:span>: Kullanıcılar, yeni sayfalar oluşturabilir ve mevcut sayfaları düzenleyebilir. Sayfa oluşturma aracı, metin, görsel, video ve diğer medya öğelerinin entegre edilebileceği zengin bir düzenleyici (WYSIWYG) içerir.</text:p>
        </text:list-item>
        <text:list-item>
          <text:p text:style-name="P66"><text:span text:style-name="Strong_20_Emphasis">Taslak ve Yayınlama</text:span>: İçerikler taslak olarak kaydedilebilir ve hazır olduğunda yayınlanabilir. Yayınlama planlaması yapılarak içeriklerin belirli bir tarihte otomatik olarak yayınlanması sağlanabilir.</text:p>
        </text:list-item>
        <text:list-item>
          <text:p text:style-name="P65"><text:span text:style-name="Strong_20_Emphasis">Önizleme Özelliği</text:span>: İçerikler, kullanıcı tarafından yayınlanmadan önce önizlenebilir ve düzenlenebilir.</text:p>
        </text:list-item>
      </text:list>
      <text:h text:style-name="Heading_20_4" text:outline-level="4">2. <text:span text:style-name="Strong_20_Emphasis">Kategoriler ve Etiketler</text:span></text:h>
      <text:list text:style-name="L33">
        <text:list-item>
          <text:p text:style-name="P68"><text:span text:style-name="Strong_20_Emphasis">Kategori Yönetimi</text:span>: İçerikleri daha iyi organize etmek için kategoriler eklenebilir ve düzenlenebilir. Kullanıcılar, birden fazla kategoriye içerik atayabilir.</text:p>
        </text:list-item>
        <text:list-item>
          <text:p text:style-name="P67"><text:span text:style-name="Strong_20_Emphasis">Etiket Sistemi</text:span>: İçerikleri etiketlerle sınıflandırarak, kullanıcıların belirli konulara odaklanmasını ve içeriklerin kolayca bulunmasını sağlar.</text:p>
        </text:list-item>
      </text:list>
      <text:h text:style-name="Heading_20_4" text:outline-level="4">3. <text:span text:style-name="Strong_20_Emphasis">Medya Yönetimi</text:span></text:h>
      <text:list text:style-name="L34">
        <text:list-item>
          <text:p text:style-name="P70"><text:span text:style-name="Strong_20_Emphasis">Medya Yükleme ve Yönetimi</text:span>: Kullanıcılar, resim, video, ses dosyaları ve belgeler gibi medya dosyalarını yükleyebilir ve yönetebilir. Dosyaların organize edilebileceği klasör yapısı desteklenir.</text:p>
        </text:list-item>
        <text:list-item>
          <text:p text:style-name="P70"><text:soft-page-break/><text:span text:style-name="Strong_20_Emphasis">Resim Düzenleme Araçları</text:span>: Yüklenen görseller üzerinde temel düzenlemeler (kırpma, yeniden boyutlandırma, döndürme vb.) yapılabilir.</text:p>
        </text:list-item>
        <text:list-item>
          <text:p text:style-name="P69"><text:span text:style-name="Strong_20_Emphasis">Çoklu Dosya Yükleme</text:span>: Aynı anda birden fazla dosya yükleme özelliği ile içerik oluşturma süreci hızlandırılır.</text:p>
        </text:list-item>
      </text:list>
      <text:h text:style-name="Heading_20_4" text:outline-level="4">4. <text:span text:style-name="Strong_20_Emphasis">İçerik Versiyon Kontrolü</text:span></text:h>
      <text:list text:style-name="L35">
        <text:list-item>
          <text:p text:style-name="P72"><text:span text:style-name="Strong_20_Emphasis">Versiyon Geçmişi</text:span>: İçeriklerin geçmiş sürümleri saklanır ve gerektiğinde önceki bir sürüme geri dönülebilir.</text:p>
        </text:list-item>
        <text:list-item>
          <text:p text:style-name="P71"><text:span text:style-name="Strong_20_Emphasis">Değişiklik Karşılaştırma</text:span>: Kullanıcılar, mevcut içerik ile önceki sürümler arasındaki farkları karşılaştırabilir.</text:p>
        </text:list-item>
      </text:list>
      <text:h text:style-name="Heading_20_4" text:outline-level="4">5. <text:span text:style-name="Strong_20_Emphasis">SEO Araçları</text:span></text:h>
      <text:list text:style-name="L36">
        <text:list-item>
          <text:p text:style-name="P74"><text:span text:style-name="Strong_20_Emphasis">SEO Optimizasyonu</text:span>: İçeriklerin SEO uyumluluğunu artırmak için başlıklar, meta açıklamalar ve anahtar kelimeler eklenebilir.</text:p>
        </text:list-item>
        <text:list-item>
          <text:p text:style-name="P73"><text:span text:style-name="Strong_20_Emphasis">SEO Skorları ve Öneriler</text:span>: Kullanıcılara içeriklerini optimize etmeleri için SEO önerileri sunan analiz araçları.</text:p>
        </text:list-item>
      </text:list>
      <text:h text:style-name="Heading_20_4" text:outline-level="4">6. <text:span text:style-name="Strong_20_Emphasis">Yayın Yönetimi ve Planlama</text:span></text:h>
      <text:list text:style-name="L37">
        <text:list-item>
          <text:p text:style-name="P76"><text:span text:style-name="Strong_20_Emphasis">Zamanlanmış Gönderiler</text:span>: İçeriklerin belirli bir tarihte ve saatte otomatik olarak yayınlanması için zamanlama özelliği.</text:p>
        </text:list-item>
        <text:list-item>
          <text:p text:style-name="P75"><text:span text:style-name="Strong_20_Emphasis">İçerik Durumları</text:span>: İçeriklerin durumu taslak, inceleniyor, onaylandı veya yayınlandı olarak belirlenebilir.</text:p>
        </text:list-item>
      </text:list>
      <text:h text:style-name="Heading_20_4" text:outline-level="4">7. <text:span text:style-name="Strong_20_Emphasis">İçerik Erişim Kontrolü</text:span></text:h>
      <text:list text:style-name="L38">
        <text:list-item>
          <text:p text:style-name="P78"><text:span text:style-name="Strong_20_Emphasis">Kısıtlı Erişim</text:span>: Belirli içeriklerin sadece belirli kullanıcı rolleri veya gruplar tarafından görüntülenebilmesi.</text:p>
        </text:list-item>
        <text:list-item>
          <text:p text:style-name="P77"><text:span text:style-name="Strong_20_Emphasis">Ücretli İçerik</text:span>: Ücretli abonelik veya üyelik sistemi ile bazı içeriklerin erişimini sınırlama.</text:p>
        </text:list-item>
      </text:list>
      <text:h text:style-name="Heading_20_4" text:outline-level="4">8. <text:span text:style-name="Strong_20_Emphasis">Yorum ve Etkileşim</text:span></text:h>
      <text:list text:style-name="L39">
        <text:list-item>
          <text:p text:style-name="P80"><text:span text:style-name="Strong_20_Emphasis">Yorum Sistemi</text:span>: Kullanıcıların içeriklere yorum yapabilmesi, bu yorumların onaylanması ve moderasyonu.</text:p>
        </text:list-item>
        <text:list-item>
          <text:p text:style-name="P79"><text:span text:style-name="Strong_20_Emphasis">Etkileşim Analitiği</text:span>: Hangi içeriklerin daha fazla görüntülendiği, beğenildiği ve yorum aldığı gibi analizlerin sağlanması.</text:p>
        </text:list-item>
      </text:list>
      <text:h text:style-name="Heading_20_4" text:outline-level="4">9. <text:span text:style-name="Strong_20_Emphasis">Çoklu Dil Desteği</text:span></text:h>
      <text:list text:style-name="L40">
        <text:list-item>
          <text:p text:style-name="P82"><text:span text:style-name="Strong_20_Emphasis">Dil Seçenekleri</text:span>: İçeriklerin birden fazla dilde yazılması ve yönetilmesi. Kullanıcılar içeriklerini farklı dillerde oluşturup yayınlayabilir.</text:p>
        </text:list-item>
        <text:list-item>
          <text:p text:style-name="P81"><text:span text:style-name="Strong_20_Emphasis">Çeviri Yönetimi</text:span>: İçeriklerin manuel veya otomatik çeviri seçenekleri ile farklı dillere çevrilmesi.</text:p>
        </text:list-item>
      </text:list>
      <text:h text:style-name="Heading_20_4" text:outline-level="4">10. <text:span text:style-name="Strong_20_Emphasis">İçerik Şablonları ve Özel Alanlar</text:span></text:h>
      <text:list text:style-name="L41">
        <text:list-item>
          <text:p text:style-name="P84"><text:span text:style-name="Strong_20_Emphasis">Özel Şablonlar</text:span>: Sık kullanılan içerik türleri için önceden tanımlanmış şablonlar.</text:p>
        </text:list-item>
        <text:list-item>
          <text:p text:style-name="P83"><text:span text:style-name="Strong_20_Emphasis">Özel Alanlar</text:span>: İçeriklere ekstra bilgi eklemek için özel alanlar tanımlama imkanı.</text:p>
        </text:list-item>
      </text:list>
      <text:p text:style-name="Text_20_body">Bu detaylar, projenin güçlü ve esnek bir içerik yönetim sistemi sunarak kullanıcıların içeriklerini daha etkili ve verimli bir şekilde yönetmelerini sağlayacak şekilde tasarlanmasını sağlar.</text:p>
      <text:h text:style-name="Heading_20_3" text:outline-level="3"><text:soft-page-break/>Tema ve Özelleştirme</text:h>
      <text:p text:style-name="Text_20_body">Tema ve özelleştirme bölümü, kullanıcıların uygulamayı görsel ve işlevsel olarak kendi ihtiyaçlarına göre kişiselleştirmelerine olanak tanır. Bu başlık altında tema yönetimi, şablonlar, özelleştirme araçları ve dinamik bileşenlerin kullanımı gibi konular ele alınır.</text:p>
      <text:h text:style-name="Heading_20_4" text:outline-level="4">1. <text:span text:style-name="Strong_20_Emphasis">Tema Yönetimi</text:span></text:h>
      <text:list text:style-name="L42">
        <text:list-item>
          <text:p text:style-name="P86"><text:span text:style-name="Strong_20_Emphasis">Tema Galerisi</text:span>: Kullanıcıların mevcut temalar arasından seçim yapabileceği bir tema galerisi sunulur. Bu galeri, hem ücretsiz hem de premium temalar içerebilir.</text:p>
        </text:list-item>
        <text:list-item>
          <text:p text:style-name="P86"><text:span text:style-name="Strong_20_Emphasis">Tema Yükleme</text:span>: Kullanıcılar, dış kaynaklardan indirilen temaları yükleyip etkinleştirebilir.</text:p>
        </text:list-item>
        <text:list-item>
          <text:p text:style-name="P85"><text:span text:style-name="Strong_20_Emphasis">Tema Değiştirme</text:span>: Tema değiştirme işlemi sırasında mevcut içerikler ve düzen korunur, böylece kullanıcılar farklı temaları sorunsuzca deneyebilir.</text:p>
        </text:list-item>
      </text:list>
      <text:h text:style-name="Heading_20_4" text:outline-level="4">2. <text:span text:style-name="Strong_20_Emphasis">Özelleştirme Paneli</text:span></text:h>
      <text:list text:style-name="L43">
        <text:list-item>
          <text:p text:style-name="P88"><text:span text:style-name="Strong_20_Emphasis">Canlı Önizleme</text:span>: Yapılan değişikliklerin anında görülebileceği, kullanıcı dostu bir canlı önizleme özelliği.</text:p>
        </text:list-item>
        <text:list-item>
          <text:p text:style-name="P88"><text:span text:style-name="Strong_20_Emphasis">Renk ve Stil Ayarları</text:span>: Kullanıcılar, tema renklerini, yazı tiplerini ve genel stil özelliklerini özelleştirebilir.</text:p>
        </text:list-item>
        <text:list-item>
          <text:p text:style-name="P87"><text:span text:style-name="Strong_20_Emphasis">Logo ve Favicon Yükleme</text:span>: Kişisel ya da kurumsal logonun ve faviconun kolayca yüklenebilmesi.</text:p>
        </text:list-item>
      </text:list>
      <text:h text:style-name="Heading_20_4" text:outline-level="4">3. <text:span text:style-name="Strong_20_Emphasis">Şablon Yönetimi</text:span></text:h>
      <text:list text:style-name="L44">
        <text:list-item>
          <text:p text:style-name="P90"><text:span text:style-name="Strong_20_Emphasis">Önceden Tanımlanmış Şablonlar</text:span>: Sık kullanılan sayfa türleri (örneğin, blog yazısı, portföy, hizmet sayfası) için önceden tanımlanmış şablonlar sunulur.</text:p>
        </text:list-item>
        <text:list-item>
          <text:p text:style-name="P90"><text:span text:style-name="Strong_20_Emphasis">Özel Şablonlar</text:span>: Kullanıcılar kendi ihtiyaçlarına uygun özel şablonlar oluşturabilir ve kullanabilir.</text:p>
        </text:list-item>
        <text:list-item>
          <text:p text:style-name="P89"><text:span text:style-name="Strong_20_Emphasis">Şablon Düzenleme</text:span>: Mevcut şablonları HTML ve CSS bilgisiyle özelleştirme imkanı.</text:p>
        </text:list-item>
      </text:list>
      <text:h text:style-name="Heading_20_4" text:outline-level="4">4. <text:span text:style-name="Strong_20_Emphasis">Bileşenler ve Widget’lar</text:span></text:h>
      <text:list text:style-name="L45">
        <text:list-item>
          <text:p text:style-name="P92"><text:span text:style-name="Strong_20_Emphasis">Dinamik Widget’lar</text:span>: Kullanıcılar, kenar çubuklarına veya altbilgiye dinamik widget’lar ekleyebilir (örneğin, son yazılar, popüler içerikler, arama çubuğu).</text:p>
        </text:list-item>
        <text:list-item>
          <text:p text:style-name="P92"><text:span text:style-name="Strong_20_Emphasis">Çek &amp; Bırak Düzenleyici</text:span>: Widget’ları ve bileşenleri sürükle bırak yöntemiyle kolayca ekleyip düzenleyebilme.</text:p>
        </text:list-item>
        <text:list-item>
          <text:p text:style-name="P91"><text:span text:style-name="Strong_20_Emphasis">Özel Bileşen Alanları</text:span>: Kullanıcıların, belirli sayfalara özel bileşen alanları oluşturabilmesi.</text:p>
        </text:list-item>
      </text:list>
      <text:h text:style-name="Heading_20_4" text:outline-level="4">5. <text:span text:style-name="Strong_20_Emphasis">CSS ve JavaScript Özelleştirme</text:span></text:h>
      <text:list text:style-name="L46">
        <text:list-item>
          <text:p text:style-name="P94"><text:span text:style-name="Strong_20_Emphasis">Özel CSS ve JavaScript Desteği</text:span>: Kullanıcılar, tema ve sayfa düzenini daha fazla özelleştirmek için kendi CSS ve JavaScript kodlarını ekleyebilir.</text:p>
        </text:list-item>
        <text:list-item>
          <text:p text:style-name="P93"><text:span text:style-name="Strong_20_Emphasis">Kod Düzenleyici</text:span>: Uygulamanın içinde yer alan bir kod düzenleyici, kullanıcıların kodlarını düzenleyip anında sonuçları görmelerini sağlar.</text:p>
        </text:list-item>
      </text:list>
      <text:h text:style-name="Heading_20_4" text:outline-level="4">6. <text:span text:style-name="Strong_20_Emphasis">Tema Seçenekleri Paneli</text:span></text:h>
      <text:list text:style-name="L47">
        <text:list-item>
          <text:p text:style-name="P96"><text:span text:style-name="Strong_20_Emphasis">Geniş Tema Seçenekleri</text:span>: Kullanıcılar, temanın özel ayarlarını (örneğin, sayfa düzeni, başlık stili, ana sayfa düzeni) tema seçenekleri paneli üzerinden kolayca ayarlayabilir.</text:p>
        </text:list-item>
        <text:list-item>
          <text:p text:style-name="P95"><text:span text:style-name="Strong_20_Emphasis">Başlık ve Altbilgi Özelleştirme</text:span>: Temanın başlık ve altbilgi kısımlarını düzenleme ve özelleştirme.</text:p>
        </text:list-item>
      </text:list>
      <text:h text:style-name="Heading_20_4" text:outline-level="4"><text:soft-page-break/>7. <text:span text:style-name="Strong_20_Emphasis">Çoklu Tema Desteği</text:span></text:h>
      <text:list text:style-name="L48">
        <text:list-item>
          <text:p text:style-name="P98"><text:span text:style-name="Strong_20_Emphasis">Tema Önizleme ve Deneme</text:span>: Kullanıcılar, herhangi bir temayı etkinleştirmeden önce önizleyebilir ve test edebilir.</text:p>
        </text:list-item>
        <text:list-item>
          <text:p text:style-name="P97"><text:span text:style-name="Strong_20_Emphasis">Alt Temalar (Child Themes)</text:span>: Kullanıcıların ana tema güncellemelerinde değişikliklerini kaybetmemek için alt temalar oluşturmasına olanak tanınır.</text:p>
        </text:list-item>
      </text:list>
      <text:h text:style-name="Heading_20_4" text:outline-level="4">8. <text:span text:style-name="Strong_20_Emphasis">Responsive (Duyarlı) Tasarım</text:span></text:h>
      <text:list text:style-name="L49">
        <text:list-item>
          <text:p text:style-name="P100"><text:span text:style-name="Strong_20_Emphasis">Mobil ve Tablet Uyumlu Temalar</text:span>: Tüm temaların mobil cihazlar ve tabletler için uyumlu olması sağlanır.</text:p>
        </text:list-item>
        <text:list-item>
          <text:p text:style-name="P99"><text:span text:style-name="Strong_20_Emphasis">Duyarlı Tasarım Araçları</text:span>: Temanın mobil cihazlarda nasıl göründüğünü kontrol edebilme araçları.</text:p>
        </text:list-item>
      </text:list>
      <text:h text:style-name="Heading_20_4" text:outline-level="4">9. <text:span text:style-name="Strong_20_Emphasis">Tema Güncellemeleri ve Güvenlik</text:span></text:h>
      <text:list text:style-name="L50">
        <text:list-item>
          <text:p text:style-name="P102"><text:span text:style-name="Strong_20_Emphasis">Otomatik Tema Güncellemeleri</text:span>: Kullanıcılar, temalarını düzenli olarak güncelleyerek güvenlik ve performans iyileştirmelerinden faydalanabilir.</text:p>
        </text:list-item>
        <text:list-item>
          <text:p text:style-name="P101"><text:span text:style-name="Strong_20_Emphasis">Tema Yedekleme</text:span>: Güncelleme öncesi temaların yedeklenmesi için entegre yedekleme araçları.</text:p>
        </text:list-item>
      </text:list>
      <text:h text:style-name="Heading_20_4" text:outline-level="4">10. <text:span text:style-name="Strong_20_Emphasis">SEO ve Performans Optimizasyonu</text:span></text:h>
      <text:list text:style-name="L51">
        <text:list-item>
          <text:p text:style-name="P104"><text:span text:style-name="Strong_20_Emphasis">SEO Dostu Temalar</text:span>: Temaların SEO uyumluluğunu artıran yapılar.</text:p>
        </text:list-item>
        <text:list-item>
          <text:p text:style-name="P103"><text:span text:style-name="Strong_20_Emphasis">Hız Optimizasyonu</text:span>: CSS ve JavaScript dosyalarının minimize edilmesi ve gecikmeli yükleme özellikleri ile performansın iyileştirilmesi.</text:p>
        </text:list-item>
      </text:list>
      <text:p text:style-name="Text_20_body">Bu detaylar, kullanıcıların projeyi kendi ihtiyaçlarına ve kurumsal kimliklerine uygun şekilde kişiselleştirebilmelerini ve kullanıcı deneyimini optimize etmelerini sağlayacak bir tema ve özelleştirme modülünün temelini oluşturur.</text:p>
      <text:h text:style-name="Heading_20_3" text:outline-level="3">Eklenti Sistemi</text:h>
      <text:p text:style-name="Text_20_body">Eklenti sistemi, uygulamanın işlevselliğini genişletmek için kullanıcıların ekstra özellikler eklemesine olanak tanır. Bu sistem, kullanıcılara ihtiyaca göre uygulamanın modüler bir yapıya sahip olmasını ve özelleştirilmesini sağlar. Eklentiler, kullanıcıların uygulamayı kişisel ve kurumsal ihtiyaçlarına göre yapılandırmasına olanak tanıyarak projeyi esnek ve genişletilebilir kılar.</text:p>
      <text:h text:style-name="Heading_20_4" text:outline-level="4">1. <text:span text:style-name="Strong_20_Emphasis">Eklenti Yükleme ve Yönetim</text:span></text:h>
      <text:list text:style-name="L52">
        <text:list-item>
          <text:p text:style-name="P106"><text:span text:style-name="Strong_20_Emphasis">Eklenti Deposu</text:span>: Kullanıcıların eklentileri arayabileceği ve yükleyebileceği bir eklenti deposu veya mağazası.</text:p>
        </text:list-item>
        <text:list-item>
          <text:p text:style-name="P106"><text:span text:style-name="Strong_20_Emphasis">Manuel Yükleme</text:span>: Harici kaynaklardan indirilen eklentilerin manuel olarak yüklenmesi ve etkinleştirilmesi.</text:p>
        </text:list-item>
        <text:list-item>
          <text:p text:style-name="P105"><text:span text:style-name="Strong_20_Emphasis">Eklenti Güncellemeleri</text:span>: Güncellemelerin otomatik veya manuel olarak yapılabilmesi için entegre bir sistem.</text:p>
        </text:list-item>
      </text:list>
      <text:h text:style-name="Heading_20_4" text:outline-level="4">2. <text:span text:style-name="Strong_20_Emphasis">Eklenti Aktifleştirme ve Devre Dışı Bırakma</text:span></text:h>
      <text:list text:style-name="L53">
        <text:list-item>
          <text:p text:style-name="P108"><text:span text:style-name="Strong_20_Emphasis">Aktivasyon Paneli</text:span>: Kullanıcıların yüklü eklentileri etkinleştirebileceği veya devre dışı bırakabileceği bir panel.</text:p>
        </text:list-item>
        <text:list-item>
          <text:p text:style-name="P107"><text:span text:style-name="Strong_20_Emphasis">Durum Göstergesi</text:span>: Her eklentinin aktif veya pasif olduğunu gösteren bir gösterge.</text:p>
        </text:list-item>
      </text:list>
      <text:h text:style-name="Heading_20_4" text:outline-level="4"><text:soft-page-break/>3. <text:span text:style-name="Strong_20_Emphasis">Eklenti Uyumluluk Kontrolleri</text:span></text:h>
      <text:list text:style-name="L54">
        <text:list-item>
          <text:p text:style-name="P110"><text:span text:style-name="Strong_20_Emphasis">Sürüm Kontrolü</text:span>: Eklentilerin uygulamanın sürümüyle uyumluluğunu kontrol eden bir sistem.</text:p>
        </text:list-item>
        <text:list-item>
          <text:p text:style-name="P109"><text:span text:style-name="Strong_20_Emphasis">Uyumluluk Bildirimleri</text:span>: Eklenti uyumluluğu hakkında kullanıcıları bilgilendiren uyarılar ve bildirimler.</text:p>
        </text:list-item>
      </text:list>
      <text:h text:style-name="Heading_20_4" text:outline-level="4">4. <text:span text:style-name="Strong_20_Emphasis">Eklenti API ve Geliştirici Desteği</text:span></text:h>
      <text:list text:style-name="L55">
        <text:list-item>
          <text:p text:style-name="P112"><text:span text:style-name="Strong_20_Emphasis">Geliştirici Belgeleri</text:span>: Eklenti geliştirmek isteyen kullanıcılar için API dökümantasyonu ve rehberlik.</text:p>
        </text:list-item>
        <text:list-item>
          <text:p text:style-name="P112"><text:span text:style-name="Strong_20_Emphasis">Kod Örnekleri</text:span>: Eklenti geliştirme sürecini hızlandırmak için örnek kodlar ve şablonlar.</text:p>
        </text:list-item>
        <text:list-item>
          <text:p text:style-name="P111"><text:span text:style-name="Strong_20_Emphasis">Eklenti Hook’ları</text:span>: Uygulamanın belirli noktalarına müdahale etmek için hook ve filtre mekanizmaları.</text:p>
        </text:list-item>
      </text:list>
      <text:h text:style-name="Heading_20_4" text:outline-level="4">5. <text:span text:style-name="Strong_20_Emphasis">Eklenti Ayarları ve Yapılandırma</text:span></text:h>
      <text:list text:style-name="L56">
        <text:list-item>
          <text:p text:style-name="P114"><text:span text:style-name="Strong_20_Emphasis">Ayar Sayfaları</text:span>: Her eklenti için kullanıcıların kolayca yapılandırma yapabileceği özel ayar sayfaları.</text:p>
        </text:list-item>
        <text:list-item>
          <text:p text:style-name="P114"><text:span text:style-name="Strong_20_Emphasis">Özelleştirilmiş Ayarlar</text:span>: Eklentiye özel parametrelerin ve ayarların yapılabilmesi.</text:p>
        </text:list-item>
        <text:list-item>
          <text:p text:style-name="P113"><text:span text:style-name="Strong_20_Emphasis">Özelleştirilebilir İzinler</text:span>: Yönetici veya kullanıcı düzeyinde, eklentilerin erişim ve kullanımı üzerinde kontrol.</text:p>
        </text:list-item>
      </text:list>
      <text:h text:style-name="Heading_20_4" text:outline-level="4">6. <text:span text:style-name="Strong_20_Emphasis">Performans ve Güvenlik Kontrolleri</text:span></text:h>
      <text:list text:style-name="L57">
        <text:list-item>
          <text:p text:style-name="P116"><text:span text:style-name="Strong_20_Emphasis">Performans İzleme</text:span>: Yüklü eklentilerin sistem üzerindeki yükünü ve performans etkisini izleme araçları.</text:p>
        </text:list-item>
        <text:list-item>
          <text:p text:style-name="P115"><text:span text:style-name="Strong_20_Emphasis">Güvenlik Denetimleri</text:span>: Güvenlik açıklarını önlemek için eklenti kodlarının kontrol edilmesi ve doğrulama süreçleri.</text:p>
        </text:list-item>
      </text:list>
      <text:h text:style-name="Heading_20_4" text:outline-level="4">7. <text:span text:style-name="Strong_20_Emphasis">Eklenti Kategorileri ve Sınıflandırma</text:span></text:h>
      <text:list text:style-name="L58">
        <text:list-item>
          <text:p text:style-name="P118"><text:span text:style-name="Strong_20_Emphasis">Kategorilere Göre Filtreleme</text:span>: Eklentileri, özelliklerine veya işlevselliğine göre kategorize etme (örneğin, SEO, güvenlik, analitik).</text:p>
        </text:list-item>
        <text:list-item>
          <text:p text:style-name="P117"><text:span text:style-name="Strong_20_Emphasis">Popüler ve Öne Çıkan Eklentiler</text:span>: Kullanıcıların en çok kullanılan veya tavsiye edilen eklentilere kolayca erişmesini sağlayan listeleme.</text:p>
        </text:list-item>
      </text:list>
      <text:h text:style-name="Heading_20_4" text:outline-level="4">8. <text:span text:style-name="Strong_20_Emphasis">Yedekleme ve Geri Yükleme</text:span></text:h>
      <text:list text:style-name="L59">
        <text:list-item>
          <text:p text:style-name="P120"><text:span text:style-name="Strong_20_Emphasis">Eklenti Verileri Yedekleme</text:span>: Eklenti ayarlarının ve verilerinin düzenli yedeklenmesi.</text:p>
        </text:list-item>
        <text:list-item>
          <text:p text:style-name="P119"><text:span text:style-name="Strong_20_Emphasis">Geri Yükleme</text:span>: Eklenti güncellemelerinden veya değişikliklerden sonra eski sürümlere geri dönme imkanı.</text:p>
        </text:list-item>
      </text:list>
      <text:h text:style-name="Heading_20_4" text:outline-level="4">9. <text:span text:style-name="Strong_20_Emphasis">Eklenti Derecelendirme ve İnceleme Sistemi</text:span></text:h>
      <text:list text:style-name="L60">
        <text:list-item>
          <text:p text:style-name="P122"><text:span text:style-name="Strong_20_Emphasis">Kullanıcı Yorumları ve Puanlama</text:span>: Eklentiler hakkında kullanıcıların yorum yapabilmesi ve puan verebilmesi.</text:p>
        </text:list-item>
        <text:list-item>
          <text:p text:style-name="P121"><text:span text:style-name="Strong_20_Emphasis">Geri Bildirim Mekanizması</text:span>: Geliştiricilerin, kullanıcıların öneri ve geri bildirimlerini alması.</text:p>
        </text:list-item>
      </text:list>
      <text:h text:style-name="Heading_20_4" text:outline-level="4">10. <text:span text:style-name="Strong_20_Emphasis">Ücretli ve Ücretsiz Eklentiler</text:span></text:h>
      <text:list text:style-name="L61">
        <text:list-item>
          <text:p text:style-name="P124"><text:span text:style-name="Strong_20_Emphasis">Premium Eklenti Desteği</text:span>: Ücretli eklentilerin satışı ve yönetimi için entegre bir sistem.</text:p>
        </text:list-item>
        <text:list-item>
          <text:p text:style-name="P123"><text:soft-page-break/><text:span text:style-name="Strong_20_Emphasis">Lisanslama</text:span>: Premium eklentilerin lisans anahtarları ve aktivasyon sistemleri.</text:p>
        </text:list-item>
      </text:list>
      <text:p text:style-name="Text_20_body">Bu eklenti sistemi, kullanıcıların uygulamanın işlevselliğini genişletmesine olanak tanırken, geliştiricilere de yeni ve özel çözümler sunma imkanı tanır. Eklenti sistemi, uygulamanın sürekli gelişimini ve kullanıcı deneyimini iyileştirmeyi destekleyen modüler bir yapıya sahiptir.</text:p>
      <text:p text:style-name="Standard"/>
      <text:h text:style-name="Heading_20_3" text:outline-level="3">SEO ve Performans Araçları</text:h>
      <text:p text:style-name="Text_20_body">SEO (Arama Motoru Optimizasyonu) ve performans araçları, web uygulamalarının arama motorlarında daha üst sıralarda yer almasını ve kullanıcı deneyimini artırmasını sağlayan kritik bileşenlerdir. Bu başlık, uygulamanın daha hızlı çalışmasını ve arama motorları için optimize edilmesini sağlayacak özellikleri ve araçları içerir.</text:p>
      <text:h text:style-name="Heading_20_4" text:outline-level="4">1. <text:span text:style-name="Strong_20_Emphasis">SEO Başlık ve Meta Yönetimi</text:span></text:h>
      <text:list text:style-name="L62">
        <text:list-item>
          <text:p text:style-name="P126"><text:span text:style-name="Strong_20_Emphasis">Dinamik Başlıklar ve Meta Açıklamalar</text:span>: Her sayfa ve içerik için özel başlıklar ve meta açıklamalar belirlenebilir.</text:p>
        </text:list-item>
        <text:list-item>
          <text:p text:style-name="P126"><text:span text:style-name="Strong_20_Emphasis">Anahtar Kelime Yönetimi</text:span>: Sayfa ve içeriklerin arama motorları için daha çekici hale getirilmesi amacıyla anahtar kelime ekleme.</text:p>
        </text:list-item>
        <text:list-item>
          <text:p text:style-name="P125"><text:span text:style-name="Strong_20_Emphasis">Otomatik Meta Üretimi</text:span>: İçeriğin başlığını ve ilk birkaç cümlesini kullanarak otomatik olarak meta açıklama oluşturma.</text:p>
        </text:list-item>
      </text:list>
      <text:h text:style-name="Heading_20_4" text:outline-level="4">2. <text:span text:style-name="Strong_20_Emphasis">SEO Analiz ve Öneri Araçları</text:span></text:h>
      <text:list text:style-name="L63">
        <text:list-item>
          <text:p text:style-name="P128"><text:span text:style-name="Strong_20_Emphasis">SEO Skorları</text:span>: Kullanıcılara sayfa ve içeriklerinin SEO uyumluluğunu gösteren bir skor sistemi.</text:p>
        </text:list-item>
        <text:list-item>
          <text:p text:style-name="P128"><text:span text:style-name="Strong_20_Emphasis">İyileştirme Önerileri</text:span>: Başlık uzunluğu, meta açıklamalar, anahtar kelime yoğunluğu gibi faktörler hakkında öneriler sunan araçlar.</text:p>
        </text:list-item>
        <text:list-item>
          <text:p text:style-name="P127"><text:span text:style-name="Strong_20_Emphasis">Analitik Entegrasyonu</text:span>: Google Analytics ve diğer araçlarla entegrasyon yaparak kullanıcı davranışlarını ve trafik kaynaklarını analiz etme.</text:p>
        </text:list-item>
      </text:list>
      <text:h text:style-name="Heading_20_4" text:outline-level="4">3. <text:span text:style-name="Strong_20_Emphasis">Site Haritası (XML Sitemap)</text:span></text:h>
      <text:list text:style-name="L64">
        <text:list-item>
          <text:p text:style-name="P130"><text:span text:style-name="Strong_20_Emphasis">Otomatik Sitemap Oluşturma</text:span>: Web sitesindeki sayfaların ve içeriklerin yer aldığı dinamik bir XML site haritası oluşturma.</text:p>
        </text:list-item>
        <text:list-item>
          <text:p text:style-name="P129"><text:span text:style-name="Strong_20_Emphasis">Arama Motoru Bildirimi</text:span>: Site haritasının arama motorlarına otomatik olarak bildirilmesi.</text:p>
        </text:list-item>
      </text:list>
      <text:h text:style-name="Heading_20_4" text:outline-level="4">4. <text:span text:style-name="Strong_20_Emphasis">URL Yapısı ve Yönetimi</text:span></text:h>
      <text:list text:style-name="L65">
        <text:list-item>
          <text:p text:style-name="P132"><text:span text:style-name="Strong_20_Emphasis">SEO Dostu URL’ler</text:span>: İçeriklerin daha iyi sıralamalar alabilmesi için anlaşılır ve temiz URL yapılarının desteklenmesi.</text:p>
        </text:list-item>
        <text:list-item>
          <text:p text:style-name="P131"><text:span text:style-name="Strong_20_Emphasis">Kanoni̇kal Etiketleme</text:span>: Çift içerik sorunlarını önlemek için kanonik URL etiketlerinin kullanımı.</text:p>
        </text:list-item>
      </text:list>
      <text:h text:style-name="Heading_20_4" text:outline-level="4">5. <text:span text:style-name="Strong_20_Emphasis">Mobil Uyum ve Performans</text:span></text:h>
      <text:list text:style-name="L66">
        <text:list-item>
          <text:p text:style-name="P134"><text:span text:style-name="Strong_20_Emphasis">Responsive Tasarım</text:span>: Web sitesinin tüm cihazlarda (masaüstü, tablet, mobil) uyumlu çalışmasını sağlamak için duyarlı tasarım.</text:p>
        </text:list-item>
        <text:list-item>
          <text:p text:style-name="P133"><text:span text:style-name="Strong_20_Emphasis">Mobil Performans Testleri</text:span>: Uygulamanın mobil cihazlarda ne kadar hızlı çalıştığını ölçen araçlar ve optimizasyon önerileri.</text:p>
        </text:list-item>
      </text:list>
      <text:h text:style-name="Heading_20_4" text:outline-level="4"><text:soft-page-break/>6. <text:span text:style-name="Strong_20_Emphasis">Hız Optimizasyonu Araçları</text:span></text:h>
      <text:list text:style-name="L67">
        <text:list-item>
          <text:p text:style-name="P136"><text:span text:style-name="Strong_20_Emphasis">Önbellekleme Mekanizmaları</text:span>: Sayfa yükleme sürelerini azaltmak için statik içeriklerin ve veritabanı sorgularının önbelleğe alınması.</text:p>
        </text:list-item>
        <text:list-item>
          <text:p text:style-name="P136"><text:span text:style-name="Strong_20_Emphasis">Dosya Sıkıştırma</text:span>: CSS, JavaScript ve HTML dosyalarının sıkıştırılması ve minimize edilmesi.</text:p>
        </text:list-item>
        <text:list-item>
          <text:p text:style-name="P135"><text:span text:style-name="Strong_20_Emphasis">Gecikmeli Yükleme (Lazy Loading)</text:span>: Sayfanın ilk yüklenme süresini hızlandırmak için resim ve diğer medya öğelerinin gecikmeli olarak yüklenmesi.</text:p>
        </text:list-item>
      </text:list>
      <text:h text:style-name="Heading_20_4" text:outline-level="4">7. <text:span text:style-name="Strong_20_Emphasis">Görsel Optimizasyonu</text:span></text:h>
      <text:list text:style-name="L68">
        <text:list-item>
          <text:p text:style-name="P138"><text:span text:style-name="Strong_20_Emphasis">Görsel Boyutlandırma ve Sıkıştırma</text:span>: Yüksek çözünürlüklü görsellerin web uyumlu hale getirilmesi için sıkıştırma ve yeniden boyutlandırma araçları.</text:p>
        </text:list-item>
        <text:list-item>
          <text:p text:style-name="P137"><text:span text:style-name="Strong_20_Emphasis">Alternatif Metin (Alt Text)</text:span>: Görsellerin arama motorları tarafından indekslenmesini sağlamak için alternatif metin ekleme.</text:p>
        </text:list-item>
      </text:list>
      <text:h text:style-name="Heading_20_4" text:outline-level="4">8. <text:span text:style-name="Strong_20_Emphasis">İç Bağlantı ve Harici Bağlantılar</text:span></text:h>
      <text:list text:style-name="L69">
        <text:list-item>
          <text:p text:style-name="P140"><text:span text:style-name="Strong_20_Emphasis">İç Bağlantı Yönetimi</text:span>: İçerikler arasında bağlantı kurarak kullanıcıları daha uzun süre sitede tutma ve arama motoru tarayıcılarına siteyi daha iyi tanıtma.</text:p>
        </text:list-item>
        <text:list-item>
          <text:p text:style-name="P139"><text:span text:style-name="Strong_20_Emphasis">Kırık Bağlantı Kontrolü</text:span>: Sitede bulunan ölü veya kırık bağlantıların tespiti ve düzeltilmesi.</text:p>
        </text:list-item>
      </text:list>
      <text:h text:style-name="Heading_20_4" text:outline-level="4">9. <text:span text:style-name="Strong_20_Emphasis">Güvenlik ve SSL Sertifikaları</text:span></text:h>
      <text:list text:style-name="L70">
        <text:list-item>
          <text:p text:style-name="P142"><text:span text:style-name="Strong_20_Emphasis">SSL/TLS Entegrasyonu</text:span>: HTTPS protokolünü kullanarak güvenli veri aktarımı sağlanması ve arama motoru sıralamalarını artırma.</text:p>
        </text:list-item>
        <text:list-item>
          <text:p text:style-name="P141"><text:span text:style-name="Strong_20_Emphasis">Güvenlik Optimizasyonları</text:span>: Arama motorlarının sitenin güvenliğini dikkate alarak değerlendirdiği faktörler için ek güvenlik önlemleri.</text:p>
        </text:list-item>
      </text:list>
      <text:h text:style-name="Heading_20_4" text:outline-level="4">10. <text:span text:style-name="Strong_20_Emphasis">Open Graph ve Sosyal Medya Optimizasyonu</text:span></text:h>
      <text:list text:style-name="L71">
        <text:list-item>
          <text:p text:style-name="P144"><text:span text:style-name="Strong_20_Emphasis">Open Graph Etiketleri</text:span>: Sosyal medya paylaşımlarının daha iyi görünmesi için Open Graph meta etiketlerinin kullanılması.</text:p>
        </text:list-item>
        <text:list-item>
          <text:p text:style-name="P143"><text:span text:style-name="Strong_20_Emphasis">Sosyal Paylaşım Butonları</text:span>: Kullanıcıların içerikleri sosyal medyada kolayca paylaşmasını sağlayan butonlar ve eklentiler.</text:p>
        </text:list-item>
      </text:list>
      <text:h text:style-name="Heading_20_4" text:outline-level="4">11. <text:span text:style-name="Strong_20_Emphasis">Performans Raporlama ve Takip</text:span></text:h>
      <text:list text:style-name="L72">
        <text:list-item>
          <text:p text:style-name="P146"><text:span text:style-name="Strong_20_Emphasis">Sayfa Hız Raporları</text:span>: Web sayfalarının hız performansını analiz eden raporlar.</text:p>
        </text:list-item>
        <text:list-item>
          <text:p text:style-name="P145"><text:span text:style-name="Strong_20_Emphasis">SEO ve Performans Özetleri</text:span>: Kullanıcıların genel SEO ve performans durumu hakkında bilgi sahibi olmalarını sağlayan özet raporlar.</text:p>
        </text:list-item>
      </text:list>
      <text:p text:style-name="Text_20_body">Bu araçlar, uygulamanın arama motoru sonuçlarında daha üst sıralarda yer almasını ve kullanıcı deneyiminin iyileştirilmesini sağlar. SEO ve performans optimizasyonu, projenin başarısı için kritik öneme sahip olduğundan, bu özelliklerin entegre edilmesi, daha geniş bir kitleye ulaşmak ve kullanıcıları elde tutmak açısından büyük avantajlar sunar.</text:p>
      <text:p text:style-name="Text_20_body"/>
      <text:p text:style-name="Text_20_body"/>
      <text:h text:style-name="P1" text:outline-level="3"><text:soft-page-break/>Yorum ve Geri Bildirim Sistemi</text:h>
      <text:p text:style-name="Text_20_body">Yorum ve geri bildirim sistemi, kullanıcıların içeriklere yorum yapmasını, geri bildirimde bulunmasını ve etkileşimde kalmasını sağlayan önemli bir özelliktir. Bu sistem, web uygulamalarının kullanıcı katılımını artırmasına ve içeriklerin etkileşimini güçlendirmesine yardımcı olur. Kurumsal ve bireysel web siteleri için kullanıcı geri bildirimlerini toplamak ve yönetmek için etkili bir mekanizma sağlar.</text:p>
      <text:h text:style-name="Heading_20_4" text:outline-level="4">1. <text:span text:style-name="Strong_20_Emphasis">Yorum Özellikleri</text:span></text:h>
      <text:list text:style-name="L73">
        <text:list-item>
          <text:p text:style-name="P148"><text:span text:style-name="Strong_20_Emphasis">Yorum Yapma Yeteneği</text:span>: Kullanıcılar, içeriklerin altına yorum yapabilir. Bu özellik, kayıtlı kullanıcılarla sınırlandırılabilir veya herkese açık hale getirilebilir.</text:p>
        </text:list-item>
        <text:list-item>
          <text:p text:style-name="P148"><text:span text:style-name="Strong_20_Emphasis">Anonim Yorumlar</text:span>: Yönetici onayı ile anonim yorumlar yapılmasına izin verilebilir.</text:p>
        </text:list-item>
        <text:list-item>
          <text:p text:style-name="P147"><text:span text:style-name="Strong_20_Emphasis">Yorum Düzenleme ve Silme</text:span>: Kullanıcılar, belirli bir süre boyunca kendi yorumlarını düzenleyebilir veya silebilir.</text:p>
        </text:list-item>
      </text:list>
      <text:h text:style-name="Heading_20_4" text:outline-level="4">2. <text:span text:style-name="Strong_20_Emphasis">Yorum Yönetimi ve Moderasyon</text:span></text:h>
      <text:list text:style-name="L74">
        <text:list-item>
          <text:p text:style-name="P150"><text:span text:style-name="Strong_20_Emphasis">Onay Sistemi</text:span>: Yorumların otomatik olarak yayınlanmadan önce yönetici veya moderatör onayı gerektirmesi.</text:p>
        </text:list-item>
        <text:list-item>
          <text:p text:style-name="P150"><text:span text:style-name="Strong_20_Emphasis">Spam Filtreleme</text:span>: Otomatik olarak spam yorumları algılayan ve engelleyen sistemler (örneğin, Captcha entegrasyonu).</text:p>
        </text:list-item>
        <text:list-item>
          <text:p text:style-name="P149"><text:span text:style-name="Strong_20_Emphasis">Raporlama Sistemi</text:span>: Kullanıcıların uygunsuz yorumları rapor edebileceği bir mekanizma.</text:p>
        </text:list-item>
      </text:list>
      <text:h text:style-name="Heading_20_4" text:outline-level="4">3. <text:span text:style-name="Strong_20_Emphasis">Yorum Yapısı ve Hiyerarşisi</text:span></text:h>
      <text:list text:style-name="L75">
        <text:list-item>
          <text:p text:style-name="P152"><text:span text:style-name="Strong_20_Emphasis">Cevaplama Özelliği</text:span>: Kullanıcıların, diğer yorumlara yanıt verebileceği ve diyalog başlatabileceği bir yapı.</text:p>
        </text:list-item>
        <text:list-item>
          <text:p text:style-name="P151"><text:span text:style-name="Strong_20_Emphasis">Yorum Hiyerarşisi</text:span>: Yorumların alt alta sıralanabileceği, iç içe geçmiş yorum zincirleri (nested comments).</text:p>
        </text:list-item>
      </text:list>
      <text:h text:style-name="Heading_20_4" text:outline-level="4">4. <text:span text:style-name="Strong_20_Emphasis">Bildirim ve Geri Bildirim</text:span></text:h>
      <text:list text:style-name="L76">
        <text:list-item>
          <text:p text:style-name="P154"><text:span text:style-name="Strong_20_Emphasis">Yorum Bildirimleri</text:span>: Kullanıcıların, yorumlarına yanıt geldiğinde e-posta veya bildirim yoluyla haberdar olması.</text:p>
        </text:list-item>
        <text:list-item>
          <text:p text:style-name="P154"><text:span text:style-name="Strong_20_Emphasis">Beğeni ve Değerlendirme</text:span>: Kullanıcıların yorumları beğenebilmesi veya değerlendirebilmesi.</text:p>
        </text:list-item>
        <text:list-item>
          <text:p text:style-name="P153"><text:span text:style-name="Strong_20_Emphasis">Yorum İstatistikleri</text:span>: Yorumların kaç beğeni aldığı ve kaç cevap verildiği gibi istatistikler.</text:p>
        </text:list-item>
      </text:list>
      <text:h text:style-name="Heading_20_4" text:outline-level="4">5. <text:span text:style-name="Strong_20_Emphasis">Kullanıcı Profilleri ve Avatarlar</text:span></text:h>
      <text:list text:style-name="L77">
        <text:list-item>
          <text:p text:style-name="P156"><text:span text:style-name="Strong_20_Emphasis">Profil Avatarları</text:span>: Yorum yapan kullanıcıların profil resimlerinin görüntülenmesi.</text:p>
        </text:list-item>
        <text:list-item>
          <text:p text:style-name="P155"><text:span text:style-name="Strong_20_Emphasis">Kullanıcı Bilgileri</text:span>: Yorum yapan kullanıcıların ismi, kullanıcı adı ve diğer profil bilgileri.</text:p>
        </text:list-item>
      </text:list>
      <text:h text:style-name="Heading_20_4" text:outline-level="4">6. <text:span text:style-name="Strong_20_Emphasis">Geri Bildirim Formları</text:span></text:h>
      <text:list text:style-name="L78">
        <text:list-item>
          <text:p text:style-name="P158"><text:span text:style-name="Strong_20_Emphasis">Özelleştirilebilir Formlar</text:span>: Kullanıcıların, belirli içerikler veya sayfalar hakkında geri bildirimde bulunabilmeleri için özelleştirilebilir form alanları.</text:p>
        </text:list-item>
        <text:list-item>
          <text:p text:style-name="P158"><text:span text:style-name="Strong_20_Emphasis">Geri Bildirim Tipleri</text:span>: Olumlu, olumsuz veya öneri şeklinde farklı geri bildirim türlerinin seçilebilmesi.</text:p>
        </text:list-item>
        <text:list-item>
          <text:p text:style-name="P157"><text:span text:style-name="Strong_20_Emphasis">Veri Analizi</text:span>: Geri bildirimlerin istatistiksel olarak analiz edilmesi ve yöneticiye raporlanması.</text:p>
        </text:list-item>
      </text:list>
      <text:h text:style-name="Heading_20_4" text:outline-level="4"><text:soft-page-break/>7. <text:span text:style-name="Strong_20_Emphasis">Otomatik Yanıt ve Moderatör Yorumları</text:span></text:h>
      <text:list text:style-name="L79">
        <text:list-item>
          <text:p text:style-name="P160"><text:span text:style-name="Strong_20_Emphasis">Otomatik Yanıtlar</text:span>: Yönetici onayıyla belirli anahtar kelimeler veya koşullar sağlandığında otomatik yanıtlar gönderme özelliği.</text:p>
        </text:list-item>
        <text:list-item>
          <text:p text:style-name="P159"><text:span text:style-name="Strong_20_Emphasis">Moderasyon Yanıtları</text:span>: Moderatörlerin özel etiketlerle yorum yapabilmesi (örneğin, "Moderasyon Cevabı").</text:p>
        </text:list-item>
      </text:list>
      <text:h text:style-name="Heading_20_4" text:outline-level="4">8. <text:span text:style-name="Strong_20_Emphasis">Yorumlar için Özelleştirilmiş Ayarlar</text:span></text:h>
      <text:list text:style-name="L80">
        <text:list-item>
          <text:p text:style-name="P162"><text:span text:style-name="Strong_20_Emphasis">Yorum Limitleri</text:span>: Kullanıcı başına belirli bir yorum sayısına izin verilmesi.</text:p>
        </text:list-item>
        <text:list-item>
          <text:p text:style-name="P162"><text:span text:style-name="Strong_20_Emphasis">Zaman Kısıtlamaları</text:span>: Eski içeriklere yorum yapılmasını önlemek için yorum yapma süre sınırları belirleme.</text:p>
        </text:list-item>
        <text:list-item>
          <text:p text:style-name="P161"><text:span text:style-name="Strong_20_Emphasis">Dil Filtresi</text:span>: Uygunsuz kelimeleri otomatik olarak filtreleyip engelleyen bir sistem.</text:p>
        </text:list-item>
      </text:list>
      <text:h text:style-name="Heading_20_4" text:outline-level="4">9. <text:span text:style-name="Strong_20_Emphasis">Entegrasyonlar ve Üçüncü Taraf Araçlar</text:span></text:h>
      <text:list text:style-name="L81">
        <text:list-item>
          <text:p text:style-name="P164"><text:span text:style-name="Strong_20_Emphasis">Sosyal Medya Entegrasyonu</text:span>: Kullanıcıların sosyal medya hesaplarıyla giriş yaparak yorum yapabilmesi.</text:p>
        </text:list-item>
        <text:list-item>
          <text:p text:style-name="P163"><text:span text:style-name="Strong_20_Emphasis">Disqus ve Benzeri Sistemler</text:span>: Disqus gibi popüler yorum sistemleri ile entegrasyon seçeneği.</text:p>
        </text:list-item>
      </text:list>
      <text:h text:style-name="Heading_20_4" text:outline-level="4">10. <text:span text:style-name="Strong_20_Emphasis">Performans ve Güvenlik Önlemleri</text:span></text:h>
      <text:list text:style-name="L82">
        <text:list-item>
          <text:p text:style-name="P166"><text:span text:style-name="Strong_20_Emphasis">Yorum Önbellekleme</text:span>: Yorumların performans sorunlarına yol açmaması için önbellekleme stratejileri.</text:p>
        </text:list-item>
        <text:list-item>
          <text:p text:style-name="P166"><text:span text:style-name="Strong_20_Emphasis">Güvenlik Koruması</text:span>: XSS ve diğer güvenlik açıklarını önlemek için yorum alanlarının güvenlik kontrolleri.</text:p>
        </text:list-item>
        <text:list-item>
          <text:p text:style-name="P165"><text:span text:style-name="Strong_20_Emphasis">IP Takibi</text:span>: Uygunsuz davranışları izlemek ve önlemek için kullanıcıların IP adreslerinin kaydedilmesi.</text:p>
        </text:list-item>
      </text:list>
      <text:p text:style-name="Text_20_body">Bu özellikler, kullanıcı etkileşimini teşvik eden ve içeriklere değer katan etkili bir yorum ve geri bildirim sistemi sunar. Kurumsal ve bireysel kullanıcılar için kullanışlı ve güvenli bir platform sağlamak, projenin başarısını artırır.</text:p>
      <text:h text:style-name="P1" text:outline-level="3">Güvenlik Özellikleri</text:h>
      <text:p text:style-name="Text_20_body">Güvenlik özellikleri, web uygulamalarının kullanıcı verilerini ve sistem bütünlüğünü korumak için aldığı önlemler ve uyguladığı protokollerdir. Güvenlik, kullanıcıların uygulamaya olan güvenini artırmak ve veri ihlallerini önlemek için kritik öneme sahiptir. Bu başlık altında, web uygulamalarında gerekli olan güvenlik tedbirleri ve uygulamalar detaylandırılmıştır.</text:p>
      <text:h text:style-name="Heading_20_4" text:outline-level="4">1. <text:span text:style-name="Strong_20_Emphasis">Kimlik Doğrulama ve Yetkilendirme</text:span></text:h>
      <text:list text:style-name="L83">
        <text:list-item>
          <text:p text:style-name="P168"><text:span text:style-name="Strong_20_Emphasis">Güçlü Şifreleme</text:span>: Kullanıcı şifrelerinin bcrypt gibi güvenli şifreleme algoritmalarıyla saklanması.</text:p>
        </text:list-item>
        <text:list-item>
          <text:p text:style-name="P168"><text:span text:style-name="Strong_20_Emphasis">Çift Faktörlü Kimlik Doğrulama (2FA)</text:span>: Kullanıcıların hesaplarına giriş yaparken ek bir güvenlik katmanı olarak iki faktörlü kimlik doğrulama kullanabilmesi.</text:p>
        </text:list-item>
        <text:list-item>
          <text:p text:style-name="P167"><text:span text:style-name="Strong_20_Emphasis">Yetki Kontrolü</text:span>: Kullanıcıların erişim haklarının rol tabanlı kontrol ile sınırlandırılması.</text:p>
        </text:list-item>
      </text:list>
      <text:h text:style-name="Heading_20_4" text:outline-level="4">2. <text:span text:style-name="Strong_20_Emphasis">Veri Şifreleme</text:span></text:h>
      <text:list text:style-name="L84">
        <text:list-item>
          <text:p text:style-name="P170"><text:span text:style-name="Strong_20_Emphasis">SSL/TLS Sertifikaları</text:span>: Tüm veri iletiminin şifrelenerek güvenli bir şekilde aktarılmasını sağlayan SSL/TLS entegrasyonu.</text:p>
        </text:list-item>
        <text:list-item>
          <text:p text:style-name="P169"><text:soft-page-break/><text:span text:style-name="Strong_20_Emphasis">Veritabanı Şifrelemesi</text:span>: Hassas kullanıcı verilerinin veritabanında şifrelenerek saklanması.</text:p>
        </text:list-item>
      </text:list>
      <text:h text:style-name="Heading_20_4" text:outline-level="4">3. <text:span text:style-name="Strong_20_Emphasis">Oturum Yönetimi</text:span></text:h>
      <text:list text:style-name="L85">
        <text:list-item>
          <text:p text:style-name="P172"><text:span text:style-name="Strong_20_Emphasis">Güvenli Oturumlar</text:span>: Kullanıcı oturumlarının belirli bir süre sonunda otomatik olarak sonlandırılması.</text:p>
        </text:list-item>
        <text:list-item>
          <text:p text:style-name="P172"><text:span text:style-name="Strong_20_Emphasis">Oturum İzleme ve Kapatma</text:span>: Kullanıcıların aktif oturumlarını görme ve gerekirse uzaktan kapatma özelliği.</text:p>
        </text:list-item>
        <text:list-item>
          <text:p text:style-name="P171"><text:span text:style-name="Strong_20_Emphasis">CSRF Koruması</text:span>: Oturumlar arası sahte istekleri önlemek için CSRF token kullanımı.</text:p>
        </text:list-item>
      </text:list>
      <text:h text:style-name="Heading_20_4" text:outline-level="4">4. <text:span text:style-name="Strong_20_Emphasis">XSS ve SQL Enjeksiyon Koruması</text:span></text:h>
      <text:list text:style-name="L86">
        <text:list-item>
          <text:p text:style-name="P174"><text:span text:style-name="Strong_20_Emphasis">XSS Koruması</text:span>: Kullanıcı girişlerinin sanitize edilmesi ve güvenli HTML çıktısı sağlanarak XSS (Cross-Site Scripting) saldırılarına karşı önlem alınması.</text:p>
        </text:list-item>
        <text:list-item>
          <text:p text:style-name="P173"><text:span text:style-name="Strong_20_Emphasis">SQL Enjeksiyon Koruması</text:span>: Veritabanı sorgularında parametreli sorgular kullanarak SQL enjeksiyon saldırılarına karşı güvenlik sağlanması.</text:p>
        </text:list-item>
      </text:list>
      <text:h text:style-name="Heading_20_4" text:outline-level="4">5. <text:span text:style-name="Strong_20_Emphasis">Giriş ve Kayıt Güvenliği</text:span></text:h>
      <text:list text:style-name="L87">
        <text:list-item>
          <text:p text:style-name="P176"><text:span text:style-name="Strong_20_Emphasis">CAPTCHA Entegrasyonu</text:span>: Otomatik ve bot saldırılarını önlemek için CAPTCHA veya reCAPTCHA kullanımı.</text:p>
        </text:list-item>
        <text:list-item>
          <text:p text:style-name="P176"><text:span text:style-name="Strong_20_Emphasis">Brute Force Koruması</text:span>: Saldırıları önlemek için belirli bir sayıdan fazla yanlış giriş denemesi yapan kullanıcıların geçici olarak engellenmesi.</text:p>
        </text:list-item>
        <text:list-item>
          <text:p text:style-name="P175"><text:span text:style-name="Strong_20_Emphasis">Hatalı Giriş Bildirimi</text:span>: Kullanıcıların hesaplarına yapılan hatalı giriş denemelerinden haberdar edilmesi.</text:p>
        </text:list-item>
      </text:list>
      <text:h text:style-name="Heading_20_4" text:outline-level="4">6. <text:span text:style-name="Strong_20_Emphasis">Veri Bütünlüğü ve Yedekleme</text:span></text:h>
      <text:list text:style-name="L88">
        <text:list-item>
          <text:p text:style-name="P178"><text:span text:style-name="Strong_20_Emphasis">Veri Yedekleme</text:span>: Düzenli aralıklarla veri yedekleme sistemi.</text:p>
        </text:list-item>
        <text:list-item>
          <text:p text:style-name="P177"><text:span text:style-name="Strong_20_Emphasis">Veri Bütünlüğü Kontrolleri</text:span>: Verilerin doğruluğunu ve tutarlılığını kontrol eden mekanizmalar.</text:p>
        </text:list-item>
      </text:list>
      <text:h text:style-name="Heading_20_4" text:outline-level="4">7. <text:span text:style-name="Strong_20_Emphasis">Denetim ve Kayıt Yönetimi</text:span></text:h>
      <text:list text:style-name="L89">
        <text:list-item>
          <text:p text:style-name="P180"><text:span text:style-name="Strong_20_Emphasis">Hareket Logları</text:span>: Kullanıcıların ve yöneticilerin yaptığı önemli işlemleri kaydederek, gerektiğinde inceleme ve takip imkanı.</text:p>
        </text:list-item>
        <text:list-item>
          <text:p text:style-name="P179"><text:span text:style-name="Strong_20_Emphasis">Log İnceleme</text:span>: Güvenlik ihlallerini belirlemek için logların düzenli olarak incelenmesi ve analiz edilmesi.</text:p>
        </text:list-item>
      </text:list>
      <text:h text:style-name="Heading_20_4" text:outline-level="4">8. <text:span text:style-name="Strong_20_Emphasis">Güvenlik Güncellemeleri ve Yama Yönetimi</text:span></text:h>
      <text:list text:style-name="L90">
        <text:list-item>
          <text:p text:style-name="P182"><text:span text:style-name="Strong_20_Emphasis">Otomatik Güncellemeler</text:span>: Güvenlik açıklarını kapatan otomatik veya manuel güncellemeler.</text:p>
        </text:list-item>
        <text:list-item>
          <text:p text:style-name="P181"><text:span text:style-name="Strong_20_Emphasis">Yama Yönetimi</text:span>: Bilinen güvenlik açıklarına karşı düzenli yamaların ve güvenlik güncellemelerinin uygulanması.</text:p>
        </text:list-item>
      </text:list>
      <text:h text:style-name="Heading_20_4" text:outline-level="4">9. <text:span text:style-name="Strong_20_Emphasis">Kullanıcı Veri Gizliliği</text:span></text:h>
      <text:list text:style-name="L91">
        <text:list-item>
          <text:p text:style-name="P184"><text:span text:style-name="Strong_20_Emphasis">Veri Koruma Politikaları</text:span>: Kullanıcı verilerinin ne şekilde toplandığı, saklandığı ve kullanıldığı hakkında kullanıcıların bilgilendirilmesi.</text:p>
        </text:list-item>
        <text:list-item>
          <text:p text:style-name="P183"><text:span text:style-name="Strong_20_Emphasis">Anonimleştirme ve Maskelenme</text:span>: Kullanıcıların verilerinin anonim hale getirilerek güvenliğinin artırılması.</text:p>
        </text:list-item>
      </text:list>
      <text:h text:style-name="Heading_20_4" text:outline-level="4"><text:soft-page-break/>10. <text:span text:style-name="Strong_20_Emphasis">DDoS ve Trafik Yönetimi</text:span></text:h>
      <text:list text:style-name="L92">
        <text:list-item>
          <text:p text:style-name="P186"><text:span text:style-name="Strong_20_Emphasis">DDoS Koruması</text:span>: Trafik analiz araçları ve firewall’lar kullanılarak dağıtık hizmet engelleme saldırılarına karşı önlem alınması.</text:p>
        </text:list-item>
        <text:list-item>
          <text:p text:style-name="P185"><text:span text:style-name="Strong_20_Emphasis">Trafik Yük Dengeleme</text:span>: Sunucu yükünü dengeleyerek aşırı trafik akışına karşı uygulamanın performansını koruma.</text:p>
        </text:list-item>
      </text:list>
      <text:h text:style-name="Heading_20_4" text:outline-level="4">11. <text:span text:style-name="Strong_20_Emphasis">IP ve Coğrafi Kısıtlama</text:span></text:h>
      <text:list text:style-name="L93">
        <text:list-item>
          <text:p text:style-name="P188"><text:span text:style-name="Strong_20_Emphasis">IP Engelleme</text:span>: Belirli IP adreslerini engelleyerek güvenliğin artırılması.</text:p>
        </text:list-item>
        <text:list-item>
          <text:p text:style-name="P187"><text:span text:style-name="Strong_20_Emphasis">Coğrafi Kısıtlama</text:span>: Belirli coğrafi bölgelerden erişimi sınırlandırma.</text:p>
        </text:list-item>
      </text:list>
      <text:h text:style-name="Heading_20_4" text:outline-level="4">12. <text:span text:style-name="Strong_20_Emphasis">Uygulama Güvenlik Testleri</text:span></text:h>
      <text:list text:style-name="L94">
        <text:list-item>
          <text:p text:style-name="P190"><text:span text:style-name="Strong_20_Emphasis">Penetrasyon Testleri</text:span>: Güvenlik açıklarını tespit etmek için düzenli olarak yapılan sızma testleri.</text:p>
        </text:list-item>
        <text:list-item>
          <text:p text:style-name="P189"><text:span text:style-name="Strong_20_Emphasis">Otomatik Güvenlik Tarayıcıları</text:span>: Uygulamanın güvenlik açıklarını otomatik olarak tespit eden araçların kullanımı.</text:p>
        </text:list-item>
      </text:list>
      <text:p text:style-name="Text_20_body">Bu güvenlik özellikleri, uygulamanın hem kullanıcı verilerini korumasını hem de sistemin bütünlüğünü ve sürdürülebilirliğini sağlamasını amaçlar. Güvenliğin bu kapsamlı şekilde ele alınması, uygulamanın güvenilir ve kullanıcı dostu olmasını destekler.</text:p>
      <text:h text:style-name="P1" text:outline-level="3">Çok Dilli Destek</text:h>
      <text:p text:style-name="Text_20_body">Çok dilli destek, web uygulamalarının farklı dillerde içerik sunmasını sağlayan önemli bir özelliktir. Bu, küresel bir kullanıcı kitlesine hitap etmek isteyen kurumsal ve bireysel web siteleri için kritik bir gerekliliktir. Çok dilli desteğin etkili bir şekilde uygulanması, kullanıcı deneyimini iyileştirir ve erişilebilirliği artırır.</text:p>
      <text:h text:style-name="Heading_20_4" text:outline-level="4">1. <text:span text:style-name="Strong_20_Emphasis">Dil Seçimi ve Yönetimi</text:span></text:h>
      <text:list text:style-name="L95">
        <text:list-item>
          <text:p text:style-name="P192"><text:span text:style-name="Strong_20_Emphasis">Dil Değiştirme Menüsü</text:span>: Kullanıcıların kolayca dil değiştirmesini sağlayan dil seçim menüsü.</text:p>
        </text:list-item>
        <text:list-item>
          <text:p text:style-name="P192"><text:span text:style-name="Strong_20_Emphasis">Otomatik Dil Algılama</text:span>: Kullanıcının tarayıcı diline veya IP adresine göre varsayılan dilin otomatik olarak seçilmesi.</text:p>
        </text:list-item>
        <text:list-item>
          <text:p text:style-name="P191"><text:span text:style-name="Strong_20_Emphasis">Kullanıcıya Özel Dil Tercihleri</text:span>: Kullanıcıların hesap ayarlarında varsayılan dil tercihini belirleyebilmesi.</text:p>
        </text:list-item>
      </text:list>
      <text:h text:style-name="Heading_20_4" text:outline-level="4">2. <text:span text:style-name="Strong_20_Emphasis">Çok Dilli İçerik Yönetimi</text:span></text:h>
      <text:list text:style-name="L96">
        <text:list-item>
          <text:p text:style-name="P194"><text:span text:style-name="Strong_20_Emphasis">İçerik Çeviri Arayüzü</text:span>: İçeriklerin birden fazla dilde yazılması ve düzenlenmesi için kullanıcı dostu bir arayüz.</text:p>
        </text:list-item>
        <text:list-item>
          <text:p text:style-name="P194"><text:span text:style-name="Strong_20_Emphasis">Manuel ve Otomatik Çeviri</text:span>: İçeriklerin manuel olarak eklenmesi ya da otomatik çeviri API'leri ile çevirilerin kolaylaştırılması.</text:p>
        </text:list-item>
        <text:list-item>
          <text:p text:style-name="P193"><text:span text:style-name="Strong_20_Emphasis">Çeviri Durumu Takibi</text:span>: İçeriklerin hangi dillerde mevcut olduğunu ve çevirilerin tamamlanma durumunu gösteren bir gösterge.</text:p>
        </text:list-item>
      </text:list>
      <text:h text:style-name="Heading_20_4" text:outline-level="4">3. <text:span text:style-name="Strong_20_Emphasis">Dil Dosyaları ve Çeviri Yönetimi</text:span></text:h>
      <text:list text:style-name="L97">
        <text:list-item>
          <text:p text:style-name="P196"><text:span text:style-name="Strong_20_Emphasis">JSON, YAML veya XML Formatları</text:span>: Statik içerikler için çeviri dosyalarının yaygın formatlarda saklanması.</text:p>
        </text:list-item>
        <text:list-item>
          <text:p text:style-name="P196"><text:soft-page-break/><text:span text:style-name="Strong_20_Emphasis">Merkezi Çeviri Yönetimi</text:span>: Tüm dil dosyalarının merkezi bir panelden yönetilmesi ve güncellenmesi.</text:p>
        </text:list-item>
        <text:list-item>
          <text:p text:style-name="P195"><text:span text:style-name="Strong_20_Emphasis">Anahtar-Değer Çiftleri</text:span>: Dinamik içeriklerin kolayca çevirilebilmesi için anahtar-değer çiftleri kullanılarak dil dosyalarının yapılandırılması.</text:p>
        </text:list-item>
      </text:list>
      <text:h text:style-name="Heading_20_4" text:outline-level="4">4. <text:span text:style-name="Strong_20_Emphasis">Dinamik ve Statik İçerik Çevirisi</text:span></text:h>
      <text:list text:style-name="L98">
        <text:list-item>
          <text:p text:style-name="P198"><text:span text:style-name="Strong_20_Emphasis">Statik Sayfa Çevirileri</text:span>: Ana sayfa, hakkımızda ve iletişim gibi statik sayfaların çok dilli versiyonları.</text:p>
        </text:list-item>
        <text:list-item>
          <text:p text:style-name="P197"><text:span text:style-name="Strong_20_Emphasis">Dinamik İçerik Çevirisi</text:span>: Blog yazıları, haberler ve kullanıcı tarafından oluşturulan diğer içeriklerin çok dilli destekle yönetilmesi.</text:p>
        </text:list-item>
      </text:list>
      <text:h text:style-name="Heading_20_4" text:outline-level="4">5. <text:span text:style-name="Strong_20_Emphasis">URL ve SEO Uyumluluğu</text:span></text:h>
      <text:list text:style-name="L99">
        <text:list-item>
          <text:p text:style-name="P200"><text:span text:style-name="Strong_20_Emphasis">Dil URL Yapısı</text:span>: Dil seçeneğinin URL'de belirtilmesi (örneğin, <text:span text:style-name="Source_20_Text">/en/about</text:span>, <text:span text:style-name="Source_20_Text">/tr/about</text:span> gibi).</text:p>
        </text:list-item>
        <text:list-item>
          <text:p text:style-name="P200"><text:span text:style-name="Strong_20_Emphasis">Hreflang Etiketleri</text:span>: Arama motorlarının sayfanın farklı dillerdeki versiyonlarını anlamasını sağlayan hreflang etiketlerinin kullanımı.</text:p>
        </text:list-item>
        <text:list-item>
          <text:p text:style-name="P199"><text:span text:style-name="Strong_20_Emphasis">SEO Dostu Çeviriler</text:span>: Çeviri yapılan sayfaların meta açıklamaları ve başlık etiketlerinin dil uyumlu olarak düzenlenmesi.</text:p>
        </text:list-item>
      </text:list>
      <text:h text:style-name="Heading_20_4" text:outline-level="4">6. <text:span text:style-name="Strong_20_Emphasis">Çok Dilli Formlar ve Geri Bildirim</text:span></text:h>
      <text:list text:style-name="L100">
        <text:list-item>
          <text:p text:style-name="P202"><text:span text:style-name="Strong_20_Emphasis">Çok Dilli Form Alanları</text:span>: Formların ve anketlerin birden fazla dilde görüntülenmesi.</text:p>
        </text:list-item>
        <text:list-item>
          <text:p text:style-name="P201"><text:span text:style-name="Strong_20_Emphasis">Form Verilerinin Yönetimi</text:span>: Kullanıcıların geri bildirimlerinin ve form verilerinin dil bazında sınıflandırılması.</text:p>
        </text:list-item>
      </text:list>
      <text:h text:style-name="Heading_20_4" text:outline-level="4">7. <text:span text:style-name="Strong_20_Emphasis">Dil Bazlı Yönlendirme</text:span></text:h>
      <text:list text:style-name="L101">
        <text:list-item>
          <text:p text:style-name="P204"><text:span text:style-name="Strong_20_Emphasis">Otomatik Yönlendirme</text:span>: Kullanıcının tarayıcı diline göre otomatik olarak uygun dildeki sayfaya yönlendirme.</text:p>
        </text:list-item>
        <text:list-item>
          <text:p text:style-name="P203"><text:span text:style-name="Strong_20_Emphasis">Manuel Dil Değiştirme Sonrası Yönlendirme</text:span>: Kullanıcıların dil değiştirdiğinde, aynı içeriğin farklı dildeki versiyonuna yönlendirilmesi.</text:p>
        </text:list-item>
      </text:list>
      <text:h text:style-name="Heading_20_4" text:outline-level="4">8. <text:span text:style-name="Strong_20_Emphasis">Kullanıcı Rolleri ve Çeviri Yetkileri</text:span></text:h>
      <text:list text:style-name="L102">
        <text:list-item>
          <text:p text:style-name="P206"><text:span text:style-name="Strong_20_Emphasis">Çevirmen Rolleri</text:span>: Çeviri yapma yetkisi olan özel kullanıcı rolleri tanımlama.</text:p>
        </text:list-item>
        <text:list-item>
          <text:p text:style-name="P205"><text:span text:style-name="Strong_20_Emphasis">Onay Mekanizması</text:span>: Çevirilerin yayınlanmadan önce onaylanmasını sağlayan bir kontrol mekanizması.</text:p>
        </text:list-item>
      </text:list>
      <text:h text:style-name="Heading_20_4" text:outline-level="4">9. <text:span text:style-name="Strong_20_Emphasis">Çeviri Belleği ve Tekrar Kullanım</text:span></text:h>
      <text:list text:style-name="L103">
        <text:list-item>
          <text:p text:style-name="P208"><text:span text:style-name="Strong_20_Emphasis">Çeviri Belleği</text:span>: Aynı veya benzer içeriklerin tekrar çevirilmesi gerektiğinde mevcut çevirilerin hatırlanması ve kullanılması.</text:p>
        </text:list-item>
        <text:list-item>
          <text:p text:style-name="P207"><text:span text:style-name="Strong_20_Emphasis">Otomatik Öneriler</text:span>: Çevirmenlere, daha önce yapılan çevirilere dayanarak otomatik önerilerde bulunulması.</text:p>
        </text:list-item>
      </text:list>
      <text:h text:style-name="Heading_20_4" text:outline-level="4">10. <text:span text:style-name="Strong_20_Emphasis">Performans ve Optimizasyon</text:span></text:h>
      <text:list text:style-name="L104">
        <text:list-item>
          <text:p text:style-name="P210"><text:span text:style-name="Strong_20_Emphasis">Çeviri Önbellekleme</text:span>: Çevirilerin önbellekte saklanarak sayfa yükleme sürelerinin hızlandırılması.</text:p>
        </text:list-item>
        <text:list-item>
          <text:p text:style-name="P209"><text:soft-page-break/><text:span text:style-name="Strong_20_Emphasis">Dil Dosyalarının Minimizasyonu</text:span>: Performansı artırmak için dil dosyalarının sıkıştırılması ve optimize edilmesi.</text:p>
        </text:list-item>
      </text:list>
      <text:p text:style-name="Text_20_body">Bu özellikler, web uygulamalarının küresel ölçekte daha geniş bir kullanıcı kitlesine hitap etmesine olanak tanır. Çok dilli destek, kullanıcı deneyimini iyileştirir ve uygulamanın erişilebilirliğini artırarak farklı dillerde hizmet sunan firmalar ve bireyler için önemli bir avantaj sağlar.</text:p>
      <text:h text:style-name="P1" text:outline-level="3">Veritabanı Yapısı (MongoDB)</text:h>
      <text:p text:style-name="P2"/>
      <text:p text:style-name="Text_20_body">MongoDB, esnek yapısı ve belge tabanlı modeli sayesinde web uygulamalarında çoklu dil desteği ve dinamik içerik yönetimi gibi özellikler için ideal bir veritabanıdır. Bu başlık altında, MongoDB'nin proje için nasıl yapılandırılacağı ve temel veritabanı tasarımı detaylandırılmıştır.</text:p>
      <text:h text:style-name="Heading_20_4" text:outline-level="4">1. <text:span text:style-name="Strong_20_Emphasis">Genel Veritabanı Yapısı</text:span></text:h>
      <text:list text:style-name="L105">
        <text:list-item>
          <text:p text:style-name="P212"><text:span text:style-name="Strong_20_Emphasis">Veritabanı Adı</text:span>: Proje için mantıklı ve tanımlayıcı bir veritabanı adı kullanılması (örneğin, <text:span text:style-name="Source_20_Text">kurumsal_uygulama</text:span>).</text:p>
        </text:list-item>
        <text:list-item>
          <text:p text:style-name="P211"><text:span text:style-name="Strong_20_Emphasis">Koleksiyonlar (Collections)</text:span>: MongoDB'de tablo yerine kullanılan koleksiyonlar, belirli veri tiplerini ve ilişkili bilgileri depolar.</text:p>
        </text:list-item>
      </text:list>
      <text:h text:style-name="Heading_20_4" text:outline-level="4">2. <text:span text:style-name="Strong_20_Emphasis">Temel Koleksiyonlar</text:span></text:h>
      <text:list text:style-name="L106">
        <text:list-item>
          <text:p text:style-name="P213"><text:span text:style-name="Strong_20_Emphasis">Kullanıcılar (users)</text:span>:</text:p>
          <text:list>
            <text:list-item>
              <text:p text:style-name="P214"><text:span text:style-name="Strong_20_Emphasis">Alanlar</text:span>:</text:p>
              <text:list>
                <text:list-item>
                  <text:p text:style-name="P214"><text:span text:style-name="Source_20_Text">_id</text:span>: Otomatik olarak oluşturulan benzersiz kullanıcı kimliği.</text:p>
                </text:list-item>
                <text:list-item>
                  <text:p text:style-name="P214"><text:span text:style-name="Source_20_Text">username</text:span>: Kullanıcının benzersiz kullanıcı adı.</text:p>
                </text:list-item>
                <text:list-item>
                  <text:p text:style-name="P214"><text:span text:style-name="Source_20_Text">email</text:span>: Kullanıcının e-posta adresi.</text:p>
                </text:list-item>
                <text:list-item>
                  <text:p text:style-name="P214"><text:span text:style-name="Source_20_Text">password</text:span>: Şifrelenmiş kullanıcı şifresi (bcrypt kullanılarak).</text:p>
                </text:list-item>
                <text:list-item>
                  <text:p text:style-name="P214"><text:span text:style-name="Source_20_Text">roles</text:span>: Kullanıcının rolü (örneğin, admin, yazar, kullanıcı).</text:p>
                </text:list-item>
                <text:list-item>
                  <text:p text:style-name="P214"><text:span text:style-name="Source_20_Text">profile</text:span>: Kullanıcı bilgileri (isim, avatar, vb.).</text:p>
                </text:list-item>
                <text:list-item>
                  <text:p text:style-name="P214"><text:span text:style-name="Source_20_Text">created_at</text:span> ve <text:span text:style-name="Source_20_Text">updated_at</text:span>: Kullanıcının hesap oluşturma ve güncelleme tarihleri.</text:p>
                </text:list-item>
              </text:list>
            </text:list-item>
            <text:list-item>
              <text:p text:style-name="P214"><text:span text:style-name="Strong_20_Emphasis">İndeksleme</text:span>: <text:span text:style-name="Source_20_Text">email</text:span> ve <text:span text:style-name="Source_20_Text">username</text:span> alanları üzerinde benzersiz indeksler.</text:p>
            </text:list-item>
          </text:list>
        </text:list-item>
        <text:list-item>
          <text:p text:style-name="P213"><text:span text:style-name="Strong_20_Emphasis">İçerikler (contents)</text:span>:</text:p>
          <text:list>
            <text:list-item>
              <text:p text:style-name="P214"><text:span text:style-name="Strong_20_Emphasis">Alanlar</text:span>:</text:p>
              <text:list>
                <text:list-item>
                  <text:p text:style-name="P214"><text:span text:style-name="Source_20_Text">_id</text:span>: İçeriğin benzersiz kimliği.</text:p>
                </text:list-item>
                <text:list-item>
                  <text:p text:style-name="P214"><text:span text:style-name="Source_20_Text">title</text:span>: İçeriğin başlığı.</text:p>
                </text:list-item>
                <text:list-item>
                  <text:p text:style-name="P214"><text:span text:style-name="Source_20_Text">body</text:span>: İçeriğin ana metni.</text:p>
                </text:list-item>
                <text:list-item>
                  <text:p text:style-name="P214"><text:span text:style-name="Source_20_Text">author_id</text:span>: İçeriği oluşturan kullanıcının kimliği.</text:p>
                </text:list-item>
                <text:list-item>
                  <text:p text:style-name="P214"><text:span text:style-name="Source_20_Text">categories</text:span>: İçeriğin bağlı olduğu kategorilerin listesi.</text:p>
                </text:list-item>
                <text:list-item>
                  <text:p text:style-name="P214"><text:span text:style-name="Source_20_Text">tags</text:span>: İçeriğe eklenen etiketler.</text:p>
                </text:list-item>
                <text:list-item>
                  <text:p text:style-name="P214"><text:span text:style-name="Source_20_Text">language</text:span>: İçeriğin dili (örneğin, <text:span text:style-name="Source_20_Text">tr</text:span>, <text:span text:style-name="Source_20_Text">en</text:span>).</text:p>
                </text:list-item>
                <text:list-item>
                  <text:p text:style-name="P214"><text:span text:style-name="Source_20_Text">status</text:span>: İçeriğin durumu (taslak, yayınlandı, vb.).</text:p>
                </text:list-item>
                <text:list-item>
                  <text:p text:style-name="P214"><text:span text:style-name="Source_20_Text">created_at</text:span> ve <text:span text:style-name="Source_20_Text">updated_at</text:span>: İçeriğin oluşturulma ve güncelleme tarihleri.</text:p>
                </text:list-item>
              </text:list>
            </text:list-item>
            <text:list-item>
              <text:p text:style-name="P214"><text:span text:style-name="Strong_20_Emphasis">İlişkiler</text:span>: <text:span text:style-name="Source_20_Text">author_id</text:span> alanı, <text:span text:style-name="Source_20_Text">users</text:span> koleksiyonundaki <text:span text:style-name="Source_20_Text">_id</text:span> alanına referans verir.</text:p>
            </text:list-item>
          </text:list>
        </text:list-item>
        <text:list-item>
          <text:p text:style-name="P213"><text:soft-page-break/><text:span text:style-name="Strong_20_Emphasis">Yorumlar (comments)</text:span>:</text:p>
          <text:list>
            <text:list-item>
              <text:p text:style-name="P214"><text:span text:style-name="Strong_20_Emphasis">Alanlar</text:span>:</text:p>
              <text:list>
                <text:list-item>
                  <text:p text:style-name="P214"><text:span text:style-name="Source_20_Text">_id</text:span>: Yorumun benzersiz kimliği.</text:p>
                </text:list-item>
                <text:list-item>
                  <text:p text:style-name="P214"><text:span text:style-name="Source_20_Text">content_id</text:span>: Yorumun bağlı olduğu içeriğin kimliği.</text:p>
                </text:list-item>
                <text:list-item>
                  <text:p text:style-name="P214"><text:span text:style-name="Source_20_Text">user_id</text:span>: Yorumu yapan kullanıcının kimliği.</text:p>
                </text:list-item>
                <text:list-item>
                  <text:p text:style-name="P214"><text:span text:style-name="Source_20_Text">text</text:span>: Yorumun metni.</text:p>
                </text:list-item>
                <text:list-item>
                  <text:p text:style-name="P214"><text:span text:style-name="Source_20_Text">created_at</text:span> ve <text:span text:style-name="Source_20_Text">updated_at</text:span>: Yorumun oluşturulma ve güncelleme tarihleri.</text:p>
                </text:list-item>
              </text:list>
            </text:list-item>
            <text:list-item>
              <text:p text:style-name="P214"><text:span text:style-name="Strong_20_Emphasis">İlişkiler</text:span>: <text:span text:style-name="Source_20_Text">content_id</text:span> ve <text:span text:style-name="Source_20_Text">user_id</text:span> alanları, sırasıyla <text:span text:style-name="Source_20_Text">contents</text:span> ve <text:span text:style-name="Source_20_Text">users</text:span> koleksiyonlarına referans verir.</text:p>
            </text:list-item>
          </text:list>
        </text:list-item>
        <text:list-item>
          <text:p text:style-name="P213"><text:span text:style-name="Strong_20_Emphasis">Site Ayarları (site_settings)</text:span>:</text:p>
          <text:list>
            <text:list-item>
              <text:p text:style-name="P214"><text:span text:style-name="Strong_20_Emphasis">Alanlar</text:span>:</text:p>
              <text:list>
                <text:list-item>
                  <text:p text:style-name="P214"><text:span text:style-name="Source_20_Text">_id</text:span>: Ayar kaydının benzersiz kimliği.</text:p>
                </text:list-item>
                <text:list-item>
                  <text:p text:style-name="P214"><text:span text:style-name="Source_20_Text">setting_name</text:span>: Ayarın adı (örneğin, <text:span text:style-name="Source_20_Text">site_title</text:span>, <text:span text:style-name="Source_20_Text">default_language</text:span>).</text:p>
                </text:list-item>
                <text:list-item>
                  <text:p text:style-name="P214"><text:span text:style-name="Source_20_Text">value</text:span>: Ayarın değeri.</text:p>
                </text:list-item>
                <text:list-item>
                  <text:p text:style-name="P214"><text:span text:style-name="Source_20_Text">language_specific</text:span>: Ayarın dil tabanlı olup olmadığını belirten bir bayrak.</text:p>
                </text:list-item>
              </text:list>
            </text:list-item>
          </text:list>
        </text:list-item>
        <text:list-item>
          <text:p text:style-name="P213"><text:span text:style-name="Strong_20_Emphasis">Çeviri Metinleri (translations)</text:span>:</text:p>
          <text:list>
            <text:list-item>
              <text:p text:style-name="P214"><text:span text:style-name="Strong_20_Emphasis">Alanlar</text:span>:</text:p>
              <text:list>
                <text:list-item>
                  <text:p text:style-name="P214"><text:span text:style-name="Source_20_Text">_id</text:span>: Çeviri kaydının benzersiz kimliği.</text:p>
                </text:list-item>
                <text:list-item>
                  <text:p text:style-name="P214"><text:span text:style-name="Source_20_Text">key</text:span>: Metnin anahtarı (örneğin, <text:span text:style-name="Source_20_Text">welcome_message</text:span>).</text:p>
                </text:list-item>
                <text:list-item>
                  <text:p text:style-name="P213"><text:span text:style-name="Source_20_Text">translations</text:span>: Farklı dillerdeki çevirilerin yer aldığı alt belge (örneğin, <text:span text:style-name="Source_20_Text">{"en": "Welcome", "tr": "Hoş geldiniz"}</text:span>).</text:p>
                </text:list-item>
              </text:list>
            </text:list-item>
          </text:list>
        </text:list-item>
      </text:list>
      <text:h text:style-name="Heading_20_4" text:outline-level="4">3. <text:span text:style-name="Strong_20_Emphasis">Veritabanı Tasarım İlkeleri</text:span></text:h>
      <text:list text:style-name="L107">
        <text:list-item>
          <text:p text:style-name="P216"><text:span text:style-name="Strong_20_Emphasis">Denormalizasyon</text:span>: MongoDB'nin belge tabanlı yapısı, ilişkili verileri aynı belgede saklayarak veritabanı sorgularının hızını artırabilir.</text:p>
        </text:list-item>
        <text:list-item>
          <text:p text:style-name="P216"><text:span text:style-name="Strong_20_Emphasis">Alt Belgeler (Subdocuments)</text:span>: Örneğin, kullanıcı profili gibi ilişkili veriler <text:span text:style-name="Source_20_Text">users</text:span> koleksiyonunda bir alt belge olarak saklanabilir.</text:p>
        </text:list-item>
        <text:list-item>
          <text:p text:style-name="P215"><text:span text:style-name="Strong_20_Emphasis">Referanslar</text:span>: Büyük veri kümelerinde performansı artırmak için koleksiyonlar arasında referanslar kullanılabilir (örneğin, <text:span text:style-name="Source_20_Text">content_id</text:span> ve <text:span text:style-name="Source_20_Text">user_id</text:span> alanları).</text:p>
        </text:list-item>
      </text:list>
      <text:h text:style-name="Heading_20_4" text:outline-level="4">4. <text:span text:style-name="Strong_20_Emphasis">İndeksleme ve Performans Optimizasyonu</text:span></text:h>
      <text:list text:style-name="L108">
        <text:list-item>
          <text:p text:style-name="P218"><text:span text:style-name="Strong_20_Emphasis">İndeksler</text:span>: <text:span text:style-name="Source_20_Text">email</text:span>, <text:span text:style-name="Source_20_Text">username</text:span>, <text:span text:style-name="Source_20_Text">author_id</text:span> ve <text:span text:style-name="Source_20_Text">created_at</text:span> alanlarında indeksler kullanılarak sorgu performansı artırılabilir.</text:p>
        </text:list-item>
        <text:list-item>
          <text:p text:style-name="P218"><text:span text:style-name="Strong_20_Emphasis">TTL İndeksler</text:span>: Geçici verilerin (örneğin, kullanıcı oturumları) belirli bir süre sonra otomatik olarak silinmesi için TTL indeksler kullanılabilir.</text:p>
        </text:list-item>
        <text:list-item>
          <text:p text:style-name="P217"><text:span text:style-name="Strong_20_Emphasis">Sharding (Parçalama)</text:span>: Büyük ölçekli uygulamalarda veritabanı koleksiyonlarının yatay olarak parçalanarak daha verimli çalışması sağlanabilir.</text:p>
        </text:list-item>
      </text:list>
      <text:h text:style-name="Heading_20_4" text:outline-level="4">5. <text:span text:style-name="Strong_20_Emphasis">Yedekleme ve Güvenlik</text:span></text:h>
      <text:list text:style-name="L109">
        <text:list-item>
          <text:p text:style-name="P220"><text:span text:style-name="Strong_20_Emphasis">Veri Yedekleme</text:span>: Düzenli yedekleme politikaları oluşturulmalı ve uygulama.</text:p>
        </text:list-item>
        <text:list-item>
          <text:p text:style-name="P220"><text:soft-page-break/><text:span text:style-name="Strong_20_Emphasis">Veri Güvenliği</text:span>: Hassas verilerin (örneğin, şifreler) güvenli bir şekilde saklanması ve aktarımı için en iyi güvenlik uygulamaları takip edilmelidir.</text:p>
        </text:list-item>
        <text:list-item>
          <text:p text:style-name="P219"><text:span text:style-name="Strong_20_Emphasis">Erişim Kontrolleri</text:span>: Veritabanı erişimi için kullanıcı rolleri ve yetkileri tanımlanmalıdır.</text:p>
        </text:list-item>
      </text:list>
      <text:h text:style-name="Heading_20_4" text:outline-level="4">6. <text:span text:style-name="Strong_20_Emphasis">Çok Dilli Destek ve Dil Yapısı</text:span></text:h>
      <text:list text:style-name="L110">
        <text:list-item>
          <text:p text:style-name="P222"><text:span text:style-name="Strong_20_Emphasis">Dil Alanı</text:span>: İçerik belgelerinde <text:span text:style-name="Source_20_Text">language</text:span> alanı kullanılarak içeriklerin dil bazında ayrılması.</text:p>
        </text:list-item>
        <text:list-item>
          <text:p text:style-name="P221"><text:span text:style-name="Strong_20_Emphasis">Çeviri Koleksiyonu</text:span>: Uygulamanın statik metinleri için <text:span text:style-name="Source_20_Text">translations</text:span> koleksiyonunun kullanılması.</text:p>
        </text:list-item>
      </text:list>
      <text:p text:style-name="Text_20_body">Bu detaylı veritabanı yapısı, MongoDB'nin güçlü ve esnek yapısını kullanarak web uygulamalarının ihtiyacına uygun, ölçeklenebilir ve performanslı bir altyapı sağlar.</text:p>
      <text:h text:style-name="P1" text:outline-level="3">Önbellekleme ve Hızlandırma</text:h>
      <text:p text:style-name="Text_20_body">Önbellekleme ve hızlandırma stratejileri, web uygulamalarının performansını artırarak kullanıcı deneyimini iyileştirmeyi ve sayfa yükleme sürelerini azaltmayı hedefler. Bu başlık altında, uygulamanın daha hızlı çalışmasını sağlamak ve sunucu yükünü hafifletmek için kullanılan önbellekleme yöntemleri ve hızlandırma araçları detaylandırılmıştır.</text:p>
      <text:h text:style-name="Heading_20_4" text:outline-level="4">1. <text:span text:style-name="Strong_20_Emphasis">Önbellekleme Yöntemleri</text:span></text:h>
      <text:list text:style-name="L111">
        <text:list-item>
          <text:p text:style-name="P224"><text:span text:style-name="Strong_20_Emphasis">Sunucu Taraflı Önbellekleme</text:span>:</text:p>
          <text:list>
            <text:list-item>
              <text:p text:style-name="P224"><text:span text:style-name="Strong_20_Emphasis">Bellek İçi Önbellekleme</text:span>: Redis veya Memcached gibi bellek içi veri depolama çözümleri kullanılarak sık erişilen verilerin önbellekte saklanması.</text:p>
            </text:list-item>
            <text:list-item>
              <text:p text:style-name="P224"><text:span text:style-name="Strong_20_Emphasis">Veritabanı Önbellekleme</text:span>: MongoDB'nin kendi önbellekleme mekanizmalarını kullanarak sorgu sonuçlarının bellekte tutulması.</text:p>
            </text:list-item>
          </text:list>
        </text:list-item>
        <text:list-item>
          <text:p text:style-name="P224"><text:span text:style-name="Strong_20_Emphasis">Tarayıcı Önbellekleme</text:span>:</text:p>
          <text:list>
            <text:list-item>
              <text:p text:style-name="P224"><text:span text:style-name="Strong_20_Emphasis">Statik Dosya Önbellekleme</text:span>: CSS, JavaScript ve görsel dosyalarının tarayıcı önbelleğinde saklanması. HTTP başlıkları ile belirli bir süre boyunca tarayıcı önbelleğinde tutulmasını sağlamak.</text:p>
            </text:list-item>
            <text:list-item>
              <text:p text:style-name="P224"><text:span text:style-name="Strong_20_Emphasis">ETag ve Last-Modified Başlıkları</text:span>: Tarayıcıların bir dosyanın değişip değişmediğini kontrol etmesini sağlayan mekanizmalar.</text:p>
            </text:list-item>
          </text:list>
        </text:list-item>
        <text:list-item>
          <text:p text:style-name="P224"><text:span text:style-name="Strong_20_Emphasis">CDN (İçerik Dağıtım Ağı)</text:span>:</text:p>
          <text:list>
            <text:list-item>
              <text:p text:style-name="P223"><text:span text:style-name="Strong_20_Emphasis">CDN Kullanımı</text:span>: Web sitesinin statik içeriklerinin (görseller, videolar, JavaScript dosyaları) farklı coğrafi konumlara sahip sunucularda saklanması ve kullanıcılara en yakın sunucudan teslim edilmesi.</text:p>
            </text:list-item>
          </text:list>
        </text:list-item>
      </text:list>
      <text:h text:style-name="Heading_20_4" text:outline-level="4">2. <text:span text:style-name="Strong_20_Emphasis">Dinamik İçerik Önbellekleme</text:span></text:h>
      <text:list text:style-name="L112">
        <text:list-item>
          <text:p text:style-name="P226"><text:span text:style-name="Strong_20_Emphasis">Sayfa Önbellekleme</text:span>: Dinamik olarak oluşturulan sayfaların bir süreliğine önbellekte saklanarak tekrar talep edildiğinde hızlı bir şekilde sunulması.</text:p>
        </text:list-item>
        <text:list-item>
          <text:p text:style-name="P225"><text:span text:style-name="Strong_20_Emphasis">Parçalı Önbellekleme (Fragment Caching)</text:span>: Sayfaların belirli bölümlerinin (örneğin, kullanıcı profili veya yorumlar) ayrı ayrı önbelleğe alınarak sadece değişen kısımların güncellenmesi.</text:p>
        </text:list-item>
      </text:list>
      <text:h text:style-name="Heading_20_4" text:outline-level="4">3. <text:span text:style-name="Strong_20_Emphasis">Önbellekleme Politikaları</text:span></text:h>
      <text:list text:style-name="L113">
        <text:list-item>
          <text:p text:style-name="P228"><text:span text:style-name="Strong_20_Emphasis">Zaman Aşımı (Expiration)</text:span>: Önbellekteki verilerin belirli bir süre sonra geçersiz hale gelmesi ve güncellenmesi.</text:p>
        </text:list-item>
        <text:list-item>
          <text:p text:style-name="P228"><text:soft-page-break/><text:span text:style-name="Strong_20_Emphasis">Yeniden Doğrulama (Revalidation)</text:span>: Önbelleğe alınmış verilerin, sunucu tarafından doğrulanarak güncelliğini koruması.</text:p>
        </text:list-item>
        <text:list-item>
          <text:p text:style-name="P227"><text:span text:style-name="Strong_20_Emphasis">Önbellek Temizleme (Cache Invalidation)</text:span>: Verilerin güncellenmesi veya silinmesi gerektiğinde önbelleğin manuel veya otomatik olarak temizlenmesi.</text:p>
        </text:list-item>
      </text:list>
      <text:h text:style-name="Heading_20_4" text:outline-level="4">4. <text:span text:style-name="Strong_20_Emphasis">Hızlandırma Araçları ve Teknikleri</text:span></text:h>
      <text:list text:style-name="L114">
        <text:list-item>
          <text:p text:style-name="P230"><text:span text:style-name="Strong_20_Emphasis">Minifikasyon</text:span>:</text:p>
          <text:list>
            <text:list-item>
              <text:p text:style-name="P230"><text:span text:style-name="Strong_20_Emphasis">CSS ve JavaScript Minifikasyonu</text:span>: CSS ve JavaScript dosyalarının boyutunu küçültmek için gereksiz boşluklar ve açıklamaların kaldırılması.</text:p>
            </text:list-item>
          </text:list>
        </text:list-item>
        <text:list-item>
          <text:p text:style-name="P230"><text:span text:style-name="Strong_20_Emphasis">Kod Paketleme ve Birleştirme</text:span>:</text:p>
          <text:list>
            <text:list-item>
              <text:p text:style-name="P230"><text:span text:style-name="Strong_20_Emphasis">Dosya Birleştirme (Bundling)</text:span>: Birden fazla CSS ve JavaScript dosyasının tek bir dosyada birleştirilerek HTTP istek sayısının azaltılması.</text:p>
            </text:list-item>
          </text:list>
        </text:list-item>
        <text:list-item>
          <text:p text:style-name="P230"><text:span text:style-name="Strong_20_Emphasis">Lazy Loading (Gecikmeli Yükleme)</text:span>:</text:p>
          <text:list>
            <text:list-item>
              <text:p text:style-name="P230"><text:span text:style-name="Strong_20_Emphasis">Medya Öğeleri için Lazy Loading</text:span>: Sayfanın ilk yüklenme süresini iyileştirmek için resim ve videoların sayfanın aşağısına doğru kaydırıldıkça yüklenmesi.</text:p>
            </text:list-item>
          </text:list>
        </text:list-item>
        <text:list-item>
          <text:p text:style-name="P230"><text:span text:style-name="Strong_20_Emphasis">Asenkron Yükleme</text:span>:</text:p>
          <text:list>
            <text:list-item>
              <text:p text:style-name="P229"><text:span text:style-name="Strong_20_Emphasis">JavaScript Dosyalarının Asenkron Yüklenmesi</text:span>: Sayfa yüklenmesini engellemeden JavaScript dosyalarının paralel olarak yüklenmesi.</text:p>
            </text:list-item>
          </text:list>
        </text:list-item>
      </text:list>
      <text:h text:style-name="Heading_20_4" text:outline-level="4">5. <text:span text:style-name="Strong_20_Emphasis">Veritabanı Optimizasyonu</text:span></text:h>
      <text:list text:style-name="L115">
        <text:list-item>
          <text:p text:style-name="P232"><text:span text:style-name="Strong_20_Emphasis">Sorgu Optimizasyonu</text:span>: MongoDB'de sık kullanılan sorguların analiz edilmesi ve optimize edilmesi.</text:p>
        </text:list-item>
        <text:list-item>
          <text:p text:style-name="P232"><text:span text:style-name="Strong_20_Emphasis">İndeksleme</text:span>: Sorgu performansını artırmak için uygun alanlara indeksler eklenmesi.</text:p>
        </text:list-item>
        <text:list-item>
          <text:p text:style-name="P231"><text:span text:style-name="Strong_20_Emphasis">Sharding (Parçalama)</text:span>: Büyük veri setlerinin performansını artırmak için veritabanı koleksiyonlarının yatay olarak parçalanması.</text:p>
        </text:list-item>
      </text:list>
      <text:h text:style-name="Heading_20_4" text:outline-level="4">6. <text:span text:style-name="Strong_20_Emphasis">Önbellek Yönetim Araçları</text:span></text:h>
      <text:list text:style-name="L116">
        <text:list-item>
          <text:p text:style-name="P234"><text:span text:style-name="Strong_20_Emphasis">Redis</text:span>: Verileri bellek içi saklamak ve hızlı erişim sağlamak için kullanılan güçlü bir önbellek yönetim aracı.</text:p>
        </text:list-item>
        <text:list-item>
          <text:p text:style-name="P234"><text:span text:style-name="Strong_20_Emphasis">Memcached</text:span>: Basit ve yüksek performanslı bir bellek içi önbellek sistemi.</text:p>
        </text:list-item>
        <text:list-item>
          <text:p text:style-name="P233"><text:span text:style-name="Strong_20_Emphasis">Varnish Cache</text:span>: Dinamik içerik için önbellekleme sağlayarak web sitelerinin yüklenme hızını önemli ölçüde artıran bir HTTP hızlandırıcı.</text:p>
        </text:list-item>
      </text:list>
      <text:h text:style-name="Heading_20_4" text:outline-level="4">7. <text:span text:style-name="Strong_20_Emphasis">Performans İzleme ve Optimizasyon</text:span></text:h>
      <text:list text:style-name="L117">
        <text:list-item>
          <text:p text:style-name="P236"><text:span text:style-name="Strong_20_Emphasis">A/B Testleri</text:span>: Farklı önbellekleme stratejilerinin performans etkilerini test etmek için A/B testleri kullanma.</text:p>
        </text:list-item>
        <text:list-item>
          <text:p text:style-name="P235"><text:span text:style-name="Strong_20_Emphasis">Performans İzleme Araçları</text:span>: Uygulamanın performansını izlemek için Google PageSpeed Insights, Lighthouse ve diğer performans analiz araçları.</text:p>
        </text:list-item>
      </text:list>
      <text:h text:style-name="Heading_20_4" text:outline-level="4">8. <text:span text:style-name="Strong_20_Emphasis">Önbellekleme ve Güvenlik</text:span></text:h>
      <text:list text:style-name="L118">
        <text:list-item>
          <text:p text:style-name="P238"><text:span text:style-name="Strong_20_Emphasis">Önbellekte Güvenli Veri Saklama</text:span>: Hassas verilerin önbellekte saklanmaması veya şifrelenmiş şekilde saklanması.</text:p>
        </text:list-item>
        <text:list-item>
          <text:p text:style-name="P237"><text:span text:style-name="Strong_20_Emphasis">Yetki Kontrolleri</text:span>: Kullanıcıya özel içeriklerin önbelleğe alınmaması için önbellekleme politikalarının dikkatli yönetilmesi.</text:p>
        </text:list-item>
      </text:list>
      <text:p text:style-name="Text_20_body"><text:soft-page-break/>Bu önbellekleme ve hızlandırma stratejileri, web uygulamalarının hızlı ve verimli çalışmasını sağlarken kullanıcı deneyimini de en üst seviyeye çıkarır. Bu sayede uygulama, yüksek trafik altında bile kesintisiz hizmet verebilir ve kullanıcıların hızlı yanıtlar almasını sağlayabilir.</text:p>
      <text:h text:style-name="P1" text:outline-level="3">Yönetim Paneli</text:h>
      <text:p text:style-name="Text_20_body">Yönetim paneli, web uygulamasının tüm içerik, kullanıcı ve ayarlarını yönetmek için kullanılan merkezi bir kontrol panelidir. Bu bölüm, yöneticilere ve yetkilendirilmiş kullanıcılara uygulamayı kolayca kontrol etme, düzenleme ve yönetme imkanı sunar. Yönetim paneli, kullanıcı deneyimini artırmak ve uygulamanın etkin bir şekilde yönetilmesini sağlamak için çeşitli modüller ve özellikler içerir.</text:p>
      <text:h text:style-name="Heading_20_4" text:outline-level="4">1. <text:span text:style-name="Strong_20_Emphasis">Kullanıcı Dostu Arayüz</text:span></text:h>
      <text:list text:style-name="L119">
        <text:list-item>
          <text:p text:style-name="P240"><text:span text:style-name="Strong_20_Emphasis">Duyarlı Tasarım</text:span>: Yönetim panelinin masaüstü, tablet ve mobil cihazlarda sorunsuz çalışmasını sağlayan esnek ve duyarlı bir tasarım.</text:p>
        </text:list-item>
        <text:list-item>
          <text:p text:style-name="P240"><text:span text:style-name="Strong_20_Emphasis">Kolay Gezinme</text:span>: Basit ve sezgisel bir kullanıcı arayüzü ile hızlı ve kolay gezinti.</text:p>
        </text:list-item>
        <text:list-item>
          <text:p text:style-name="P239"><text:span text:style-name="Strong_20_Emphasis">Kısayol Menüsü</text:span>: Yöneticilerin sık kullanılan araçlara ve ayarlara hızlı erişim sağlaması için özelleştirilebilir kısayollar.</text:p>
        </text:list-item>
      </text:list>
      <text:h text:style-name="Heading_20_4" text:outline-level="4">2. <text:span text:style-name="Strong_20_Emphasis">Kullanıcı ve Yetki Yönetimi</text:span></text:h>
      <text:list text:style-name="L120">
        <text:list-item>
          <text:p text:style-name="P242"><text:span text:style-name="Strong_20_Emphasis">Kullanıcı Listesi ve Profilleri</text:span>: Tüm kullanıcıların görüntülendiği ve her bir kullanıcının profil bilgilerinin düzenlenebildiği bir bölüm.</text:p>
        </text:list-item>
        <text:list-item>
          <text:p text:style-name="P242"><text:span text:style-name="Strong_20_Emphasis">Rol ve Yetkilendirme</text:span>: Kullanıcıların belirli görevleri ve alanları yönetebilmesi için rol tabanlı erişim kontrolü.</text:p>
        </text:list-item>
        <text:list-item>
          <text:p text:style-name="P241"><text:span text:style-name="Strong_20_Emphasis">Aktif Kullanıcı Takibi</text:span>: Hangi kullanıcıların şu anda aktif olduğunu gösteren canlı izleme özelliği.</text:p>
        </text:list-item>
      </text:list>
      <text:h text:style-name="Heading_20_4" text:outline-level="4">3. <text:span text:style-name="Strong_20_Emphasis">İçerik Yönetimi</text:span></text:h>
      <text:list text:style-name="L121">
        <text:list-item>
          <text:p text:style-name="P244"><text:span text:style-name="Strong_20_Emphasis">İçerik Oluşturma ve Düzenleme</text:span>: Yönetim paneli üzerinden sayfalar, blog yazıları ve diğer içerikler kolayca oluşturulup düzenlenebilir.</text:p>
        </text:list-item>
        <text:list-item>
          <text:p text:style-name="P244"><text:span text:style-name="Strong_20_Emphasis">Yayın Durumu Kontrolü</text:span>: İçeriklerin taslak, yayınlandı, beklemede gibi durumlarını yönetme.</text:p>
        </text:list-item>
        <text:list-item>
          <text:p text:style-name="P243"><text:span text:style-name="Strong_20_Emphasis">Kategori ve Etiket Yönetimi</text:span>: İçerikleri organize etmek için kategori ve etiketlerin düzenlenmesi ve yönetimi.</text:p>
        </text:list-item>
      </text:list>
      <text:h text:style-name="Heading_20_4" text:outline-level="4">4. <text:span text:style-name="Strong_20_Emphasis">Site Ayarları ve Yapılandırmalar</text:span></text:h>
      <text:list text:style-name="L122">
        <text:list-item>
          <text:p text:style-name="P246"><text:span text:style-name="Strong_20_Emphasis">Genel Ayarlar</text:span>: Web sitesinin adı, logosu, faviconu gibi temel yapılandırmaların yönetimi.</text:p>
        </text:list-item>
        <text:list-item>
          <text:p text:style-name="P246"><text:span text:style-name="Strong_20_Emphasis">SEO Ayarları</text:span>: Meta başlıklar, açıklamalar ve anahtar kelimeler gibi SEO parametrelerinin yönetimi.</text:p>
        </text:list-item>
        <text:list-item>
          <text:p text:style-name="P245"><text:span text:style-name="Strong_20_Emphasis">Bakım Modu</text:span>: Web sitesini bakım moduna alarak kullanıcıların geçici bir mesaj görmesini sağlama.</text:p>
        </text:list-item>
      </text:list>
      <text:h text:style-name="Heading_20_4" text:outline-level="4">5. <text:span text:style-name="Strong_20_Emphasis">Geri Bildirim ve Yorum Yönetimi</text:span></text:h>
      <text:list text:style-name="L123">
        <text:list-item>
          <text:p text:style-name="P248"><text:span text:style-name="Strong_20_Emphasis">Yorum Moderasyonu</text:span>: Kullanıcı yorumlarının onaylanması, düzenlenmesi ve silinmesi.</text:p>
        </text:list-item>
        <text:list-item>
          <text:p text:style-name="P248"><text:span text:style-name="Strong_20_Emphasis">Geri Bildirim Analizi</text:span>: Kullanıcıların site hakkında yaptığı geri bildirimleri inceleme ve raporlama.</text:p>
        </text:list-item>
        <text:list-item>
          <text:p text:style-name="P247"><text:soft-page-break/><text:span text:style-name="Strong_20_Emphasis">Spam Filtreleme</text:span>: Otomatik spam algılama ve moderatör onayı gerektiren yorumlar için filtreler.</text:p>
        </text:list-item>
      </text:list>
      <text:h text:style-name="Heading_20_4" text:outline-level="4">6. <text:span text:style-name="Strong_20_Emphasis">Raporlama ve Analitik</text:span></text:h>
      <text:list text:style-name="L124">
        <text:list-item>
          <text:p text:style-name="P250"><text:span text:style-name="Strong_20_Emphasis">Trafik Raporları</text:span>: Web sitesinin ziyaretçi sayısı, sayfa görüntülemeleri ve diğer önemli trafik istatistiklerini gösteren analizler.</text:p>
        </text:list-item>
        <text:list-item>
          <text:p text:style-name="P250"><text:span text:style-name="Strong_20_Emphasis">Kullanıcı İstatistikleri</text:span>: Aktif kullanıcı sayısı, yeni kayıtlar ve kullanıcı davranışları gibi verileri raporlama.</text:p>
        </text:list-item>
        <text:list-item>
          <text:p text:style-name="P249"><text:span text:style-name="Strong_20_Emphasis">Performans Göstergeleri</text:span>: Sayfa yükleme süresi, hata oranları gibi performans metriklerini gösteren grafik ve raporlar.</text:p>
        </text:list-item>
      </text:list>
      <text:h text:style-name="Heading_20_4" text:outline-level="4">7. <text:span text:style-name="Strong_20_Emphasis">Eklenti ve Tema Yönetimi</text:span></text:h>
      <text:list text:style-name="L125">
        <text:list-item>
          <text:p text:style-name="P252"><text:span text:style-name="Strong_20_Emphasis">Eklenti Kurulumu ve Yönetimi</text:span>: Yeni eklentilerin yüklenmesi, etkinleştirilmesi ve devre dışı bırakılması.</text:p>
        </text:list-item>
        <text:list-item>
          <text:p text:style-name="P251"><text:span text:style-name="Strong_20_Emphasis">Tema Değiştirme ve Özelleştirme</text:span>: Temaların yüklenmesi ve aktif hale getirilmesi, ayrıca tema özelleştirme seçeneklerinin yönetimi.</text:p>
        </text:list-item>
      </text:list>
      <text:h text:style-name="Heading_20_4" text:outline-level="4">8. <text:span text:style-name="Strong_20_Emphasis">Çok Dilli Destek Yönetimi</text:span></text:h>
      <text:list text:style-name="L126">
        <text:list-item>
          <text:p text:style-name="P254"><text:span text:style-name="Strong_20_Emphasis">Dil Seçenekleri</text:span>: Farklı dillerde içerik oluşturma ve mevcut içeriklerin diğer dillere çevrilmesi.</text:p>
        </text:list-item>
        <text:list-item>
          <text:p text:style-name="P253"><text:span text:style-name="Strong_20_Emphasis">Dil Ayarları</text:span>: Varsayılan dilin ayarlanması ve dil dosyalarının yönetimi.</text:p>
        </text:list-item>
      </text:list>
      <text:h text:style-name="Heading_20_4" text:outline-level="4">9. <text:span text:style-name="Strong_20_Emphasis">Veri Güvenliği ve Yedekleme</text:span></text:h>
      <text:list text:style-name="L127">
        <text:list-item>
          <text:p text:style-name="P256"><text:span text:style-name="Strong_20_Emphasis">Veri Yedekleme</text:span>: Yönetim paneli üzerinden manuel veya otomatik veri yedekleme seçenekleri.</text:p>
        </text:list-item>
        <text:list-item>
          <text:p text:style-name="P256"><text:span text:style-name="Strong_20_Emphasis">Kullanıcı Erişim Kayıtları</text:span>: Kullanıcıların yönetim panelinde yaptığı işlemleri ve giriş-çıkış kayıtlarını takip etme.</text:p>
        </text:list-item>
        <text:list-item>
          <text:p text:style-name="P255"><text:span text:style-name="Strong_20_Emphasis">Şifre Güvenliği</text:span>: Güvenli şifre politikaları belirleme ve kullanıcıların şifre sıfırlama işlemlerini yönetme.</text:p>
        </text:list-item>
      </text:list>
      <text:h text:style-name="Heading_20_4" text:outline-level="4">10. <text:span text:style-name="Strong_20_Emphasis">Bildirim ve Uyarılar</text:span></text:h>
      <text:list text:style-name="L128">
        <text:list-item>
          <text:p text:style-name="P258"><text:span text:style-name="Strong_20_Emphasis">Sistem Uyarıları</text:span>: Güvenlik güncellemeleri, bakım uyarıları ve diğer önemli bildirimlerin gösterilmesi.</text:p>
        </text:list-item>
        <text:list-item>
          <text:p text:style-name="P257"><text:span text:style-name="Strong_20_Emphasis">Otomatik Bildirimler</text:span>: Yorumlara yanıt, içerik yayınlanma veya onay bekleyen işlemler gibi durumlar için e-posta veya panel içi bildirimler.</text:p>
        </text:list-item>
      </text:list>
      <text:h text:style-name="Heading_20_4" text:outline-level="4">11. <text:span text:style-name="Strong_20_Emphasis">Performans ve Önbellek Yönetimi</text:span></text:h>
      <text:list text:style-name="L129">
        <text:list-item>
          <text:p text:style-name="P260"><text:span text:style-name="Strong_20_Emphasis">Önbellek Temizleme</text:span>: Yönetim panelinden önbelleği temizleyerek sayfa hızını artırma.</text:p>
        </text:list-item>
        <text:list-item>
          <text:p text:style-name="P259"><text:span text:style-name="Strong_20_Emphasis">Performans İzleme</text:span>: Yönetim paneli üzerinden performans göstergelerinin ve sayfa hızının izlenmesi.</text:p>
        </text:list-item>
      </text:list>
      <text:h text:style-name="Heading_20_4" text:outline-level="4">12. <text:span text:style-name="Strong_20_Emphasis">Erişim Kontrol Listeleri (ACL)</text:span></text:h>
      <text:list text:style-name="L130">
        <text:list-item>
          <text:p text:style-name="P262"><text:span text:style-name="Strong_20_Emphasis">Detaylı Yetkilendirme</text:span>: Kullanıcıların erişebileceği ve düzenleyebileceği belirli modülleri ve özellikleri sınırlamak için erişim kontrol listeleri.</text:p>
        </text:list-item>
        <text:list-item>
          <text:p text:style-name="P261"><text:soft-page-break/><text:span text:style-name="Strong_20_Emphasis">Özel Yetkilendirme Rolleri</text:span>: Özel roller tanımlayarak kullanıcıların yönetim panelindeki izinlerini özelleştirme.</text:p>
        </text:list-item>
      </text:list>
      <text:p text:style-name="Text_20_body">Bu detaylı yönetim paneli yapısı, web uygulamasının içerik, kullanıcı ve sistem ayarlarının kolayca yönetilmesini sağlar. Yöneticilere kapsamlı kontrol imkanı sunan bu panel, uygulamanın yönetilebilirliğini ve kullanıcı deneyimini önemli ölçüde artırır.</text:p>
      <text:h text:style-name="P1" text:outline-level="3">E-Ticaret Desteği</text:h>
      <text:p text:style-name="Text_20_body">E-ticaret desteği, web uygulamasının ürün satışını, envanter yönetimini ve müşteri etkileşimlerini yönetebilmesini sağlar. Bu başlık altında, e-ticaret özelliklerinin entegrasyonu ve yönetimi için gereken temel ve gelişmiş bileşenler detaylandırılmıştır. E-ticaret sistemi, kullanıcıların ürünleri görüntüleyebilmesi, sepet oluşturabilmesi ve güvenli ödeme işlemleri gerçekleştirebilmesi için tasarlanmıştır.</text:p>
      <text:h text:style-name="Heading_20_4" text:outline-level="4">1. <text:span text:style-name="Strong_20_Emphasis">Ürün Yönetimi</text:span></text:h>
      <text:list text:style-name="L131">
        <text:list-item>
          <text:p text:style-name="P264"><text:span text:style-name="Strong_20_Emphasis">Ürün Kataloğu</text:span>: Ürünlerin detaylı açıklama, fiyat, görsel ve diğer özelliklerle listelendiği bir katalog.</text:p>
        </text:list-item>
        <text:list-item>
          <text:p text:style-name="P264"><text:span text:style-name="Strong_20_Emphasis">Ürün Varyantları</text:span>: Aynı ürünün farklı renk, boyut veya diğer varyantlarının eklenebilmesi.</text:p>
        </text:list-item>
        <text:list-item>
          <text:p text:style-name="P264"><text:span text:style-name="Strong_20_Emphasis">Stok Takibi</text:span>: Her ürün için mevcut stok miktarını gösteren ve otomatik olarak güncelleyen sistem.</text:p>
        </text:list-item>
        <text:list-item>
          <text:p text:style-name="P263"><text:span text:style-name="Strong_20_Emphasis">İndirim ve Kampanyalar</text:span>: Ürünlere özel indirimler veya genel kampanyalar tanımlama ve yönetme.</text:p>
        </text:list-item>
      </text:list>
      <text:h text:style-name="Heading_20_4" text:outline-level="4">2. <text:span text:style-name="Strong_20_Emphasis">Sepet ve Sipariş Yönetimi</text:span></text:h>
      <text:list text:style-name="L132">
        <text:list-item>
          <text:p text:style-name="P266"><text:span text:style-name="Strong_20_Emphasis">Alışveriş Sepeti</text:span>: Kullanıcıların seçtikleri ürünleri sepetlerine ekleyebileceği ve sepet içeriğini yönetebileceği dinamik bir alışveriş sepeti.</text:p>
        </text:list-item>
        <text:list-item>
          <text:p text:style-name="P266"><text:span text:style-name="Strong_20_Emphasis">Sepet Kaydetme</text:span>: Kullanıcıların sepetlerini kaydedip daha sonra devam edebilmesi.</text:p>
        </text:list-item>
        <text:list-item>
          <text:p text:style-name="P266"><text:span text:style-name="Strong_20_Emphasis">Sipariş Takibi</text:span>: Kullanıcıların verdikleri siparişleri takip edebilmesi ve sipariş durumlarını (örneğin, işlemde, kargoda, teslim edildi) görüntüleyebilmesi.</text:p>
        </text:list-item>
        <text:list-item>
          <text:p text:style-name="P265"><text:span text:style-name="Strong_20_Emphasis">Sipariş İptal ve İade Yönetimi</text:span>: Sipariş iptali ve iade süreçlerinin yönetimi için bir panel.</text:p>
        </text:list-item>
      </text:list>
      <text:h text:style-name="Heading_20_4" text:outline-level="4">3. <text:span text:style-name="Strong_20_Emphasis">Ödeme Entegrasyonları</text:span></text:h>
      <text:list text:style-name="L133">
        <text:list-item>
          <text:p text:style-name="P268"><text:span text:style-name="Strong_20_Emphasis">Ödeme Ağ Geçitleri</text:span>: PayPal, Stripe, iyzico gibi popüler ödeme sistemlerinin entegrasyonu.</text:p>
        </text:list-item>
        <text:list-item>
          <text:p text:style-name="P268"><text:span text:style-name="Strong_20_Emphasis">Çoklu Ödeme Seçenekleri</text:span>: Kredi kartı, banka havalesi, kapıda ödeme gibi farklı ödeme yöntemleri.</text:p>
        </text:list-item>
        <text:list-item>
          <text:p text:style-name="P268"><text:span text:style-name="Strong_20_Emphasis">Güvenli Ödeme</text:span>: SSL/TLS sertifikaları ve PCI DSS uyumluluğu ile güvenli ödeme işlemleri.</text:p>
        </text:list-item>
        <text:list-item>
          <text:p text:style-name="P267"><text:span text:style-name="Strong_20_Emphasis">Taksit Seçenekleri</text:span>: Kullanıcılara, kredi kartı ile taksitli ödeme imkanı sunma.</text:p>
        </text:list-item>
      </text:list>
      <text:h text:style-name="Heading_20_4" text:outline-level="4">4. <text:span text:style-name="Strong_20_Emphasis">Kargo ve Teslimat Yönetimi</text:span></text:h>
      <text:list text:style-name="L134">
        <text:list-item>
          <text:p text:style-name="P270"><text:span text:style-name="Strong_20_Emphasis">Kargo Seçenekleri</text:span>: Farklı kargo firmaları ve teslimat süreleri için seçenekler sunma.</text:p>
        </text:list-item>
        <text:list-item>
          <text:p text:style-name="P270"><text:span text:style-name="Strong_20_Emphasis">Teslimat Ücreti Hesaplama</text:span>: Kargo ücretinin sipariş tutarına göre otomatik olarak hesaplanması.</text:p>
        </text:list-item>
        <text:list-item>
          <text:p text:style-name="P269"><text:span text:style-name="Strong_20_Emphasis">Kargo Takibi</text:span>: Kullanıcılara kargo takip numarası sunarak, siparişlerinin durumunu izleme imkanı.</text:p>
        </text:list-item>
      </text:list>
      <text:h text:style-name="Heading_20_4" text:outline-level="4"><text:soft-page-break/>5. <text:span text:style-name="Strong_20_Emphasis">Müşteri Yönetimi ve CRM</text:span></text:h>
      <text:list text:style-name="L135">
        <text:list-item>
          <text:p text:style-name="P272"><text:span text:style-name="Strong_20_Emphasis">Müşteri Profili</text:span>: Kullanıcıların sipariş geçmişi ve kişisel bilgilerini görüntüleyebileceği müşteri profili.</text:p>
        </text:list-item>
        <text:list-item>
          <text:p text:style-name="P272"><text:span text:style-name="Strong_20_Emphasis">Sadakat Programları</text:span>: Kullanıcıların alışverişlerinden puan kazanmasını ve bu puanları kullanmasını sağlayan sistem.</text:p>
        </text:list-item>
        <text:list-item>
          <text:p text:style-name="P271"><text:span text:style-name="Strong_20_Emphasis">Bildirimler ve E-postalar</text:span>: Kullanıcıları sipariş durumu, kampanyalar ve promosyonlar hakkında bilgilendiren otomatik e-posta ve SMS bildirimleri.</text:p>
        </text:list-item>
      </text:list>
      <text:h text:style-name="Heading_20_4" text:outline-level="4">6. <text:span text:style-name="Strong_20_Emphasis">Ürün Yorumları ve Değerlendirmeler</text:span></text:h>
      <text:list text:style-name="L136">
        <text:list-item>
          <text:p text:style-name="P274"><text:span text:style-name="Strong_20_Emphasis">Ürün İncelemeleri</text:span>: Kullanıcıların ürünler hakkında yorum yapabilmesi ve puan verebilmesi.</text:p>
        </text:list-item>
        <text:list-item>
          <text:p text:style-name="P274"><text:span text:style-name="Strong_20_Emphasis">Moderasyon Paneli</text:span>: Yorumların onaylanması, düzenlenmesi veya kaldırılması için moderasyon araçları.</text:p>
        </text:list-item>
        <text:list-item>
          <text:p text:style-name="P273"><text:span text:style-name="Strong_20_Emphasis">Ürün Soru-Cevap</text:span>: Kullanıcıların ürünlerle ilgili sorular sorması ve satıcı ya da diğer kullanıcıların yanıt verebilmesi.</text:p>
        </text:list-item>
      </text:list>
      <text:h text:style-name="Heading_20_4" text:outline-level="4">7. <text:span text:style-name="Strong_20_Emphasis">Raporlama ve Analitik</text:span></text:h>
      <text:list text:style-name="L137">
        <text:list-item>
          <text:p text:style-name="P276"><text:span text:style-name="Strong_20_Emphasis">Satış Raporları</text:span>: Günlük, haftalık ve aylık satış raporları.</text:p>
        </text:list-item>
        <text:list-item>
          <text:p text:style-name="P276"><text:span text:style-name="Strong_20_Emphasis">En Çok Satılan Ürünler</text:span>: Hangi ürünlerin en çok satıldığını ve trendleri gösteren raporlar.</text:p>
        </text:list-item>
        <text:list-item>
          <text:p text:style-name="P275"><text:span text:style-name="Strong_20_Emphasis">Gelir ve Kâr Takibi</text:span>: Toplam gelir, maliyet ve kâr oranlarının analizi.</text:p>
        </text:list-item>
      </text:list>
      <text:h text:style-name="Heading_20_4" text:outline-level="4">8. <text:span text:style-name="Strong_20_Emphasis">Çoklu Dil ve Para Birimi Desteği</text:span></text:h>
      <text:list text:style-name="L138">
        <text:list-item>
          <text:p text:style-name="P278"><text:span text:style-name="Strong_20_Emphasis">Çoklu Dil</text:span>: Ürün açıklamaları ve sipariş süreci dahil tüm e-ticaret işlemlerinin çok dilli olarak sunulabilmesi.</text:p>
        </text:list-item>
        <text:list-item>
          <text:p text:style-name="P277"><text:span text:style-name="Strong_20_Emphasis">Çoklu Para Birimi</text:span>: Kullanıcıların farklı para birimlerinde ürün fiyatlarını görüntüleyebilmesi ve ödeme yapabilmesi.</text:p>
        </text:list-item>
      </text:list>
      <text:h text:style-name="Heading_20_4" text:outline-level="4">9. <text:span text:style-name="Strong_20_Emphasis">Özelleştirilebilir Ürün Öneri Sistemleri</text:span></text:h>
      <text:list text:style-name="L139">
        <text:list-item>
          <text:p text:style-name="P280"><text:span text:style-name="Strong_20_Emphasis">Öneri Motoru</text:span>: Kullanıcılara, önceki alışverişlerine ve gezinti geçmişlerine dayalı ürün önerileri sunan sistem.</text:p>
        </text:list-item>
        <text:list-item>
          <text:p text:style-name="P279"><text:span text:style-name="Strong_20_Emphasis">Çapraz Satış ve Upsell</text:span>: Sepette veya ürün sayfalarında, kullanıcıların ilgisini çekebilecek tamamlayıcı veya daha üst segment ürünlerin gösterilmesi.</text:p>
        </text:list-item>
      </text:list>
      <text:h text:style-name="Heading_20_4" text:outline-level="4">10. <text:span text:style-name="Strong_20_Emphasis">Kupon ve Promosyon Yönetimi</text:span></text:h>
      <text:list text:style-name="L140">
        <text:list-item>
          <text:p text:style-name="P282"><text:span text:style-name="Strong_20_Emphasis">İndirim Kuponları</text:span>: Kullanıcıların belirli kupon kodlarını kullanarak indirim alabilmeleri.</text:p>
        </text:list-item>
        <text:list-item>
          <text:p text:style-name="P281"><text:span text:style-name="Strong_20_Emphasis">Promosyon Kampanyaları</text:span>: Belirli tarihler arasında geçerli kampanyaların yönetimi.</text:p>
        </text:list-item>
      </text:list>
      <text:h text:style-name="Heading_20_4" text:outline-level="4">11. <text:span text:style-name="Strong_20_Emphasis">Envanter Yönetimi</text:span></text:h>
      <text:list text:style-name="L141">
        <text:list-item>
          <text:p text:style-name="P284"><text:span text:style-name="Strong_20_Emphasis">Stok Güncellemeleri</text:span>: Ürünlerin stok durumu azaldığında veya tükendiğinde otomatik uyarılar.</text:p>
        </text:list-item>
        <text:list-item>
          <text:p text:style-name="P283"><text:span text:style-name="Strong_20_Emphasis">Stok Raporları</text:span>: Hangi ürünlerin stoklarının bitmeye yaklaştığını veya aşırı stokta olduğunu gösteren raporlar.</text:p>
        </text:list-item>
      </text:list>
      <text:h text:style-name="Heading_20_4" text:outline-level="4">12. <text:span text:style-name="Strong_20_Emphasis">Güvenlik ve Veri Koruma</text:span></text:h>
      <text:list text:style-name="L142">
        <text:list-item>
          <text:p text:style-name="P286"><text:span text:style-name="Strong_20_Emphasis">Veri Şifreleme</text:span>: Kullanıcı bilgileri ve ödeme verilerinin şifrelenerek korunması.</text:p>
        </text:list-item>
        <text:list-item>
          <text:p text:style-name="P286"><text:soft-page-break/><text:span text:style-name="Strong_20_Emphasis">Güvenli Giriş ve Kimlik Doğrulama</text:span>: İki faktörlü kimlik doğrulama (2FA) ve captcha koruması.</text:p>
        </text:list-item>
        <text:list-item>
          <text:p text:style-name="P285"><text:span text:style-name="Strong_20_Emphasis">GDPR Uyumlu Veri Yönetimi</text:span>: Kullanıcıların kişisel verilerini kontrol edebilmesi ve veri gizliliği politikalarına uygunluk.</text:p>
        </text:list-item>
      </text:list>
      <text:p text:style-name="Text_20_body">Bu e-ticaret desteği özellikleri, uygulamanın hem kullanıcılar hem de yöneticiler için kapsamlı ve kullanıcı dostu bir alışveriş deneyimi sunmasını sağlar. Bu modül, işletmelerin çevrimiçi satışlarını yönetmelerine ve müşteri memnuniyetini artırmalarına olanak tanır.</text:p>
      <text:h text:style-name="P1" text:outline-level="3">İletişim ve Form İşlevselliği</text:h>
      <text:p text:style-name="Text_20_body">İletişim ve form işlevselliği, kullanıcıların web sitesiyle etkileşime geçmesini ve geri bildirimde bulunmasını sağlayan önemli bir bileşendir. Bu başlık altında, web uygulamasında etkili bir iletişim deneyimi ve özelleştirilebilir formlar sunmak için gerekli özellikler ve araçlar detaylandırılmıştır.</text:p>
      <text:h text:style-name="Heading_20_4" text:outline-level="4">1. <text:span text:style-name="Strong_20_Emphasis">İletişim Formu</text:span></text:h>
      <text:list text:style-name="L143">
        <text:list-item>
          <text:p text:style-name="P288"><text:span text:style-name="Strong_20_Emphasis">Özelleştirilebilir Alanlar</text:span>: İsim, e-posta, telefon numarası, konu ve mesaj gibi alanların kolayca eklenip düzenlenebilmesi.</text:p>
        </text:list-item>
        <text:list-item>
          <text:p text:style-name="P288"><text:span text:style-name="Strong_20_Emphasis">Zorunlu Alanlar</text:span>: Belirli alanların kullanıcılar tarafından doldurulmasını zorunlu kılma (örneğin, e-posta ve mesaj alanları).</text:p>
        </text:list-item>
        <text:list-item>
          <text:p text:style-name="P288"><text:span text:style-name="Strong_20_Emphasis">Gelişmiş Form Validasyonu</text:span>: Kullanıcı girişlerinin doğruluğunu ve uygunluğunu kontrol eden otomatik validasyon kuralları.</text:p>
        </text:list-item>
        <text:list-item>
          <text:p text:style-name="P287"><text:span text:style-name="Strong_20_Emphasis">Captcha ve Güvenlik</text:span>: Spam ve otomatik gönderileri engellemek için reCAPTCHA veya diğer captcha araçlarının entegrasyonu.</text:p>
        </text:list-item>
      </text:list>
      <text:h text:style-name="Heading_20_4" text:outline-level="4">2. <text:span text:style-name="Strong_20_Emphasis">Anket ve Geri Bildirim Formları</text:span></text:h>
      <text:list text:style-name="L144">
        <text:list-item>
          <text:p text:style-name="P290"><text:span text:style-name="Strong_20_Emphasis">Anket Oluşturma</text:span>: Kullanıcıların belirli konularda geri bildirimde bulunmasını sağlamak için özelleştirilebilir anketler.</text:p>
        </text:list-item>
        <text:list-item>
          <text:p text:style-name="P290"><text:span text:style-name="Strong_20_Emphasis">Çoktan Seçmeli ve Açık Uçlu Sorular</text:span>: Anketlerin çeşitli soru türleriyle oluşturulabilmesi.</text:p>
        </text:list-item>
        <text:list-item>
          <text:p text:style-name="P289"><text:span text:style-name="Strong_20_Emphasis">Form Sonuçları ve Analiz</text:span>: Formlardan ve anketlerden gelen sonuçların yönetim panelinde analiz edilip raporlanabilmesi.</text:p>
        </text:list-item>
      </text:list>
      <text:h text:style-name="Heading_20_4" text:outline-level="4">3. <text:span text:style-name="Strong_20_Emphasis">Otomatik Yanıt ve Bildirimler</text:span></text:h>
      <text:list text:style-name="L145">
        <text:list-item>
          <text:p text:style-name="P292"><text:span text:style-name="Strong_20_Emphasis">Otomatik Yanıtlar</text:span>: Kullanıcıların iletişim formlarını doldurduktan sonra otomatik bir yanıt e-postası alması.</text:p>
        </text:list-item>
        <text:list-item>
          <text:p text:style-name="P291"><text:span text:style-name="Strong_20_Emphasis">Yönetici Bildirimleri</text:span>: Yeni bir form gönderildiğinde yöneticilere otomatik e-posta veya yönetim paneli bildirimi gönderilmesi.</text:p>
        </text:list-item>
      </text:list>
      <text:h text:style-name="Heading_20_4" text:outline-level="4">4. <text:span text:style-name="Strong_20_Emphasis">Dosya Yükleme Desteği</text:span></text:h>
      <text:list text:style-name="L146">
        <text:list-item>
          <text:p text:style-name="P294"><text:span text:style-name="Strong_20_Emphasis">Ek Yükleme</text:span>: Kullanıcıların formlar üzerinden dosya (örneğin, özgeçmiş, resim veya belge) yükleyebilmesi.</text:p>
        </text:list-item>
        <text:list-item>
          <text:p text:style-name="P293"><text:span text:style-name="Strong_20_Emphasis">Dosya Formatı ve Boyut Kısıtlamaları</text:span>: Yüklenen dosyaların formatını ve boyutunu sınırlandırma.</text:p>
        </text:list-item>
      </text:list>
      <text:h text:style-name="Heading_20_4" text:outline-level="4">5. <text:span text:style-name="Strong_20_Emphasis">Veritabanı Entegrasyonu ve Form Kayıtları</text:span></text:h>
      <text:list text:style-name="L147">
        <text:list-item>
          <text:p text:style-name="P296"><text:span text:style-name="Strong_20_Emphasis">Form Verilerinin Kaydedilmesi</text:span>: Gönderilen form verilerinin veritabanında saklanması ve gerektiğinde yönetim panelinden erişilebilir olması.</text:p>
        </text:list-item>
        <text:list-item>
          <text:p text:style-name="P295"><text:soft-page-break/><text:span text:style-name="Strong_20_Emphasis">Form Geçmişi</text:span>: Kullanıcıların daha önceki form gönderimlerinin kaydedilmesi ve takip edilebilmesi.</text:p>
        </text:list-item>
      </text:list>
      <text:h text:style-name="Heading_20_4" text:outline-level="4">6. <text:span text:style-name="Strong_20_Emphasis">Özelleştirilebilir Form Şablonları</text:span></text:h>
      <text:list text:style-name="L148">
        <text:list-item>
          <text:p text:style-name="P298"><text:span text:style-name="Strong_20_Emphasis">Hazır Şablonlar</text:span>: İletişim, geri bildirim, müşteri şikayetleri gibi yaygın form türleri için önceden hazırlanmış şablonlar.</text:p>
        </text:list-item>
        <text:list-item>
          <text:p text:style-name="P297"><text:span text:style-name="Strong_20_Emphasis">Sürükle-Bırak Form Oluşturucu</text:span>: Kullanıcıların, form alanlarını sürükleyip bırakarak hızlı bir şekilde form oluşturabilmesini sağlayan araç.</text:p>
        </text:list-item>
      </text:list>
      <text:h text:style-name="Heading_20_4" text:outline-level="4">7. <text:span text:style-name="Strong_20_Emphasis">İletişim Kanalları ve Entegrasyonlar</text:span></text:h>
      <text:list text:style-name="L149">
        <text:list-item>
          <text:p text:style-name="P300"><text:span text:style-name="Strong_20_Emphasis">Sosyal Medya ve Diğer Kanallar</text:span>: İletişim formu haricinde sosyal medya hesapları, WhatsApp ve diğer mesajlaşma platformları ile entegrasyon.</text:p>
        </text:list-item>
        <text:list-item>
          <text:p text:style-name="P299"><text:span text:style-name="Strong_20_Emphasis">Harita Entegrasyonu</text:span>: İletişim sayfasına işletmenin fiziksel konumunu göstermek için Google Maps veya diğer harita servisleri entegrasyonu.</text:p>
        </text:list-item>
      </text:list>
      <text:h text:style-name="Heading_20_4" text:outline-level="4">8. <text:span text:style-name="Strong_20_Emphasis">Çok Dilli Form Desteği</text:span></text:h>
      <text:list text:style-name="L150">
        <text:list-item>
          <text:p text:style-name="P302"><text:span text:style-name="Strong_20_Emphasis">Dil Seçenekleri</text:span>: Formların ve iletişim modüllerinin farklı dillerde sunulması.</text:p>
        </text:list-item>
        <text:list-item>
          <text:p text:style-name="P301"><text:span text:style-name="Strong_20_Emphasis">Dil Tabanlı Yanıtlar</text:span>: Kullanıcıların tercih ettiği dile göre otomatik yanıtların farklı dillerde gönderilmesi.</text:p>
        </text:list-item>
      </text:list>
      <text:h text:style-name="Heading_20_4" text:outline-level="4">9. <text:span text:style-name="Strong_20_Emphasis">Form Tasarımı ve Özelleştirme</text:span></text:h>
      <text:list text:style-name="L151">
        <text:list-item>
          <text:p text:style-name="P304"><text:span text:style-name="Strong_20_Emphasis">Form Stilleri</text:span>: Formların tasarımını ve stilini özelleştirme, CSS ile görsel değişiklikler yapma.</text:p>
        </text:list-item>
        <text:list-item>
          <text:p text:style-name="P303"><text:span text:style-name="Strong_20_Emphasis">Mobil Uyumlu Formlar</text:span>: Formların tüm cihazlarda sorunsuz çalışmasını sağlamak için duyarlı tasarım.</text:p>
        </text:list-item>
      </text:list>
      <text:h text:style-name="Heading_20_4" text:outline-level="4">10. <text:span text:style-name="Strong_20_Emphasis">Gizlilik ve Güvenlik</text:span></text:h>
      <text:list text:style-name="L152">
        <text:list-item>
          <text:p text:style-name="P306"><text:span text:style-name="Strong_20_Emphasis">Veri Koruma</text:span>: Formlarda toplanan verilerin GDPR ve diğer veri koruma düzenlemelerine uygun olarak saklanması ve işlenmesi.</text:p>
        </text:list-item>
        <text:list-item>
          <text:p text:style-name="P305"><text:span text:style-name="Strong_20_Emphasis">Şifreleme</text:span>: Form verilerinin sunucuya şifreli olarak iletilmesi.</text:p>
        </text:list-item>
      </text:list>
      <text:h text:style-name="Heading_20_4" text:outline-level="4">11. <text:span text:style-name="Strong_20_Emphasis">Form Performansı ve Optimizasyon</text:span></text:h>
      <text:list text:style-name="L153">
        <text:list-item>
          <text:p text:style-name="P308"><text:span text:style-name="Strong_20_Emphasis">Form Gönderim Hızı</text:span>: Formların hızlı bir şekilde gönderilmesini sağlamak için optimizasyon araçları.</text:p>
        </text:list-item>
        <text:list-item>
          <text:p text:style-name="P307"><text:span text:style-name="Strong_20_Emphasis">Veri Yedekleme</text:span>: Form gönderimlerinin düzenli yedeklenmesi ve kaybolmasını önlemek için koruma önlemleri.</text:p>
        </text:list-item>
      </text:list>
      <text:h text:style-name="Heading_20_4" text:outline-level="4">12. <text:span text:style-name="Strong_20_Emphasis">Form İstatistikleri ve Analitik</text:span></text:h>
      <text:list text:style-name="L154">
        <text:list-item>
          <text:p text:style-name="P310"><text:span text:style-name="Strong_20_Emphasis">Form Görüntülenme ve Gönderim Sayıları</text:span>: Her formun kaç kez görüntülendiği ve gönderildiği gibi metriklerin yönetim panelinde görüntülenmesi.</text:p>
        </text:list-item>
        <text:list-item>
          <text:p text:style-name="P309"><text:span text:style-name="Strong_20_Emphasis">Kullanıcı Etkileşim Analizi</text:span>: Kullanıcıların form alanlarında ne kadar zaman geçirdiğini ve hangi alanların sıkça terk edildiğini analiz etme.</text:p>
        </text:list-item>
      </text:list>
      <text:p text:style-name="Text_20_body">Bu iletişim ve form işlevselliği özellikleri, uygulamanın kullanıcılarla etkili bir iletişim kurmasını ve geri bildirimleri hızlıca almasını sağlar. Özelleştirilebilir yapısıyla kullanıcı deneyimini artırır ve işletmelerin müşteri ilişkilerini daha iyi yönetmesine yardımcı olur.</text:p>
      <text:p text:style-name="P2"><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2T00:22:11.793000000</meta:creation-date>
    <dc:date>2024-11-02T00:55:20.902000000</dc:date>
    <meta:editing-duration>PT33M</meta:editing-duration>
    <meta:editing-cycles>20</meta:editing-cycles>
    <meta:generator>LibreOffice/7.5.3.2$Windows_X86_64 LibreOffice_project/9f56dff12ba03b9acd7730a5a481eea045e468f3</meta:generator>
    <meta:document-statistic meta:table-count="0" meta:image-count="0" meta:object-count="0" meta:page-count="27" meta:paragraph-count="625" meta:word-count="7032" meta:character-count="55244" meta:non-whitespace-character-count="49266"/>
  </office:meta>
</office:document-meta>
</file>